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Chicago" svg:font-family="Chicago" style:font-pitch="variable"/>
    <style:font-face style:name="Monaco" svg:font-family="Monaco" style:font-pitch="variable"/>
    <style:font-face style:name="New York" svg:font-family="'New York'" style:font-pitch="variable"/>
    <style:font-face style:name="PalatinoTürk" svg:font-family="PalatinoTürk" style:font-pitch="variable"/>
    <style:font-face style:name="TimesTürk" svg:font-family="TimesTürk"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_2a_">
      <style:text-properties style:font-name="DejaVu Sans"/>
    </style:style>
    <style:style style:name="P2" style:family="paragraph" style:parent-style-name="ALINTI_2a_">
      <style:paragraph-properties>
        <style:tab-stops>
          <style:tab-stop style:position="7.601cm" style:type="right"/>
        </style:tab-stops>
      </style:paragraph-properties>
      <style:text-properties style:font-name="DejaVu Sans"/>
    </style:style>
    <style:style style:name="P3" style:family="paragraph" style:parent-style-name="ALINTI_2a_">
      <style:paragraph-properties fo:line-height="0.282cm"/>
      <style:text-properties style:font-name="DejaVu Sans"/>
    </style:style>
    <style:style style:name="P4" style:family="paragraph" style:parent-style-name="ALINTI_2a_">
      <style:paragraph-properties fo:line-height="0.247cm"/>
      <style:text-properties style:font-name="DejaVu Sans" fo:font-size="8pt" style:font-size-asian="8pt"/>
    </style:style>
    <style:style style:name="P5" style:family="paragraph" style:parent-style-name="ALT_20_ARA_20_BASLIK">
      <style:text-properties style:font-name="DejaVu Sans"/>
    </style:style>
    <style:style style:name="P6" style:family="paragraph" style:parent-style-name="ANA_20_METIN">
      <style:text-properties style:font-name="DejaVu Sans"/>
    </style:style>
    <style:style style:name="P7" style:family="paragraph" style:parent-style-name="ANA_20_METIN">
      <style:text-properties style:font-name="DejaVu Sans" fo:font-size="12pt" fo:font-style="italic" fo:font-weight="bold" style:font-size-asian="12pt" style:font-style-asian="italic" style:font-weight-asian="bold"/>
    </style:style>
    <style:style style:name="P8" style:family="paragraph" style:parent-style-name="ANA_20_METIN">
      <style:text-properties style:font-name="DejaVu Sans" fo:font-size="12pt" style:font-size-asian="12pt"/>
    </style:style>
    <style:style style:name="P9" style:family="paragraph" style:parent-style-name="ANA_20_METIN">
      <style:text-properties style:font-name="DejaVu Sans" fo:font-size="12pt" style:font-size-asian="12pt" style:font-name-complex="Monaco"/>
    </style:style>
    <style:style style:name="P10" style:family="paragraph" style:parent-style-name="ANA_20_METIN">
      <style:paragraph-properties>
        <style:tab-stops>
          <style:tab-stop style:position="9.031cm" style:type="right"/>
        </style:tab-stops>
      </style:paragraph-properties>
      <style:text-properties style:font-name="DejaVu Sans"/>
    </style:style>
    <style:style style:name="P11" style:family="paragraph" style:parent-style-name="ANA_20_METIN">
      <style:text-properties style:font-name="DejaVu Sans" style:font-name-complex="Chicago"/>
    </style:style>
    <style:style style:name="P12" style:family="paragraph" style:parent-style-name="ANA_20_METIN">
      <style:paragraph-properties fo:margin-left="0cm" fo:margin-right="0cm" fo:text-indent="0cm" style:auto-text-indent="false"/>
      <style:text-properties style:font-name="DejaVu Sans"/>
    </style:style>
    <style:style style:name="P13" style:family="paragraph" style:parent-style-name="ANA_20_METIN">
      <style:paragraph-properties fo:break-before="page"/>
      <style:text-properties style:font-name="DejaVu Sans"/>
    </style:style>
    <style:style style:name="P14" style:family="paragraph" style:parent-style-name="ARA_20_BASLIK">
      <style:text-properties style:font-name="DejaVu Sans"/>
    </style:style>
    <style:style style:name="P15" style:family="paragraph" style:parent-style-name="ARA_20_BASLIK_20_ALT">
      <style:text-properties style:font-name="DejaVu Sans"/>
    </style:style>
    <style:style style:name="P16" style:family="paragraph" style:parent-style-name="ARA_20_BASLIK_20_UST">
      <style:text-properties style:font-name="DejaVu Sans"/>
    </style:style>
    <style:style style:name="P17" style:family="paragraph" style:parent-style-name="AYET">
      <style:text-properties style:font-name="DejaVu Sans"/>
    </style:style>
    <style:style style:name="P18" style:family="paragraph" style:parent-style-name="Standard">
      <style:paragraph-properties fo:text-align="justify" style:justify-single-word="false"/>
    </style:style>
    <style:style style:name="P19" style:family="paragraph" style:parent-style-name="Standard">
      <style:text-properties style:font-name="DejaVu Sans"/>
    </style:style>
    <style:style style:name="P20" style:family="paragraph" style:parent-style-name="Standard">
      <style:paragraph-properties fo:text-align="justify" style:justify-single-word="false"/>
      <style:text-properties style:font-name="DejaVu Sans" fo:font-style="italic" style:font-style-asian="italic"/>
    </style:style>
    <style:style style:name="P21" style:family="paragraph" style:parent-style-name="Standard">
      <style:paragraph-properties fo:text-align="justify" style:justify-single-word="false"/>
      <style:text-properties style:font-name="DejaVu Sans" fo:font-style="italic" fo:font-weight="bold" style:font-style-asian="italic" style:font-weight-asian="bold" style:font-name-complex="Chicago"/>
    </style:style>
    <style:style style:name="P22" style:family="paragraph" style:parent-style-name="Standard">
      <style:paragraph-properties fo:text-align="justify" style:justify-single-word="false"/>
      <style:text-properties style:font-name="DejaVu Sans"/>
    </style:style>
    <style:style style:name="P23" style:family="paragraph" style:parent-style-name="Standard">
      <style:paragraph-properties fo:text-align="justify" style:justify-single-word="false"/>
      <style:text-properties style:font-name="DejaVu Sans" style:font-name-asian="New York"/>
    </style:style>
    <style:style style:name="P24" style:family="paragraph" style:parent-style-name="Standard">
      <style:text-properties style:font-name="DejaVu Sans" style:font-name-complex="Monaco"/>
    </style:style>
    <style:style style:name="P25" style:family="paragraph" style:parent-style-name="Standard" style:list-style-name="">
      <style:text-properties style:font-name="DejaVu Sans"/>
    </style:style>
    <style:style style:name="P26" style:family="paragraph" style:parent-style-name="Standard">
      <style:paragraph-properties fo:text-align="justify" style:justify-single-word="false"/>
      <style:text-properties style:font-name="DejaVu Sans" style:font-name-complex="Chicago"/>
    </style:style>
    <style:style style:name="P27" style:family="paragraph" style:parent-style-name="Standard">
      <style:paragraph-properties fo:text-align="justify" style:justify-single-word="false"/>
      <style:text-properties style:font-name="DejaVu Sans" fo:font-weight="bold" style:font-weight-asian="bold" style:font-name-complex="Monaco"/>
    </style:style>
    <style:style style:name="P28" style:family="paragraph" style:parent-style-name="Standard">
      <style:paragraph-properties fo:text-align="justify" style:justify-single-word="false"/>
      <style:text-properties style:font-name="DejaVu Sans" fo:font-size="14pt" fo:font-weight="bold" style:font-size-asian="14pt" style:font-weight-asian="bold" style:font-name-complex="Monaco"/>
    </style:style>
    <style:style style:name="P29" style:family="paragraph" style:parent-style-name="Standard">
      <style:paragraph-properties fo:text-align="justify" style:justify-single-word="false"/>
      <style:text-properties style:font-name="DejaVu Sans" fo:font-size="14pt" style:font-size-asian="14pt" style:font-name-complex="Monaco"/>
    </style:style>
    <style:style style:name="P30" style:family="paragraph" style:parent-style-name="Standard">
      <style:paragraph-properties fo:margin-left="0cm" fo:margin-right="0cm" fo:text-indent="0.799cm" style:auto-text-indent="false"/>
    </style:style>
    <style:style style:name="P31" style:family="paragraph" style:parent-style-name="Standard">
      <style:paragraph-properties fo:margin-left="0cm" fo:margin-right="0cm" fo:text-indent="0.799cm" style:auto-text-indent="false"/>
      <style:text-properties style:font-name="DejaVu Sans"/>
    </style:style>
    <style:style style:name="P32" style:family="paragraph" style:parent-style-name="Standard">
      <style:paragraph-properties fo:margin-left="0cm" fo:margin-right="0cm" fo:text-align="justify" style:justify-single-word="false" fo:text-indent="1.27cm" style:auto-text-indent="false"/>
      <style:text-properties style:font-name="DejaVu Sans"/>
    </style:style>
    <style:style style:name="P33" style:family="paragraph" style:parent-style-name="Standard">
      <style:paragraph-properties fo:margin-left="0cm" fo:margin-right="0cm" fo:text-align="justify" style:justify-single-word="false" fo:text-indent="1.27cm" style:auto-text-indent="false"/>
      <style:text-properties style:font-name="DejaVu Sans" style:font-name-complex="Chicago"/>
    </style:style>
    <style:style style:name="P34" style:family="paragraph" style:parent-style-name="Standard">
      <style:paragraph-properties fo:text-align="justify" style:justify-single-word="false" fo:break-before="page"/>
      <style:text-properties style:font-name="DejaVu Sans" fo:font-size="13pt" fo:letter-spacing="0.018cm" style:font-size-asian="13pt"/>
    </style:style>
    <style:style style:name="P35" style:family="paragraph" style:parent-style-name="Standard">
      <style:paragraph-properties fo:text-align="justify" style:justify-single-word="false" fo:keep-with-next="always"/>
      <style:text-properties style:font-name="DejaVu Sans" fo:font-style="italic" fo:font-weight="bold" style:font-style-asian="italic" style:font-weight-asian="bold" style:font-name-complex="Chicago"/>
    </style:style>
    <style:style style:name="P36" style:family="paragraph" style:parent-style-name="Standard" style:master-page-name="Standard">
      <style:paragraph-properties fo:text-align="justify" style:justify-single-word="false" style:page-number="1"/>
      <style:text-properties style:font-name="DejaVu Sans" fo:font-style="italic" style:font-style-asian="italic"/>
    </style:style>
    <style:style style:name="P37" style:family="paragraph" style:parent-style-name="kutu_20_alinti">
      <style:text-properties style:font-name="DejaVu Sans"/>
    </style:style>
    <style:style style:name="P38" style:family="paragraph" style:parent-style-name="kutu_20_alinti">
      <style:paragraph-properties fo:break-before="page"/>
      <style:text-properties fo:color="#000000" style:font-name="DejaVu Sans" fo:font-size="13pt" fo:letter-spacing="0.018cm" style:font-size-asian="13pt"/>
    </style:style>
    <style:style style:name="P39" style:family="paragraph" style:parent-style-name="kutu_20_anametin">
      <style:text-properties fo:color="#000000" style:font-name="DejaVu Sans"/>
    </style:style>
    <style:style style:name="P40" style:family="paragraph" style:parent-style-name="kutu_20_anametin">
      <style:text-properties style:font-name="DejaVu Sans"/>
    </style:style>
    <style:style style:name="P41" style:family="paragraph" style:parent-style-name="kutu_20_anametin">
      <style:paragraph-properties fo:break-before="page"/>
      <style:text-properties fo:color="#000000" style:font-name="DejaVu Sans" fo:font-size="13pt" fo:letter-spacing="0.018cm" style:font-size-asian="13pt"/>
    </style:style>
    <style:style style:name="P42" style:family="paragraph" style:parent-style-name="kutu_20_arabaslik">
      <style:text-properties style:font-name="DejaVu Sans"/>
    </style:style>
    <style:style style:name="T1" style:family="text">
      <style:text-properties fo:font-style="italic" style:font-style-asian="italic"/>
    </style:style>
    <style:style style:name="T2" style:family="text">
      <style:text-properties fo:font-style="italic" fo:font-weight="bold" style:font-style-asian="italic" style:font-weight-asian="bold" style:font-name-complex="Chicago"/>
    </style:style>
    <style:style style:name="T3" style:family="text">
      <style:text-properties fo:font-size="9.5pt" fo:font-style="normal" fo:font-weight="normal" style:font-size-asian="9.5pt" style:font-style-asian="normal" style:font-weight-asian="normal" style:font-name-complex="PalatinoTürk"/>
    </style:style>
    <style:style style:name="T4" style:family="text">
      <style:text-properties fo:font-size="9.5pt" fo:font-style="italic" fo:font-weight="normal" style:font-size-asian="9.5pt" style:font-style-asian="italic" style:font-weight-asian="normal" style:font-name-complex="PalatinoTürk"/>
    </style:style>
    <style:style style:name="T5" style:family="text">
      <style:text-properties style:font-name="PalatinoTürk" fo:font-size="9.5pt" fo:font-style="normal" fo:font-weight="normal" style:font-size-asian="9.5pt" style:font-style-asian="normal" style:font-weight-asian="normal" style:font-name-complex="PalatinoTürk"/>
    </style:style>
    <style:style style:name="T6" style:family="text">
      <style:text-properties style:font-name="PalatinoTürk" fo:font-size="9.5pt" fo:font-style="italic" fo:font-weight="normal" style:font-size-asian="9.5pt" style:font-style-asian="italic" style:font-weight-asian="normal" style:font-name-complex="PalatinoTürk"/>
    </style:style>
    <style:style style:name="T7" style:family="text">
      <style:text-properties style:font-name-asian="New York"/>
    </style:style>
    <style:style style:name="T8" style:family="text">
      <style:text-properties fo:font-weight="bold" style:font-weight-asian="bold"/>
    </style:style>
    <style:style style:name="T9" style:family="text">
      <style:text-properties style:font-name="Monaco" style:font-name-complex="Monaco"/>
    </style:style>
    <style:style style:name="T10" style:family="text">
      <style:text-properties style:font-name="Monaco" fo:font-size="12pt" style:font-size-asian="12pt" style:font-name-complex="Monaco"/>
    </style:style>
    <style:style style:name="T11" style:family="text">
      <style:text-properties style:font-name="Monaco" fo:font-size="12pt" fo:font-weight="bold" style:font-size-asian="12pt" style:font-weight-asian="bold" style:font-name-complex="Monaco"/>
    </style:style>
    <style:style style:name="T12" style:family="text">
      <style:text-properties style:font-name-complex="Monaco"/>
    </style:style>
    <style:style style:name="T13" style:family="text">
      <style:text-properties fo:letter-spacing="normal"/>
    </style:style>
    <style:style style:name="T14" style:family="text">
      <style:text-properties fo:letter-spacing="normal" fo:font-style="italic" fo:font-weight="bold" style:font-style-asian="italic" style:font-weight-asian="bold"/>
    </style:style>
    <style:style style:name="T15" style:family="text">
      <style:text-properties fo:font-size="12pt" fo:letter-spacing="normal" style:font-size-asian="12pt"/>
    </style:style>
    <style:style style:name="T16" style:family="text">
      <style:text-properties fo:font-size="12pt" fo:letter-spacing="normal" style:font-size-asian="12pt" style:font-name-complex="Chicago"/>
    </style:style>
    <style:style style:name="T17" style:family="text">
      <style:text-properties fo:font-size="12pt" style:font-size-asian="12pt"/>
    </style:style>
    <style:style style:name="T18" style:family="text">
      <style:text-properties fo:font-size="12pt" style:font-size-asian="12pt" style:font-name-complex="Chicago"/>
    </style:style>
    <style:style style:name="T19" style:family="text">
      <style:text-properties fo:font-size="12pt" style:font-size-asian="12pt" style:font-name-complex="Monaco"/>
    </style:style>
    <style:style style:name="T20" style:family="text">
      <style:text-properties fo:font-size="12pt" fo:font-weight="normal" style:font-size-asian="12pt" style:font-weight-asian="normal"/>
    </style:style>
    <style:style style:name="T21" style:family="text">
      <style:text-properties fo:font-size="12pt" fo:font-weight="normal" style:font-size-asian="12pt" style:font-weight-asian="normal" style:font-name-complex="Chicago"/>
    </style:style>
    <style:style style:name="T22" style:family="text">
      <style:text-properties fo:font-size="12pt" fo:font-style="italic" fo:font-weight="bold" style:font-size-asian="12pt" style:font-style-asian="italic" style:font-weight-asian="bold"/>
    </style:style>
    <style:style style:name="T23" style:family="text">
      <style:text-properties fo:font-size="12pt" fo:font-style="italic" style:font-size-asian="12pt" style:font-style-asian="italic" style:font-name-complex="Chicago"/>
    </style:style>
    <style:style style:name="T24" style:family="text">
      <style:text-properties fo:font-size="12pt" fo:font-weight="bold" style:font-size-asian="12pt" style:font-weight-asian="bold" style:font-name-complex="Chicago"/>
    </style:style>
    <style:style style:name="T25" style:family="text">
      <style:text-properties fo:font-size="12pt" fo:font-weight="bold" style:font-size-asian="12pt" style:font-weight-asian="bold" style:font-name-complex="Monaco"/>
    </style:style>
    <style:style style:name="T26" style:family="text">
      <style:text-properties fo:font-size="13pt" fo:letter-spacing="0.018cm" style:font-size-asian="13pt"/>
    </style:style>
    <style:style style:name="T27" style:family="text">
      <style:text-properties style:text-position="30% 100%"/>
    </style:style>
    <style:style style:name="T28" style:family="text">
      <style:text-properties style:text-position="30% 100%" fo:font-size="10pt" style:font-size-asian="10pt"/>
    </style:style>
    <style:style style:name="T29" style:family="text">
      <style:text-properties fo:color="#000000" style:text-position="30% 100%" fo:font-size="10pt" style:font-size-asian="10pt"/>
    </style:style>
    <style:style style:name="T30" style:family="text">
      <style:text-properties fo:color="#000000" fo:font-size="12pt" style:font-size-asian="12pt"/>
    </style:style>
    <style:style style:name="T31" style:family="text">
      <style:text-properties fo:color="#000000" fo:font-size="12pt" style:font-size-asian="12pt" style:font-name-complex="Chicago"/>
    </style:style>
    <style:style style:name="T32" style:family="text">
      <style:text-properties fo:color="#000000" style:font-name="Chicago" fo:font-size="12pt" style:font-size-asian="12pt" style:font-name-complex="Chicago"/>
    </style:style>
    <style:style style:name="T33" style:family="text">
      <style:text-properties style:font-name="Chicago" style:font-name-complex="Chicago"/>
    </style:style>
    <style:style style:name="T34" style:family="text">
      <style:text-properties style:font-name="Chicago" fo:font-size="12pt" fo:letter-spacing="normal" style:font-size-asian="12pt" style:font-name-complex="Chicago"/>
    </style:style>
    <style:style style:name="T35" style:family="text">
      <style:text-properties style:font-name="Chicago" fo:font-size="12pt" style:font-size-asian="12pt" style:font-name-complex="Chicago"/>
    </style:style>
    <style:style style:name="T36" style:family="text">
      <style:text-properties style:font-name="Chicago" fo:font-size="12pt" fo:font-weight="bold" style:font-size-asian="12pt" style:font-weight-asian="bold" style:font-name-complex="Chicago"/>
    </style:style>
    <style:style style:name="T37" style:family="text">
      <style:text-properties style:font-name="Chicago" fo:font-size="12pt" fo:font-weight="normal" style:font-size-asian="12pt" style:font-weight-asian="normal" style:font-name-complex="Chicago"/>
    </style:style>
    <style:style style:name="T38" style:family="text">
      <style:text-properties style:font-name="Chicago" fo:font-size="12pt" fo:font-style="italic" style:font-size-asian="12pt" style:font-style-asian="italic" style:font-name-complex="Chicago"/>
    </style:style>
    <style:style style:name="T39" style:family="text">
      <style:text-properties style:font-name="Chicago" fo:font-style="italic" fo:font-weight="bold" style:font-style-asian="italic" style:font-weight-asian="bold" style:font-name-complex="Chicago"/>
    </style:style>
    <style:style style:name="T40" style:family="text">
      <style:text-properties style:font-name-complex="Chicago"/>
    </style:style>
    <style:style style:name="T41" style:family="text">
      <style:text-properties fo:color="#000000"/>
    </style:style>
    <style:style style:name="T42" style:family="text">
      <style:text-properties style:text-underline-style="solid" style:text-underline-width="auto" style:text-underline-color="font-color" fo:font-weight="bold" style:font-weight-asian="bold"/>
    </style:style>
    <style:style style:name="T43" style:family="text">
      <style:text-properties style:font-name="DejaVu Sans"/>
    </style:style>
    <style:style style:name="T44" style:family="text">
      <style:text-properties style:font-name="DejaVu Sans" fo:font-size="9.5pt" fo:font-style="normal" fo:font-weight="normal" style:font-size-asian="9.5pt" style:font-style-asian="normal" style:font-weight-asian="normal" style:font-name-complex="PalatinoTürk"/>
    </style:style>
    <style:style style:name="T45" style:family="text">
      <style:text-properties style:font-name="DejaVu Sans" fo:font-size="9.5pt" fo:font-style="italic" fo:font-weight="normal" style:font-size-asian="9.5pt" style:font-style-asian="italic" style:font-weight-asian="normal" style:font-name-complex="PalatinoTürk"/>
    </style:style>
    <style:style style:name="T46" style:family="text">
      <style:text-properties style:font-name="DejaVu Sans" style:font-name-asian="New York"/>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BACK COVER</text:p>
      <text:p text:style-name="P20"/>
      <text:p text:style-name="P20">Darwinism lies at the root of those movements that are currently disrupting attempts at world peace and forestalling an atmosphere of cooperation and security. It’s vitally important that mankind be warned against Darwinism’s deceptions and propaganda, and that its intellectual threats be neutralized. <text:s/>Rather than ignoring the threat it poses, sincere Muslims must strive to become aware of this dangerous idea and mobilize all their resources to eradicate it. <text:s/></text:p>
      <text:p text:style-name="P20">But those who fail to understand Darwinism and the threats it poses cannot comprehend the importance of the intellectual struggle against it. This book explains that struggle’s vital importance and examines the excuses advanced by those seeking to avoid participating in it.</text:p>
      <text:p text:style-name="P20"/>
      <text:p text:style-name="P20">ABOUT THE AUTHOR</text:p>
      <text:p text:style-name="P20">Adnan Oktar, who writes under the pen-name Harun Yahya, was born in Ankara in 1956. He studied arts at Istanbul's Mimar Sinan University, and philosophy at Istanbul University. Since the 1980s, the author has published many books on political, faith-related and scientific issues. Greatly appreciated all around the world, these works have been instrumental in helping many to return their faith in God, and, in many others, to gain a deeper insight into their faith. Harun Yahya's books appeal to all kinds of readers, regardless of their age, race, or nationality, for they focus on one objective: to broaden the reader's perspective by encouraging him or her to think about a number of critical issues, such as the existence of God and His unity, and to live by the values He prescribed for them.</text:p>
      <text:p text:style-name="P20"/>
      <text:p text:style-name="P20"/>
      <text:p text:style-name="P20"/>
      <text:p text:style-name="P20">THE INTELLECTUAL STRUGGLE AGAINST DARWINISM</text:p>
      <text:p text:style-name="P20"/>
      <text:p text:style-name="P20">To The Reader</text:p>
      <text:p text:style-name="P20"/>
      <text:p text:style-name="P20"/>
      <text:p text:style-name="P20"/>
      <text:p text:style-name="P20">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s, we think it appropriate to devote a chapter to summarize this subject. </text:p>
      <text:p text:style-name="P20">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s that everyone of every age and from every social group can easily understand them. Thanks to their effective, lucid narrative, they can be read at one sitting. <text:soft-page-break/>Even those who rigorously reject spirituality are influenced by the facts these books document and cannot refute the truthfulness of their contents. </text:p>
      <text:p text:style-name="P20">This and all the other books by the author can be read individually, or discussed in a group. Readers eager to profit from the books will find discussion very useful, letting them relate their reflections and experiences to one another. </text:p>
      <text:p text:style-name="P20">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p>
      <text:p text:style-name="P20">We hope the reader will look through the reviews of his other books at the back of this book. His rich source material on faith-related issues is very useful, and a pleasure to read. </text:p>
      <text:p text:style-name="P20">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text:p>
      <text:p text:style-name="P20"/>
      <text:p text:style-name="P20"/>
      <text:p text:style-name="P20"/>
      <text:p text:style-name="P20">About the Author</text:p>
      <text:p text:style-name="P20"/>
      <text:p text:style-name="P20"/>
      <text:p text:style-name="P20"/>
      <text:p text:style-name="P20"/>
      <text:p text:style-name="P20"/>
      <text:p text:style-name="P20">Now writing under the pen-name of HARUN YAHYA, Adnan Oktar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p>
      <text:p text:style-name="P20">Harun Yahya's works, translated into 57 different languages, constitute a collection for a total of more than 45,000 pages with 30,000 illustrations. </text:p>
      <text:p text:style-name="P20">His pen-name is a composite of the names Harun (Aaron) and Yahya (John), in memory of the two esteemed Prophets who fought against their peoples' lack of faith. The Prophet's seal on his books' covers is symbolic and is linked to their contents. It represents the Qur'an (the Final Scripture) and Prophet Muhammad (may God bless him and grant him peace), last of the prophets. Under the guidance of the Qur'an and the Sunnah (teachings of the Prophet [may God bless him and grant him peace]), the author makes it his purpose to disprove each fundamental tenet of irreligious ideologies and to have the "last word," so as to completely silence the objections raised against religion. He uses the seal of the <text:soft-page-break/>final Prophet (may God bless him and grant him peace), who attained ultimate wisdom and moral perfection, as a sign of his intention to offer the last word. </text:p>
      <text:p text:style-name="P20">All of Harun Yahya's works share one single goal: to convey the Qur'an's message, encourage readers to consider basic faith-related issues such as God's existence and unity and the Hereafter; and to expose irreligious systems' feeble foundations and perverted ideologies. </text:p>
      <text:p text:style-name="P20">Harun Yahya enjoys a wide readership in many countries, from India to America, England to Indonesia, Poland to Bosnia, Spain to Brazil, Malaysia to Italy, France to Bulgaria and Russia. Some of his books are available in English, French, German, Spanish, Italian, Portuguese, Urdu, Arabic, Albanian, Chinese, Swahili, Hausa, Dhivehi (spoken in Mauritius), Russian, Serbo-Croat (Bosnian), Polish, Malay, Uygur Turkish, Indonesian, Bengali, Danish and Swedish. </text:p>
      <text:p text:style-name="P20">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p>
      <text:p text:style-name="P20">This is no doubt a result of the Qur'an's wisdom and lucidity. The author modestly intends to serve as a means in humanity's search for God's right path. No material gain is sought in the publication of these works.</text:p>
      <text:p text:style-name="P20">Those who encourage others to read these books, to open their minds and hearts and guide them to become more devoted servants of God, render an invaluable service. </text:p>
      <text:p text:style-name="P20">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p>
      <text:p text:style-name="P20">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p>
      <text:p text:style-name="P31"><text:soft-page-break/><text:span text:style-name="T1">In this effort, the books of Harun Yahya assume a leading role. By the will of God, these books will be a means through which people in the twenty-first century <text:s/></text:span>will attain the peace, justice, and happiness promised in the Qur'an.</text:p>
      <text:p text:style-name="P30"><text:span text:style-name="Normal1"><text:span text:style-name="T44"/></text:span></text:p>
      <text:p text:style-name="P18"><text:span text:style-name="Normal1"><text:span text:style-name="T45"/></text:span></text:p>
      <text:p text:style-name="P20"/>
      <text:p text:style-name="P20">All translations from the Qur’an are from The Noble Qur’an: a New rendering of its Meaning in English by Hajj Abdalhaqq and Aisha Bewley, published by Bookwork, Norwich, UK. 1420 CE/1999 AH.</text:p>
      <text:p text:style-name="P20"/>
      <text:p text:style-name="P22"/>
      <text:p text:style-name="P22">Published by:</text:p>
      <text:p text:style-name="P22">GLOBAL PUBLISHING </text:p>
      <text:p text:style-name="P22">Talatpaşa Mah. Emirgazi Caddesi Ibrahim Elmas İş Merkezi A Blok Kat 4 Okmeydanı – Istanbul / Turkey </text:p>
      <text:p text:style-name="P22">Phone: (+90 212) 222 00 88</text:p>
      <text:p text:style-name="P22">Translated by: Carl N. Rossini</text:p>
      <text:p text:style-name="P22">Edited by: Timothy Messman</text:p>
      <text:p text:style-name="P23"><text:s/></text:p>
      <text:p text:style-name="P18"><text:span text:style-name="T46"><text:s/></text:span><text:a xlink:type="simple" xlink:href="http://www.harunyahya.com/" text:style-name="Internet_20_link" text:visited-style-name="Visited_20_Internet_20_Link"><text:span text:style-name="Internet_20_link"><text:span text:style-name="T43">www.harunyahya.com</text:span></text:span></text:a></text:p>
      <text:p text:style-name="P22"/>
      <text:p text:style-name="P22"/>
      <text:p text:style-name="P22">CONTENTS</text:p>
      <text:p text:style-name="P22"/>
      <text:p text:style-name="P22">INTRODUCTION</text:p>
      <text:p text:style-name="P22"/>
      <text:p text:style-name="P22">1. ATTEMPTS TO ISLAMICIZE DARWINISM; A PASSIVE, HOPELESS AND DEFEATIST STRUGGLE</text:p>
      <text:p text:style-name="P22"/>
      <text:p text:style-name="P22">2. WHAT KIND OF DANGERS DOES DARWINISM POSE?</text:p>
      <text:p text:style-name="P22"/>
      <text:p text:style-name="P22">3. HOW CAN DARWINISM BE COMBATTED?</text:p>
      <text:p text:style-name="P22"/>
      <text:p text:style-name="P22">CONCLUSION: The Evolution Deceit</text:p>
      <text:p text:style-name="P22"/>
      <text:p text:style-name="P22"/>
      <text:p text:style-name="P22">INTRODUCTION</text:p>
      <text:p text:style-name="P22"/>
      <text:p text:style-name="P12">Darwinism denies the existence and oneness of God and the responsibility of all people to our Lord. The foundation of materialism and the movements that it represents are incompatible with religious moral values. For that reason—out of their ideological concerns—, Darwinism's adherents are still making efforts made to preserve it, even though it has been refuted scientifically. </text:p>
      <text:p text:style-name="P6">Darwinists and materialists alike maintain that man, the universe, and all it contains are all the products of blind chance. They claim that because they regard human beings as a species of animal, then relationships between humans should be animalistic in nature. This perverted view <text:soft-page-break/>regards selfishness, ruthlessness, conflict and murder as perfectly justified according to the <text:span text:style-name="T1">survival of the fittest</text:span>. It regards such feelings as compassion, love, affection and respect as obstacles that retard the process of evolution. Under Darwinist indoctrination, people are brought up to scorn altruism and compassionate love for others, and to become cruel, aggressive and self-interested. </text:p>
      <text:p text:style-name="P6">For some 150 years now, Darwinism has been indoctrinating societies with atheism, immorality, anarchy and conflict—and this has led to terrible social catastrophes. The 20th century, a period of wars, massacres, anarchy and terror, is proof of this. Some nations regarded other populations as species of animals that had not yet completed the so-called evolutionary process. They imagined that progress was only possible through conflict, believed that the savage laws of nature also applied to human beings, and turned the world into a massive lake of blood.</text:p>
      <text:p text:style-name="P6">Darwinist propaganda is still being promulgated intensively today. Young people are encouraged to think they have no responsibility to anyone but themselves, and are thus directed towards immorality, to the oppression of others by being told that other people are of no worth. They are encouraged toward chaos, anarchy and terror, with the claim that these are all justified. </text:p>
      <text:p text:style-name="P6">Given that many countries are struggling with the social problems stemming from Darwinism, it is vitally important to be warned against Darwinist indoctrination and deceptions, in order that such a grave peril be intellectually neutralized. Yet those who fail to understand Darwinism and the threats it poses are also unable to comprehend the importance of the intellectual struggle against it. <text:s/></text:p>
      <text:p text:style-name="P6">Rather than joining in the intellectual struggle against Darwinism, these individuals resort to various means to ignore and avoid it. Some seek to trivialize this intellectual struggle by saying, "Darwinism is not actually all that important," and urge others to view it in that same light. Others seek a supposed "middle path" between the theory of evolution and Islam, thus seeking to reconcile Darwinism and Islam in their own private ways. Yet it should be totally out of the question for any Muslim to seek any intellectual "reconciliation" between Darwinism and Islam. <text:s/>Moreover, neither the verses of the Qur'an nor the hadith of our Prophet (may God bless him and grant him peace) contain any account that suggests evolution.</text:p>
      <text:p text:style-name="P6">This book concentrates on the importance of the intellectual struggle against Darwinism, and also replies to the excuses advanced by those who seek to avoid participating. Eliminating these excuses, which stem from a lack of knowledge or of sufficient reflection, will— by God's leave—reinforce and increase the effect of the intellectual fight against atheism. </text:p>
      <text:p text:style-name="P6">The fact that needs to be reiterated is that if people of faith regard as harmless a theory completely opposed to the fact of creation, assuming it poses no threat, and if they stand by and watch it thrive, they will be indirectly helping spread Darwinism throughout society and thus, to the inevitable strengthening of atheism. That's why they need to understand the philosophy underlying the theory of evolution, which expresses materialist philosophy under a supposedly <text:span text:style-name="T1">scientific</text:span> guise. And that materialist philosophy can be defined as the Religion of Atheism. </text:p>
      <text:p text:style-name="P6"><text:soft-page-break/>The Qur'an emphasizes the importance of the intellectual struggle against elements that disrupt peace and order in the verse,<text:span text:style-name="T8"> "Would that there had been people who forbade corruption in the earth!"</text:span> (Surah Hud: 116) <text:s/>Darwinism lies at the heart of those trends that currently damage the peace of mankind and prevent a climate of peace and security. True Muslims must strive to be aware of this and to mobilize all their resources in order to intellectually eradicate this dangerous idea rather than just ignoring the threat it poses. </text:p>
      <text:p text:style-name="P24"/>
      <text:p text:style-name="P24"/>
      <text:p text:style-name="P24"/>
      <text:p text:style-name="P32">ATTEMPTS TO ISLAMICISE DARWINISM: A PASSIVE, HOPELESS AND DEFEATIST STRUGGLE </text:p>
      <text:p text:style-name="P32"/>
      <text:p text:style-name="P12">Among those who avoid any intellectual struggle against Darwinism, the common state of mind is a defeatist attitude. Those who imagine that the theory of evolution is based upon scientific fact assume themselves to be in an untenable position. They imagine that the claims made by evolutionists are supported by verified facts and in the face of science, it is next to impossible to question those claims. Since they think they are unable to respond, they are ready to surrender right from the outset. </text:p>
      <text:p text:style-name="P6">But the fact is, the misconception that the theory of evolution is scientific has resulted from intense propaganda on the subject. Television reports, and newspaper and magazine articles constantly support the impression that evolution is a proven theory, impossible to deny. They imply that supporting the theory of evolution means supporting science, and that rejecting it means opposing logic and the known facts. Actually, however, scientific facts reveal the exact opposite of this propaganda. Science refutes the theory of evolution, rather than confirming it! <text:s/></text:p>
      <text:p text:style-name="P6">No unbiased person who supports science can also support the theory of evolution. The reason why evolution is maintained on the agenda is not because it's scientific, but because it serves as the foundation for materialism and atheism. To put it another way, evolutionary propaganda is carried out for ideological concerns. </text:p>
      <text:p text:style-name="P6">The effect of this intense propaganda also lies at the root of the way some Muslims subconsciously assume that <text:span text:style-name="T1">it's impossible to combat Darwinism. </text:span>The result of this propaganda is the idea— inaccurate though it may be—that opposing evolution means opposing science. So as not to seem backward and unscientific, people make attempts to find some "middle ground" between Islam and the theory of evolution—which, again, is imagined to be respectably scientific. Yet actually this represents a way of avoiding any intellectual struggle against Darwinism. </text:p>
      <text:p text:style-name="P6">Anyone who reflects honestly and listens to his conscience can easily grasp that it is impossible for the theory of evolution to be true. It is impossible for life, with all its exceedingly sensitive order and flawless mechanisms, to be the result of blind coincidences. Darwinists maintain that a handful of unconscious molecules combined, driven together by the effects of the wind, rain, thunder and lightning, can create human beings able to think, feel, converse, take pleasure from an attractive landscape, feel affection for a kitten and compassion for the poor, <text:soft-page-break/>make new discoveries, compose symphonies and erect works of architecture. They say that unconscious molecules gave rise to brightly colored flowers, various fruits with all their different flavors, and animals with all their different perfect systems. The fact, however, is that the structures of living things are far too complex and perfect to have formed as the result of successions of coincidences. </text:p>
      <text:p text:style-name="P6">A superior Mind is required for them to come into existence. And every new piece of information obtained shows once again that living things are the work of an Omniscient and Almighty Creator—in other words, of our Lord God. Anyone who closely follows scientific publications can see that the theory of evolution is in a major predicament. Many evolutionists openly admit that Darwinism cannot account for the emergence of life. Moreover, an increasing number of scientists are becoming aware of the situation that confronts Darwinism—and are turning to the fact of Creation. </text:p>
      <text:p text:style-name="P6">Therefore, there is no reason to avoid an open, clear intellectual struggle against Darwinism. Those who fear that science has proven evolution, and that they, too, will be influenced by this indoctrination and have their own faith and their world views shaken are worrying needlessly. Science points to creation, not to evolution. Every one of the claims made by Darwinism has been undermined by hundreds of scientific proofs. Muslims need to neutralize Darwinism intellectually by making use of these proofs. </text:p>
      <text:p text:style-name="P22"/>
      <text:p text:style-name="P22"/>
      <text:p text:style-name="P14"/>
      <text:p text:style-name="P14">A Passive, Defeatist Mentality Cannot Render Darwinism Harmless </text:p>
      <text:p text:style-name="P6">Some Muslims exaggerate evolutionary propaganda carried out for ideological reasons and via entirely speculative methods. They imagine that they will never be able to overcome it, and thus adopt a passive and defeatist stance when they should be joyfully, enthusiastically waging a mental struggle against Darwinism. </text:p>
      <text:p text:style-name="P6">One of the ugliest examples of this passive, defeatist attitude is, as we pointed out, an attempt to <text:span text:style-name="T1">Islamicize</text:span> Darwinism. To back up this attitude, such thinkers use pagan beliefs left over from Sumerian societies and report the words of writers to whom they impute great scholarship. They try to give the impression that "this is what the religion says." Yet these are evidently excuses to avoid engaging in an intellectual struggle against Darwinism—the ugly result of a passive, defeatist mindset.</text:p>
      <text:p text:style-name="P6">By fearing Darwinism, and imagining that they will be unable to defeat it in the world of ideas, these people have lost before they even begin. Yet this form of struggle is exceedingly belittling for any Muslim who holds a true faith in God and who appreciates His infinite might. It is impossible for a devout Muslim to struggle in a half-hearted, defeatist manner. There is no question of his opposing Darwinism with the logic of "We actually maintain the same exact thing." The truth that a Muslim believes in is that God has created all things. It is therefore impossible for <text:soft-page-break/>a Muslim to maintain the same theories as Darwinists. A Muslim must wage an open, confident intellectual struggle against Darwinism. A Muslim with a proper fear of God can never espouse the same ideas and ideology as Darwinism. </text:p>
      <text:p text:style-name="P6">For those who are unaware of the dangers of Darwinism and have failed to understand the way it fights belief in God, it would be much better to say nothing at all on the subject, rather than to employ insincere, erroneous logic. It is a mistake to avoid the intellectual struggle and to resort to faulty, irrational methods out of fear that one's strength on a subject is not adequate. Darwinism is a grave danger that must be opposed in a serious manner and completely eliminated. In the sight of God, it is a grave error and a serious responsibility to hinder the intellectual struggle against Darwinism by failing to be aware of this threat.</text:p>
      <text:p text:style-name="P14">The Vain Efforts of Those Who Seek to Reconcile Darwinism with Islam </text:p>
      <text:p text:style-name="P6">In the Qur'an, God has revealed many verses about the creation of life and the universe. Yet these verses contain not the slightest indication that living things descended from one another, or that there exists any evolutionary relationship between them. Of course, had God so wished, He could have created living things by way of evolution. Yet there is no sign of this in the Qur'an, and not one verse supports the idea of species developing gradually by stages, as evolutionists maintain. If such a manner of creation had taken place, we would see detailed accounts of this in verses from the Qur'an. Yet, on the contrary, it is revealed in the Qur'an that God brought life and the universe into being in a miraculous way, by commanding them to "Be!"</text:p>
      <text:p text:style-name="P17">The Originator of the heavens and earth. When He decides on something, He just says to it, "Be!" and it is. <text:s/>(Surat al-Baqara: 117) </text:p>
      <text:p text:style-name="P6">If, as is claimed, half-ape, half-human life forms had really lived before the Prophet Adam (pbuh)— had mutations and natural selection exerted an effect on the creation of living things—then God would have informed us of this in the Qur'an in a very clear, distinct, and intelligible way. However, no verse of the Qur'an contains any such information. On the contrary, many verses tell us that man was created out of nothing, in the finest form: </text:p>
      <text:p text:style-name="P17">We created man in the finest mould. <text:s/>(Surat at-Tin:4) </text:p>
      <text:p text:style-name="P17">He created the heavens and the Earth with truth and formed you, giving you the best of forms… (Surat at-Taghabun: 3)</text:p>
      <text:p text:style-name="P6">When the Qur'an is viewed as a whole, it can clearly be seen that none of the explanations proposed by those who defend the idea of evolution have any validity whatsoever. Indeed, one of our previous books, <text:span text:style-name="T1">Why Darwinism is Incompatible with the Qur'an,</text:span> responds one by one to the claims of those Muslims who support the idea of evolutionary creation, and has shown all their claims to be completely groundless. (For further detail, see Harun Yahya, <text:span text:style-name="T1">Why Darwinism Is Incompatible with the Qur'an </text:span>[Istanbul: Global Publishing, March 2003])</text:p>
      <text:p text:style-name="P6">Due to a lack of sufficient knowledge, some Muslims form the mistaken impression that evolutionary creation might be possible. Yet when a sincere Muslim sees that he is on a wrong or <text:soft-page-break/>mistaken path, he must abandon his error and turn towards the true way. In the Qur'an, God tells us that:</text:p>
      <text:p text:style-name="P17">…(Those who) do not knowingly persist in what they were doing. <text:s/>(Surah Al 'Imran: 135) </text:p>
      <text:p text:style-name="P6">Those who abide by the proper values revealed in this verse must see how mistaken it is to Islamicize Darwinism and must change their ways as soon as they arrive at that awareness. The best indication of that change is to avoid offering Darwinism any indirect support, to line up against it in a clear and unequivocal manner, and to support intellectual struggles against it. </text:p>
      <text:p text:style-name="P22"/>
      <text:p text:style-name="P14">Those Who Seek to Islamicize Darwinism Cannot Explain the Creation of the Angels and Djinn</text:p>
      <text:p text:style-name="P6">Our Almighty Lord is He Who creates from nothing, from no earlier model, in a form and at a time of His choosing. When God wishes a thing to exist He commands it to "Be!": </text:p>
      <text:p text:style-name="P17">Our Word to a thing when We desire it is just to say to it "Be!" and it is. <text:s/>(Surat an-Nahl: 40) </text:p>
      <text:p text:style-name="P6">God is He Who is unsullied by any flaw or deficiency, Who has no need of anything. Therefore, God has no need of any prior cause, vehicle or stage in order to create. One must not be misled by the fact that everything in this world depends on specific causes. As the Creator, God is unsullied by any of these laws of nature. </text:p>
      <text:p text:style-name="P6">But those who fail to reflect on these facts properly may fall into various errors. People who seek to reconcile Darwinism with Islam are misled by this lack of reflection. Since they cannot appreciate God's sublime creative might and the perfection in His creative artistry, they come up with impossible interpretations such as "Islamic evolution." When asked how the angels and djinn were created, these people—who maintain that man progressed by way of evolution—will answer, "God created them from nothing." These people know that God created the angels and djinn, but fail to reason that He created human beings in the same way. This is a very grave error. It is astonishing that they cannot see that our Almighty Lord, Who created the angels with the command to "Be!", also created man in exactly the same fashion. </text:p>
      <text:p text:style-name="P6">In the Qur'an, God tells us that the djinn were created differently from human beings, out of fire: </text:p>
      <text:p text:style-name="P17">He created man from dry earth like baked clay; And He created the djinn from a fusion of fire. <text:s/>(Surat ar-Rahman: 14-15) </text:p>
      <text:p text:style-name="P6">As we are told in the Qur'an, the creation of the angels was also very different to that of human beings. One verse tells us this about how angels were created: </text:p>
      <text:p text:style-name="P17">Praise be to God, the Bringer into Being of the heavens and Earth, He who made the angels messengers, with wings—two, three or four. He adds to creation in any way He wills. God has power over all things. (Surah Fatir: 1) </text:p>
      <text:p text:style-name="P6"><text:soft-page-break/>As you can clearly see from this verse, angels are also very different from human beings in terms of appearance. It is also revealed in the Qur'an that both the angels and the djinn were created before Man. When God was about to create the Prophet Adam (pbuh), the first human being, He commanded the angels and iblis, a djinn, to prostrate themselves before the Prophet Adam (pbuh). One verse reveals that: </text:p>
      <text:p text:style-name="P17">When We said to the angels, "Prostrate yourselves to Adam," they prostrated with the exception of iblis. He was one of the djinn and wantonly deviated from his Lord's command. Do you take him and his offspring as protectors apart from Me when they are your enemy? How evil is the exchange the wrongdoers make! (Surat al-Kahf: 50) </text:p>
      <text:p text:style-name="P6">Creation is an easy matter for God. Our Lord is He Who creates without the need for a natural cause. If He created the angels and djinns in different ways and out of nothing, then He also created Man as a separate entity out of nothing, without the need for any evolution. The same applies to other life forms such as animals and plants. God created these living things out of nothing in a single moment, without causing them to evolve—in other words, without turning one species into another. </text:p>
      <text:p text:style-name="P34">Examples from the Qur'an of God's Creation</text:p>
      <text:p text:style-name="P15">without Natural Causes</text:p>
      <text:p text:style-name="P6">With their distorted logic, those who err in seeking to establish a "middle ground" between Darwinism and Islam are unable to explain the instances of our God's miraculous creation that are related in the Qur'an. In these examples, it is revealed that God created with no natural cause, in a miraculous manner. Those who imagine that the pagan myths from Sumerian legends are actually scientific facts are quite helpless in the face of these examples.</text:p>
      <text:p text:style-name="P7"/>
      <text:p text:style-name="P5">A Bird Made of Mud by the Prophet Jesus (pbuh) Comes to Life</text:p>
      <text:p text:style-name="P6">It is revealed in the Qur'an that something of mud made in the form of a bird by the Prophet Jesus (pbuh) came to life, by the will of God, when he breathed into it: </text:p>
      <text:p text:style-name="P17">Remember when God said, 'Jesus, son of Maryam, remember My blessing to you and to your mother when I reinforced you with the Purest Soul so that you could speak to people in the cradle and when you were fully grown; and when I taught you the Book and Wisdom, and the Torah and the Injil; and when you created a bird-shape out of clay by My permission, and then breathed into it and it became a bird by My permission…" <text:s/>(Surat al-Ma'ida: 110) </text:p>
      <text:p text:style-name="P6">This bird came to life out of inanimate matter through no natural cause, by God's choosing and through a miracle. The bird is one of the examples of God's sublime creation, with no previous model or natural cause. It is impossible for those who wish to Islamicize Darwinism to account for this. </text:p>
      <text:p text:style-name="P8"/>
      <text:p text:style-name="P5">Dead Birds Return to the Prophet Abraham (pbuh)</text:p>
      <text:p text:style-name="P6">One example of God miraculously bestowing life is reported in a story about the Prophet Abraham (pbuh): </text:p>
      <text:p text:style-name="P17">When Abraham said, "My Lord, show me how You bring the dead to life." He asked, "Do you not then have belief?" He replied, "Indeed I do! But so that my heart may be at peace." He said, "Take four birds and train them to yourself. Then put a part of them on each mountain and call to them; they will come rushing to you. Know that God is Almighty, All-Wise." <text:s/>(Surat al-Baqara: 260) </text:p>
      <text:p text:style-name="P6">As revealed in the verse, the Prophet Abraham (pbuh) released the parts of each of four birds on a mountain, but these then miraculously came to life and returned back to the Prophet. This is an example showing that our Lord is unsullied by natural causes and that He creates living things with no natural causes. </text:p>
      <text:p text:style-name="P22"/>
      <text:p text:style-name="P5">The Barren Wife of the Prophet Zakariah (pbuh) Has A Child</text:p>
      <text:p text:style-name="P6">One of the miraculous forms of creation revealed in the Qur'an is as follows: </text:p>
      <text:p text:style-name="P17"><text:soft-page-break/>Zakariah! We give you the good news of a boy named Yahya, a name We have given to no one else before. He said, "My Lord! How can I have a boy when my wife is barren and I have reached advanced old age?" He said, "It will be so!…" (Surah Maryam: 7-9) </text:p>
      <text:p text:style-name="P6">As revealed in these verses, creation is a simple matter for God. He has no need of natural causes. Our Lord is He Who is unsullied by any lack or deficiency. In addition, some instances of resurrection revealed in the Qur'an also show that in the same way that God creates what He chooses from nothing, at a time and in a form that He chooses, He also restores life through no natural means. </text:p>
      <text:p text:style-name="P6">After death every human being will be restored to life on the Day of Judgment. This will take place in a manner similar to the first creation of Man. This fact is revealed in these terms in the Qur'an: </text:p>
      <text:p text:style-name="P17">You have come to Us all alone just as We created you at first, leaving behind you everything We bestowed on you. (Surat al-An'am: 94) </text:p>
      <text:p text:style-name="P6">This verse emphasizes that the recreation of human beings in the Hereafter will resemble their first creation. A person who dies and becomes one with the earth will be restored to life through our Lord's resurrection, and assume human form once more after being an inanimate substance. God, Who will recreate people's bodies out of nothing on the Day of Judgment, created the Prophet Adam (pbuh), the first human being, out of clay, an inanimate substance: </text:p>
      <text:p text:style-name="P17">Your Lord said to the angels, "I am going to create a human being out of clay. When I have formed him and breathed My Soul into him, fall down in prostration to him!" (Surah Sâd: 71-72)</text:p>
      <text:p text:style-name="P6">Thus the first creation of man resembles the recreation in the Hereafter, and that will take place miraculously, in a single moment, not by stages. </text:p>
      <text:p text:style-name="P6">In addition, God has shown miraculous instances of resurrection to certain of His servants in this world. For example, in order to show how He resurrects the dead, our Lord told the people of the Prophet Moses (pbuh) to strike part of a cow they had previously sacrificed. God then performed a miracle, and the tribe witnessed the corpse coming back to life. This account is revealed as follows in the Qur'an: </text:p>
      <text:p text:style-name="P17">Remember when you killed someone and violently accused each other of it, and God brought out what you were hiding. We said, "Hit him with part of it!" In that way God gives life to the dead and He shows you His Signs so that hopefully you will understand. Then your hearts became hardened after that, so they were like rocks or even harder still. There are some rocks from which rivers gush out, and others which split open and water pours out, and others which crash down from fear of God. God is not unaware of what you do. <text:s/>(Surat al-Baqara: 72-74)</text:p>
      <text:p text:style-name="P6"><text:soft-page-break/>Another example is that of someone who refused to believe in the resurrection after death. As revealed in verses, God left that person dead for a hundred years, then brought him back to life. This event is described in these terms in the Qur'an: </text:p>
      <text:p text:style-name="P17">Or the one who passed by a town which had fallen into ruin? He asked, "How can God restore this to life when it has died?" God caused him to die a hundred years, then brought him back to life. Then He asked, "How long have you been here?" He replied, "I have been here a day or part of a day." [God] said, "Not so! You have been here a hundred years. Look at your food and drink—it has not gone bad—and look at your donkey so We can make you a Sign for all mankind. Look at the bones—how We raise them up and clothe them in flesh." When it had become clear to him, he said, "Now I know that God has power over all things." (Surat al-Baqara: 259)</text:p>
      <text:p text:style-name="P6">Another example on this subject provided in the Qur'an is that of the Companions of the Cave. This group consisting of believers fled from those of their tribe who ascribed co-equals to God and adopted other deities besides Him, and sought shelter in a cave. However, God in a miraculous manner sent the Companions of the Cave to sleep for longer than 300 years. He then awoke them. This event is described in the Qur'an thus: </text:p>
      <text:p text:style-name="P17">So We sealed their ears with sleep in the cave for a number of years. <text:s/>(Surat al-Kahf: 11)</text:p>
      <text:p text:style-name="P17">They stayed in their Cave for three hundred years and added nine. Say: 'God knows best how long they stayed. The Unseen of the heavens and the Earth belongs to Him. How perfectly He sees, how well He hears! They have no protector apart from Him. Nor does He share His rule with anyone.' <text:s/>(Surat al-Kahf: 25-26)</text:p>
      <text:p text:style-name="P17">Then We woke them up again so that we might see which of the two groups would better calculate the time they had stayed there. We will relate their story to you with truth. They were young men who had belief in their Lord and We increased them in guidance. <text:s/>(Surat al-Kahf: 12-13) </text:p>
      <text:p text:style-name="P6">These examples show, how those who seek a middle road between Darwinism and Islam are mistaken. Because with that logic, people are unable to account for any of the examples revealed in the Qur'an. Since these people have been influenced by naturalist dogma, the cornerstone of Darwinists' ideas, they attempt to account for the origin of Man and living things through the laws of nature. But they make a grave error to think that God created living things in a manner limited by these laws (Surely God is beyond that!). Therefore, they believe in a creation by means of one species developing into another through such imaginary mechanisms as mutation, natural selection and speciation. </text:p>
      <text:p text:style-name="P6">It is a serious error for a Muslim to fall prey to such a perverted logic. Our Almighty Lord has the power to create in the manner of His choosing. A sincere Muslim must be able to properly <text:soft-page-break/>appreciate Almighty God, He Who is free of all imperfections, and must never be taken in by evolutionist dogma, indoctrination and deception. </text:p>
      <text:p text:style-name="P22"/>
      <text:p text:style-name="P16">It Is a Serious Error to <text:s text:c="9"/>Underestimate Darwinism </text:p>
      <text:p text:style-name="P6">The importance of the intellectual struggle against Darwinism is crystal clear, but some people still underestimate it by saying, "What's so important about Darwinism?" or else seek to obstruct the struggle with a logic running counter to the facts, along the lines of, "Nobody believes in Darwinism any more, so there's no need to worry about it." These and similar statements are really excuses for avoiding the intellectual struggle against Darwinism. </text:p>
      <text:p text:style-name="P6">The fact remains that Darwinism was a system of thought put forward not as a scientific thesis, but to urge people to deny God. The theory of evolution and materialist philosophy are two mutually complementary systems. This unity which was born in Ancient Greece, re-entered the equation with the primitive scientific understanding of the 19th century. And since the theory of evolution supposedly supported materialism—without no regard as to whether or not it was actually scientific—it was immediately adopted by materialists. </text:p>
      <text:p text:style-name="P6">It is evident that with the spread of Darwinism and the materialist philosophy that drew support from it, perverted answers began to be given to the question "What is Man?" Some, who previously had responded, "Man is an entity created by God who must live according to the moral precepts taught by Him," now under the influence of much deceptive indoctrination, began, to be misled into answering, "Man came into being by chance, and is an animal that developed through the struggle for survival." </text:p>
      <text:p text:style-name="P6">The theory of evolution regards chance, time and inanimate matter as all-powerful and endows these unconscious concepts with the role of creator. No Muslim can ever adopt such a theory based on pagan foundations. Any person of faith believes that God created all things from nothing and struggles against all ideas and beliefs opposed to this.</text:p>
      <text:p text:style-name="P6">It is a grave error to ignore the threats that Darwinism poses by being deceived by its adherents' propaganda. Shortly afterwards, someone who fails to understand the danger of Darwinism will begin regarding this perverted ideology as legitimate. Regarding it as legitimate means regarding atheism and materialism as legitimate, too. Avoiding the intellectual struggle against Darwinism means avoiding the intellectual struggle against atheism and materialism. This, of course, is unacceptable for any believer. </text:p>
      <text:p text:style-name="P6">Never forget that Darwinism lies at the root of the oppressions, suffering and difficulties experienced by thousands of Muslims, and poor women, children and the elderly in various parts of the world. The terror that leads to the bloodshed of hundreds of innocents and to thousands living in a state of anxiety, doubt and fear is fed by Darwinist indoctrination. Bloody ideologies such as fascism and communism that stamped their mark on the last century, drew their justification from Darwinism. The moral degeneration experienced in many societies is a result of Darwinist propaganda. (This we'll consider in greater detail in subsequent chapters.)</text:p>
      <text:p text:style-name="P6"><text:soft-page-break/>Muslims have a responsibility to wage an intellectual struggle <text:span text:style-name="T8">"until no strife remains on Earth." </text:span>The most serious and dangerous representative of strife today is Darwinism. Instead of being misled by such erroneous statements as "Darwinism is a matter for scientists and of no concern to us," Muslims need to intellectually neutralize this ideology that causes such oppression in the world. Otherwise, they may be approving oppression—a grave error that no true believer ever wishes to assume.</text:p>
      <text:p text:style-name="P14">The Responsibility that Results from Avoiding This Great Intellectual Struggle</text:p>
      <text:p text:style-name="P6">Devout believers carry out their responsibilities by striving to spread religious moral values with great enthusiasm. In communicating the message, they fully identify elements that obstruct the spread of religious morality values and which prevent people from living by it, and wage an effective war against these ideas. Darwinism, the allegedly scientific cornerstone of materialism and atheism, is today the most important factor turning people away from religious moral values. For that reason alone, it would be exceedingly wrong for believers to remain silent in the face of Darwinist propaganda. </text:p>
      <text:p text:style-name="P6">It is pointless to avoid the intellectual struggle against Darwinism, as well as to say that one feels uneasy at all the troubles being experienced in the world, at social degeneration and the various difficulties facing Muslim peoples. Because those who sincerely wish to extend a helping hand to those facing troubles and difficulties, who wish to achieve a permanent solution to hunger, poverty and injustice, and end conflicts, establish peace, who wish Muslims all over the world to be loved and respected, and sacred values to be protected as they ought—these people have a duty to fight Darwinism on the intellectual plane. It is impossible for their hopes and desires to become a reality until Darwinism is eradicated. So long as Darwinism survives, materialism and atheism will continue to influence people and to turn them away from religious morality. These problems just listed will inevitably arise in climates in wherever religious moral precepts are ignored. </text:p>
      <text:p text:style-name="P6">In the fight against malaria, the important thing is to eliminate mosquito breeding grounds. In the same way, resolving social problems entails eradicating their "breeding ground"—Darwinism. Some may try killing mosquitoes one by one, but unless their breeding waters are dried up, such people can spend all their time swatting mosquitoes, but still need to start all over again the very next morning. </text:p>
      <text:p text:style-name="P6">It is of course important to engage in separate efforts aimed at eliminating injustice, poverty and social inequality and putting an end to conflict. But to arrive at a permanent solution and achieve the desired outcome, it is essential that Darwinism should be literally neutralized. With Darwinism's eradication, these problems will come to a natural end, because their intellectual underpinning will have disappeared. </text:p>
      <text:p text:style-name="P6">Thus in the light of that awareness, all Muslims must once again consider, what a great responsibility the intellectual struggle against Darwinism actually is. God informs us in the Qur'an <text:soft-page-break/>that those who sit back with no good excuse will not receive the same reward as those who strive with all the means at their disposal: </text:p>
      <text:p text:style-name="P17">Those believers who stay behind other than those forced to by necessity—are not the same as those who struggle in the Way of God, sacrificing their wealth and themselves. God has given those who struggle with their wealth and themselves a higher rank than those who stay behind. <text:s/>(Surat an-Nisa': 95)</text:p>
      <text:p text:style-name="P6">Naturally, true believers seek to obtain as much of God's approval as they can. For that reason, they have a responsibility to use all the means available to them to wage an intellectual struggle against atheism and against Darwinism, which serves as atheism's cornerstone. </text:p>
      <text:p text:style-name="P6">One verse reads, <text:span text:style-name="T8">"Those who disbelieve spend their wealth barring access to the Way of God. They will spend it..."</text:span> (Surat al-Anfal: 36) This indicates that deniers will constantly endeavor to spread atheism. It is unacceptable for believers to remain silent in the face of these efforts of deniers, ignore the danger, choose passivity and behave timidly. Devout Muslims, aware of the responsibility attendant upon them, go on the counterattack against Darwinism's threat. They enter upon an active and courageous intellectual struggle, and never seek to avoid it by offering up excuses of one kind or another. They know that turning a blind eye on such a struggle may impose a grave penalty on them in the Hereafter. </text:p>
      <text:p text:style-name="P22"/>
      <text:p text:style-name="P14">Muslims Must not be Deceived by Darwinist Indoctrination</text:p>
      <text:p text:style-name="P6">The theory of evolution has lost all its foundations in the face of modern science. Research at the molecular level, and in the fields of biology and palaeontology, has totally discredited claims that living things came into being as the result of any evolutionary process. However, Darwinists still attempt to mislead the public by the use of demagoguery, misrepresentations, sophistry, distorted logic and sometimes, even downright fraud. </text:p>
      <text:p text:style-name="P6">A closer examination of Darwinist publications lets you see all these evolutionist strategies. Some of their classic tactics and propaganda can be enumerated as follows:</text:p>
      <text:p text:style-name="P6"/>
      <text:p text:style-name="P5">1. Evolutionists Tell Tall Tales, Rather than Provide Concrete Facts</text:p>
      <text:p text:style-name="P6">Darwinist publications never provide conclusions based on concrete scientific evidence. In a few words, they gloss over the basic dilemmas confronting the theory of evolution. To fill the void, they write a great many fairy tale-like scenarios on the subject of natural history. They never concentrate on such fundamental issues as how the first life emerged from inanimate matter, the huge gaps in the fossil record, or the overwhelming complexity in the systems of living things. Because every one of these details, if fully explained, will fall counter to evolutionists' aims and reveal the invalidity of their own theories. </text:p>
      <text:p text:style-name="P6">In talking about the origin of birds, for example, Darwinists enter into lengthy accounts of how dinosaurs' forearms supposedly grew feathers as they chased after insects. However, they never explain how the fly itself, capable of 500 wing beats a minute, came into being! Or in describing <text:soft-page-break/>how a living thing first emerged, they spend considerable time setting out the conditions on the Earth at that time, listing its atmospheric features—and then quickly mention in passing that the cell, the building block of life, formed in a puddle of warm water. They are unable to account, however, for how unconscious molecules gave rise to the cell, with its exceedingly complex organelles that cannot be reproduced in even our most advanced 21st-century laboratories. Nor can they explain how thousands of life forms emerged from that cell. They interpret findings from various palaeontological excavations according to their own preconceptions and draw up charts and diagrams of the supposed evolution of Man. They discover a few bone fragments or stone artifacts, and based on them, enter into lengthy descriptions of how human beings of the time led primitive lives in caves, dressed in animal pelts. Yet they cannot explain cave paintings tens of thousands of years old that possess a perfect aesthetic understanding, or how people in the supposed Stone Age performed successful brain surgery, or the obvious artistry, capacity and intelligence that have survived in the remains of past civilizations, down to the present day. </text:p>
      <text:p text:style-name="P6">They consistently maintain that all of life developed by hit-or-miss stages through evolving. According to this claim, countless half-reptile/half-bird, of half-invertebrate/half-vertebrate "intermediate forms" should have existed over the course of eons. If so, then at least a few specimens of these "in-between" life forms should be found in the fossil record. An evolutionist may go into a long account of how a fish had to emerge onto dry land because of the drying up of a lake, and its offspring allegedly evolved into amphibians, and then into reptiles. If you ask the evolutionist which fossil specimen actually confirms this claim, you will never receive an answer! Because Darwinists have never found a single fossilized intermediate form, despite some 150 years of investigation. All the fossils specimens they have found show that species emerged suddenly—in other words, they were created. Yet for some reason, Darwinist publications never mention this, preferring to gloss over the subject of the fossil record entirely. </text:p>
      <text:p text:style-name="P6">In people who fail to reflect properly or who lack sufficient information, this style that Darwinists adopt may imply that they are dealing with a definitively verified scientific theory. Yet that idea is completely false. Questions of "Why?" and "How?" will leave Darwinists completely nonplussed, because they have no logical and scientific answers to give. In short, their theory of evolution is a hypothesis. In order for a hypothesis to be accepted as scientific, it must be capable of being tested or else confirmed by further findings. But evolutionist fairy tales lack either of these criteria. </text:p>
      <text:p text:style-name="P22"/>
      <text:p text:style-name="P5">2. Darwinists Claim that Belief in Evolution is a Precondition for Scientific Thinking </text:p>
      <text:p text:style-name="P6">One of the best-known forms of Darwinist propaganda is the baseless cry of "Anyone who rejects the theory of evolution is just dogmatic," or "Anyone who does not believe in the theory of evolution is uneducated." This Darwinist indoctrination can sometimes lead even members of the faithful into error. </text:p>
      <text:p text:style-name="P6"><text:soft-page-break/>The fact is that evolutionists hold a prejudiced idea of what "science" really is. In the Darwinist mindset, science is not a discipline that investigates, researches and interprets evidence in an unbiased fashion and then accepts the results to which these findings point. According to Darwinists, science must confirm their own beliefs and ideas, and the results that emerge are acceptable so long as they are distorted in a manner suited to evolutionist dogma. Darwinist "science" is intended to distort and direct the facts rather than to look for new ones.</text:p>
      <text:p text:style-name="P6">According to the dogmas of Darwinism, science has to be materialistic. That predicates a number of preconceptions and restrictions that are not normally brought to bear in standard scientific research. According to this distorted perspective, every piece of data obtained must be interpreted in the light of the pre-existing materialist world view. Therefore, according to this error, any non-materialist interpretation is not scientific. </text:p>
      <text:p text:style-name="P6">Kansas State University's Scott Todd sets out this distorted Darwinist way of thinking in a letter published in <text:span text:style-name="T1">Nature</text:span> magazine: "Even if all the data point to an intelligent designer, such a hypothesis is excluded from science because it is not naturalistic."<text:span text:style-name="T27">1</text:span></text:p>
      <text:p text:style-name="P6">Indeed, even though all the findings from just about every field of science reveal the Fact of Creation, the dogma of "Science must be materialist" in certain circles underlies the way that the media devotes insufficient space to this information and how academic circles resolutely ignore it. If Darwinists genuinely want to abide by the principles demonstrated by science, they have to accept that science invalidates their theories. For those who are unable to accept the facts revealed by science, it is meaningless to make claims in the name of science and to comment on what's scientific and what isn't. </text:p>
      <text:p text:style-name="P6">Therefore, it is totally inappropriate for both Muslims and Darwinists to be influenced by this indoctrination. The position reached by 21st-century science proves that those who are unscientific do believe in the theory of evolution. </text:p>
      <text:p text:style-name="P6"/>
      <text:p text:style-name="P5">3. Darwinists Either Conceal or Ignore the Scientific Evidence that Refutes Evolution</text:p>
      <text:p text:style-name="P6">Among the ploys that Darwinists resort to in order to sustain their theory, manufacturing false evidence and concealing true evidence occupies an important place. Faking fossils, perpetrating fraudulent experiments and portraying imaginary illustrations as scientific facts are tactics frequently employed by evolutionists. The history of Darwinism is full of such instances. </text:p>
      <text:p text:style-name="P6">Piltdown Man, touted as "proof" of human evolution for 43 years, was the result of fitting together human and orangutan bones. However, it was kept on public display for years as supposed evidence of evolution. Nebraska Man, constructed on the basis of one lone molar tooth discovered in 1922, was another example of evolutionist wishful thinking. Just one tooth became the basis for talk of an hypothetical half-man half-ape entity. But it later emerged that the tooth actually belonged to a wild boar! For years, drawings of embryonic development by the German biologist Ernst Haeckel were used as supposed proof of the process of evolution. In fact, however, <text:soft-page-break/>Haeckel had fraudulently distorted these drawings, adding various imaginary organs to some drawings of embryos, omitting organs from others, and portraying different-sized embryos as having the same dimensions. Haeckel's fraud was definitively revealed at the beginning of the 20th century. </text:p>
      <text:p text:style-name="P6">Darwinist literature contains many such frauds, of which these are just a few examples. Darwinists portray a great deal of distorted data as supposed proofs of evolution, taking advantage of their audience's ignorance of scientific knowledge. And on the other hand, they also ignore and carefully conceal new evidence that undermines their theories— evidence that is never shown to the public. </text:p>
      <text:p text:style-name="P6">Hundreds of living fossils that prove the Fact of Creation have been carefully concealed from the public gaze. These specimens show conclusively that there is no difference between life forms that existed millions of years ago and forms alive today; and that these living things never underwent any form of evolution. Yet most of the public is unaware of these fossils' existence because they are kept hidden in museum basements and university palaeontology department storage rooms. They are never brought out where the public can see them.</text:p>
      <text:p text:style-name="P6">Darwinists make efforts to conceal and distort the truth, but Muslims must not let themselves be influenced. Thinking that "Being scientists, they must be telling the truth" and believing every word that evolutionists say are grave errors—because evolutionist scientists do not hesitate to conceal the true facts, distort scientific data and manufacture fake evidence to support their ideology. </text:p>
      <text:p text:style-name="P6">It is exceedingly important to expose Darwinists' frauds and deceptions if Darwinism's power is to be broken. Muslims must be aware of Darwinists' tricks and by exposing them, prevent others from being misled. This is essential if the nightmares caused by atheism are to be eliminated, and for proper moral values to prevail on Earth.</text:p>
      <text:p text:style-name="P22"/>
      <text:p text:style-name="P5">4. They Advance the Falsehood that "If the Majority Believes in Evolution, that Confirms the Truth of Darwinism"</text:p>
      <text:p text:style-name="P6">One of Darwinists' slogans is the falsehood that "This theory is generally accepted by the scientific world." To put it another way, evolutionists suggest that they are always in the majority, and that the majority is always in the right. They seek to put psychological pressure on the population with false logic: "Since so many people support evolution, and since believers in evolution constitute the majority in universities, the theory must be true." Muslims must not be influenced by such pressure and must not be taken in by this Darwinist untruth.</text:p>
      <text:p text:style-name="P6">The number of scientists rejecting the theory of evolution has grown rapidly over the last 20 to 30 years. The majority of them have freed themselves from the dogma of Darwinism by considering the flawless creation in the universe and living things. These scientists have conducted countless studies revealing the invalidity of evolution. These individuals, each one a member of a respected university in various countries, particularly Europe and America, are all <text:soft-page-break/>career academics and experts in such fields as biology, biochemistry, microbiology, anatomy and palaeontology. </text:p>
      <text:p text:style-name="P6">Furthermore, even if evolutionists really are in the majority, that's irrelevant. It is wrong to automatically accept any majority view by saying, "They must be right." Muslims who avoid the intellectual struggle against Darwinism need to know this. As is revealed in the Qur'an, a great many pagan communities in the past tried to turn people away from the true path, to deny God and His religion by saying that they were in the majority. God warns believers against this twisted logic and tells us that going along with the majority may lead to serious miscomprehension: </text:p>
      <text:p text:style-name="P17">If you obeyed most of those on Earth, they would misguide you from God's Way. They follow nothing but conjecture. They are only guessing. (Surat al-An'am: 116)</text:p>
      <text:p text:style-name="P6">Anyone who takes careful note of what he reads or watches, who thinks about the subject rather more deeply, may be aware of the Darwinist propaganda he confronts. One particular characteristic of Muslims who possess true faith is that they have foresight—in other words the understanding with which to distinguish between true and false. God has revealed this virtue of those who fear Him in these terms in the Qur'an: </text:p>
      <text:p text:style-name="P17">You who believe! If you fear God, He will give you discrimination and erase your bad actions from you and forgive you. God's favour is indeed immense. (Surat al-Anfal: 29) </text:p>
      <text:p text:style-name="P6">Those who act out of a fear of God and who listen to their consciences can easily see, by God's leave, the threat posed by Darwinism and how that danger can be neutralized. Those who cannot understand the importance of the issue—either out of ignorance, a failure to reflect, or heedlessness—must understand the truth when it is explained to them. Once again they need to be reminded that Darwinism is not some idle supposition that believers can accept or regard as possibly legitimate. Darwinism is the religion of atheism. And every sincere Muslim has the responsibility to wage an intellectual struggle against atheism. </text:p>
      <text:p text:style-name="P6">Ignoring this major responsibility in this life may lead to intense regret in the Hereafter. For that reason, one must immediately abandon any despairing, passive, helplessness and defeatist mindset in the face of Darwinism, and must employ all possible means to wage a war of ideas against it. Helplessness in the face of any atheistic ideology is an attitude unbefitting for Muslims to adopt. </text:p>
      <text:p text:style-name="P6">Never forget that the intellectual struggle of true believers has already been won. Believers will overcome all atheist ideologies, Darwinism included. God imparts these glad tidings in the Qur'an: </text:p>
      <text:p text:style-name="P17">As for those who make God their friend, and His Messenger and those who believe: it is the party of God who are victorious! (Surat al-Ma'ida: 56) </text:p>
      <text:p text:style-name="P17">…<text:span text:style-name="T7"> </text:span>God will not give the disbelievers any way against the believers. (Surat an-Nisa': 141) </text:p>
      <text:p text:style-name="P6"><text:soft-page-break/>Therefore, in their struggle against atheism, the faithful must act in the knowledge that they will be victorious and in the honor of knowing that they are defending the truth. By God's leave, Darwinism will come to an end and our Lord will make "truth victorious over falsehood." The struggle of the faithful must be to make that intellectual victory a reality.</text:p>
      <text:p text:style-name="P8"/>
      <text:p text:style-name="P14">Darwinism Has Been Scientifically Refuted</text:p>
      <text:p text:style-name="P6">The theory of evolution claims that the 1.5 million or so living species in nature came into being as the result of unconscious natural events. According to evolutionists, the first cell came into being through chemical reactions in inanimate matter. (A great deal of scientific evidence shows that this could not actually happen. Researchers have failed to obtain even the smallest building blocks of life in experiments conducted with the gasses determined to have existed in the primeval Earth's atmosphere and by combining the conditions that existed at that time.) To claim that blind chance achieved something as miraculous as the formation of a living organism, something that humans with modern-day technology and an advanced level of science have failed to achieve despite all their attempts and interventions, is of course irrational and illogical. Again according to the evolutionist account, the life that began with this primary cell then became increasingly more complex and diverse. The fictitious process of evolution that began with bacteria is then, finally, supposed to have led to humans. According to this totally unscientific claim, various unconscious mechanisms in nature must have constantly caused living things to develop. </text:p>
      <text:p text:style-name="P6">At this point, Darwinism has two mechanisms it proposes as giving rise to evolution: <text:span text:style-name="T1">natural selection</text:span><text:span text:style-name="T8"> </text:span>and <text:span text:style-name="T1">mutations</text:span>. Yet scientific findings have revealed that neither mechanism is an effective force of the kind maintained by evolutionists. </text:p>
      <text:p text:style-name="P6">The idea of<text:span text:style-name="T1"> natural selection</text:span> is that the fittest and those best adapted to natural conditions survive, while the others are eliminated and fail to reproduce. For example, in any population, an increasing fall in temperature will spell the elimination of those individuals less resistant to the cold. In the long term, only cold-resistant individuals survive, and the entire population comes to consist of their descendents. Alternatively, in a rabbit population endangered by predators, those who can run fastest survive. But note that no new characteristic emerges here. Creatures <text:s/>already existing do not give birth to offspring of a different species, and no different feature is passed along. To provide another example, the fastest running individuals in a herd of antelopes exposed to attacks by lions will survive, while the slower ones are captured. But these fast-running antelopes will never turn into horses or any other species of animal. Therefore, natural selection has no <text:span text:style-name="T1">evolutionary</text:span> force. </text:p>
      <text:p text:style-name="P6">Colin Patterson, chief palaeontologist at London's Natural History Museum and himself an evolutionist, admits as much: </text:p>
      <text:p text:style-name="P1">No one has ever produced a species by mechanisms of natural selection. No one has ever got near it and most of the current argument in neo-Darwinism is about this question.<text:span text:style-name="T27">2</text:span></text:p>
      <text:p text:style-name="P6"><text:soft-page-break/><text:span text:style-name="T1">Mutations</text:span><text:span text:style-name="T8">,</text:span> on the other hand, are the impairments that emerge in the genes of living things as a result of external factors such as radiation or copying errors in DNA. Mutations may of course lead to distinctive changes, but these changes are never positive, but always either neutral or destructive. To put it another way, mutations cannot cause living things to develop. Of all the mutations that have so far been observed, most have been harmful, and the rest neutral. As it has advanced, science has described millions of harmful mutations and revealed the inherited diseases these lead to. That evolutionist scientists are unable to point to a single mutation that has <text:span text:style-name="T1">increased</text:span> genetic information represents a serious dilemma for the theory of evolution. </text:p>
      <text:p text:style-name="P6">Pierre-Paul Grassé, former director of the French Academy of Sciences (Academie des Sciences), has likened mutations to <text:span text:style-name="T1">"spelling mistakes during the copying of a written text." </text:span>Like any spelling mistake, mutations cannot give rise to information, but rather damage that which already exists. Grassé goes on to describe this situation: </text:p>
      <text:p text:style-name="P1">Mutations, in time, occur incoherently. They are not complementary to one another, nor are they cumulative in successive generations toward a given direction. They modify what preexists, but they do so in disorder, no matter how… As soon as some disorder, even slight, appears in an organized being, sickness, then death follow. There is no possible compromise between the phenomenon of life and anarchy.<text:span text:style-name="T27">3</text:span></text:p>
      <text:p text:style-name="P6">For that reason, as Grassé puts it, mutations can never give rise to any evolution, no matter how numerous they may be. We may compare this effect of mutations to earthquakes. In the same way that an earthquake cannot make a city more developed or improve it, so mutations cannot lead to positive changes. From this point of view, evolutionist claims regarding mutations are completely invalid. </text:p>
      <text:p text:style-name="P6">One proof that demolishes the Darwinist claim that all living things are descended from one another is the fossil record. For instance, evolutionists maintain that fish evolved from such marine invertebrates as sea worms. That being the case, a very large number of "intermediate forms" should have existed between the two groups, in such a way as to permit gradual evolution. In other words, we should encounter in the fossil record a large number of forms bearing both fish and invertebrate sea worm characteristics. Yet although hundreds of fossils of worms and fish that once existed in the ancient past have been found, <text:span text:style-name="T1">not one single intermediate-form fossil </text:span>has ever been discovered. This lack of intermediate forms means that evolution never happened.</text:p>
      <text:p text:style-name="P6">The Swedish evolutionist and professor of botany N. Heribert Nilsson, of Lund University, admits this defeat of Darwinism in the face of the fossil record:</text:p>
      <text:p text:style-name="P1"><text:span text:style-name="T8">My attempts to demonstrate evolution by an experiment carried on for more than 40 years have completely failed… </text:span>The fossil material is now so complete that it has been possible to construct new classes, and the lack of transitional series cannot be explained as being due to the scarcity of material. The deficiencies [in the fossil records] are real, they will never be filled.<text:span text:style-name="T27">4</text:span></text:p>
      <text:p text:style-name="P6">Even when looked at in very general terms, the invalidity of Darwinism and the fact that it is built upon completely erroneous foundations can be seen immediately. This becomes even clearer <text:soft-page-break/>as one examines the fine details. (For more detailed information concerning the collapse of the theory of evolution, see Harun Yahya, <text:span text:style-name="T1">The Evolution Deceit, </text:span>[London: Ta-Ha Publishers Ltd. 8th ed. revised and updated].)</text:p>
      <text:p text:style-name="P42">SOME SCIENTISTS WHO ADMIT </text:p>
      <text:p text:style-name="P42">THE IMPASSE FACING </text:p>
      <text:p text:style-name="P42">THE THEORY OF EVOLUTION </text:p>
      <text:p text:style-name="P40">Charles Darwin, the founder of the theory of evolution, had also great reservations about it. He was aware that his theory was unable to explain how living beings came into being and confessed this truth in-between the lines of his books or in his private letters. </text:p>
      <text:p text:style-name="P37">Long before the reader has arrived at this part of my work [The Origin of Species], a crowd of difficulties will have occurred to him. Some of them are so serious that to this day I can hardly reflect on them without being in some degree staggered…<text:span text:style-name="T28">5</text:span></text:p>
      <text:p text:style-name="P37">Such is the sum of the several chief objections and difficulties which may justly be urged against my theory… I have felt these difficulties far too heavily during many years to doubt their weight. <text:span text:style-name="T28">6</text:span></text:p>
      <text:p text:style-name="P37">I am quite conscious that my speculations run quite beyond the bounds of true science.<text:span text:style-name="T28">7</text:span> </text:p>
      <text:p text:style-name="P40">Also after Darwin, evolutionists who were unable to find even a single piece of scientific evidence to support the theory of evolution sometimes confessed the predicament they were in. Despite their admissions, however, the great majority of them refused to accept the truth, out of an unwillingness to break with materialism. </text:p>
      <text:p text:style-name="P40">Below are set out a few statements by scientists admitting that Darwinism cannot account for the emergence of life. </text:p>
      <text:p text:style-name="P40">Dr. Robert Milikan, a Nobel Prize-winning evolutionist: </text:p>
      <text:p text:style-name="P37">The pathetic thing is that we have scientists who are trying to prove evolution, which no scientist can ever prove.<text:span text:style-name="T28">8</text:span></text:p>
      <text:p text:style-name="P40">Jerry Coyne, of the Department of Ecology and Evolution at the University of Chicago: </text:p>
      <text:p text:style-name="P37">We conclude—unexpectedly—that there is little evidence for the neo-Darwinian view: its theoretical foundations and the experimental evidence supporting it are weak.<text:span text:style-name="T28">9</text:span></text:p>
      <text:p text:style-name="P40">Professor Fred Hoyle, Cambridge University mathematician and astronomer:</text:p>
      <text:p text:style-name="P37">Indeed, such a theory [that life was assembled by an Intelligence] is so obvious that one wonders why it is not widely accepted as being self- evident. The reasons are psychological rather than scientific.<text:span text:style-name="T28">10</text:span></text:p>
      <text:p text:style-name="P40">Stephen Jay Gould, Professor of Geology and Paleoanthropology at Harvard University and one of the foremost spokesmen for evolution in the second half of the 20th century:</text:p>
      <text:p text:style-name="P37">What has become of our ladder if there are three coexisting lineages of hominids (<text:span text:style-name="T1">A. africanus</text:span>, the robust <text:span text:style-name="T1">australopithecines</text:span>, and <text:span text:style-name="T1">H. habilis</text:span>), none clearly derived from another? Moreover, none of the three display any evolutionary trends during their tenure on earth.<text:span text:style-name="T28">11</text:span></text:p>
      <text:p text:style-name="P40">D. L. Stern, evolutionist zoologist:</text:p>
      <text:p text:style-name="P37">One of the oldest problems in evolutionary biology remains largely unsolved. Which mutations generate evolutionarily relevant phenotypic variation? What kinds of molecular changes do they entail?<text:span text:style-name="T28">12</text:span> </text:p>
      <text:p text:style-name="P40">B. G. Ranganathan: </text:p>
      <text:h text:style-name="P25" text:outline-level="1">There is no evidence in the fossil record of one kind of creature becoming another kind. No transitional links or intermediate forms between various kinds of <text:soft-page-break/>creatures have ever been found… And this is true between every major plant and animal kind.<text:span text:style-name="T28">13</text:span> </text:h>
      <text:p text:style-name="P40">Dr. Albert Fleischman, evolutionist zoologist: </text:p>
      <text:p text:style-name="P37">The Darwinian theory of descent has not a single fact to confirm it in the realm of nature. It is not the result of scientific research, but purely the product of imagination.<text:span text:style-name="T28">14</text:span></text:p>
      <text:p text:style-name="P40">Norman Macbeth:</text:p>
      <text:p text:style-name="P37">Unfortunately, in the field of evolution most explanations are not good. As a matter of fact, they hardy qualify as explanations at all; they are suggestions, hunches, pipe dreams, hardy worthy of being called hypotheses.<text:span text:style-name="T28">15</text:span></text:p>
      <text:p text:style-name="P38">The Intellectual Struggle against Darwinism Must Not Be Ignored</text:p>
      <text:p text:style-name="P6">Those who avoid engaging in the intellectual struggle against Darwinism not only fail to fully comprehend the threat, but also ignore the struggle itself. The fact is, however, that a very wide-ranging struggle against Darwinism has been waged especially in Turkey over the last two decades. That effort is now bearing fruit worldwide. For example, the November 2004 English- and German-language editions of <text:span text:style-name="T1">National Geographic</text:span> magazine, previously known for its evolutionist stance, ran a cover story headed "Was Darwin Wrong?" The story discussed individuals and groups who set out the errors of the theory of evolution, and referred to Harun Yahya and his work which, the report went on to say, was causing considerable unease among Darwinist circles: </text:p>
      <text:p text:style-name="P1">Harun Yahya, author of a recent volume titled <text:span text:style-name="T1">The Evolution Deceit,</text:span> who points to the six-day creation story in the Koran as literal truth and calls the theory of evolution 'nothing but a deception imposed on us by the dominators of the world system.</text:p>
      <text:p text:style-name="P6">The world-famous magazine <text:span text:style-name="T1">New Scientist</text:span> made the following comment in its 22 April 2000 edition: </text:p>
      <text:p text:style-name="P1">Harun Yahya became an 'international hero" in communicating the fallacy of the theory of evolution and the fact of creation. </text:p>
      <text:p text:style-name="P6">Another well-known scientific journal, <text:span text:style-name="T1">Science</text:span>, carried an article written by Robert Koenig in its 18 May 2001 edition titled "Creationism Takes Root Where Europe, Asia Meet." This carried a lengthy description of Harun Yahya's scientific struggle against the deceptions of the theory of evolution, the international success of his book <text:span text:style-name="T1">The Evolution Deceit</text:span>, and the despair of Turkish evolutionists. The article underlined how this movement, aiming at the scientific demolition of the theory of evolution, was the world's strongest anti-Darwinist movement outside North America and that is being expanded to other Muslim countries as well.</text:p>
      <text:p text:style-name="P6">Another matter emphasized in the article was the international success of the book <text:span text:style-name="T1">The Evolution Deceit </text:span>and how some Turkish evolutionist scientists complained <text:s/>that these books are more effective than the curriculum being taught in schools in some parts of the country. Turkish evolutionists' alarm was described in these words: "Various evolutionist scientists are concerned that evolutionists lose reputation in front of Turkish creationists in the face of public opinion."</text:p>
      <text:p text:style-name="P6">Another example reflecting the effect of the powerful intellectual campaign being waged against Darwinism was a report in a journal published by the American National Centre for Science Education (NCSE). Supported by the American Academy of Sciences and despite being basically pro-evolution, the journal devoted its November-December issue to Harun Yahya's work dealing with the collapse of the theory of evolution, which was described in detail under the heading, "Islamic Scientific Creationism in Turkey." </text:p>
      <text:p text:style-name="P6"/>
      <text:p text:style-name="P33">WHAT KIND OF DANGER DOES DARWINISM POSE?</text:p>
      <text:p text:style-name="P33"/>
      <text:p text:style-name="P33"/>
      <text:p text:style-name="P12"><text:soft-page-break/>Darwinism, maintaining that all life and the universe are the work of blind chance, is the most dangerous ideology facing us today. It has served as the supposedly scientific foundation for all the damaging movements based on ideological concerns—particularly materialism, communism and fascism—that have wreaked such terrible harm on mankind for the last 150 years. </text:p>
      <text:p text:style-name="P6">However, people with an insufficient knowledge of Darwinism or who fail to reflect sufficiently deeply on its materialist ideology may still be unaware of the danger that it poses. Since they are not aware of what terrible social and moral disasters the theory of evolution has led to since it was first put forward, they may be unable to comprehend the vital importance of the intellectual struggle against Darwinism, which denies the existence and oneness of God and the fact that human beings have a responsibility towards our Lord. </text:p>
      <text:p text:style-name="P6">The fact is, though, that Darwinist ideology prepares the groundwork for terrible ruin by suggesting that human beings are the products of blind chance and merely a species of animal. It regards life as a battleground wherein the weak are condemned to oppression and defeat, and claims that only the strong will survive. That is why the intellectual struggle against Darwinism is so vital and urgent—and why it is a grave error to seek to depict this struggle as "unnecessary" or "unimportant." </text:p>
      <text:p text:style-name="P6">Anyone who wishes to understand the importance of the intellectual struggle against Darwinism should examine the claim with which the theory emerged, its origins and the terrible damage it has inflicted over the last 150 years. This enquiry will show not only that the theory of evolution can never be reconciled with belief in God, but that it's totally impossible to find a middle way between belief in God and the theory of evolution. The reason for this lies in Darwinism's materialist, atheist origins. </text:p>
      <text:p text:style-name="P6">When we examine the negative effects on social life that Darwinism led to, two completely different periods of history become immediately clear: pre-Darwinism and post-Darwinism. In pre-Darwinism, materialist ideology was weak, not generally supported by society as a whole. Its influence was restricted to a few small, minority groups. Most individuals attached great importance to moral values based on fear and love of God. Most people responded to the question of "How did Man and the universe come into being?" with the <text:s/>answer that "God created them." Most of society greeted materialist and atheistic views with hostility, because they had no theory with which to back up their denial. </text:p>
      <text:p text:style-name="P6">The theory of evolution was put forward as a supposedly scientific foundation for materialism and—despite the fact that it was devoid of any element of truth— was depicted as a theory that accounted for the emergence of life. People were indoctrinated by such wide-ranging propaganda techniques as fake evidence, deception, fraud, forgeries, distortions, sleight of hand and demagoguery. As a result, evolution began to receive general acceptance.</text:p>
      <text:p text:style-name="P6">The support that Darwinism provided for atheism, first in Britain and then in all of Europe and America, is described by Professor Alister McGrath of Oxford University: "There is no doubt that Charles Darwin's theory of evolution caused the smouldering crisis of faith in Victorian England to burst into flames. If any scientific development can be said to have converted the Western world <text:soft-page-break/>to atheism is the theory originated by the book Origin of Species and subsequently developed by Darwin ..."<text:span text:style-name="T27">16</text:span> </text:p>
      <text:p text:style-name="P6">As the sections that follow shall detail, the theory of evolution, though discredited by science, is still highly influential in many parts of the world today, especially in Russia, China and some European countries, and still causes people to turn aside from religious moral values. </text:p>
      <text:p text:style-name="P6">Due to Darwinism's irrational and unscientific indoctrination, children from a very early age are led down a path that will often end in suffering and oppression. The world's schools, high schools and universities deceived young people into thinking <text:s/>that Man is an advanced species of animal, that the law of the jungle reigns even in civilized communities, that the strong are always in the right and will oppress the weak, and that life is a struggle for survival. This, understandably, causes major problems for the societies in which they grow up. The Darwinist system raises generations far removed from human love, who are cruel, aggressive and selfish and attach no importance to moral values. As a result, many countries suffer major problems from the hands of their own citizens. Hooligans, neo-Nazis, fascists, communists, anarchists and terrorists make these nations unbearable to live in. Although their governments are perfectly well aware of the root of this problem, they lack the power to put matters right.</text:p>
      <text:p text:style-name="P6">What needs to be done is to eliminate the root of the problem—in other words, to intellectually neutralize Darwinism. Many events have shown that by themselves, judicial and military measures are not sufficient. Pruning back nettles does not do away with nettles altogether. They merely grow back stronger and thicker. The solution lies in uprooting them entirely. Darwinist indoctrination lies at the root of the moral and social problems facing a great many societies today, and no permanent solution can be achieved until the error of this Darwinist indoctrination is brought into the light of day. </text:p>
      <text:p text:style-name="P26"/>
      <text:p text:style-name="P14">Darwinism Lies at the Heart of Savage Ideologies</text:p>
      <text:p text:style-name="P6">Those who look for a supposed middle way between Darwinism and Islam, who imagine that they can Islamicize this theory, ignore the harm it inflicts on mankind. They ignore the fact that savage ideologies such as fascism and communism have drawn their justification from Darwinism. Yet when we examine the wars, conflicts, anarchy and chaos experienced in the 20th century, we invariably confront Darwinism behind them. </text:p>
      <text:p text:style-name="P6">Soon after it was proposed, the theory of evolution broke out of the fields of biology and palaeontology and began influencing a great many areas, from human relationships to the interpretation of history, and from politics to social life. When the Darwinist falsehood that "Nature is a place of struggle and conflict" was applied to human society, then all sorts of twisted ideas assumed an allegedly scientific guise: Hitler's establishment of a "master race," Marx's perceiving the history of mankind as the history of class conflict, capitalism's expectation of the strong oppressing the weak, imperialist nations' ruthless exploitation and inhuman treatment of Third World countries, and the racist attacks and discrimination inflicted on people of color… Those who <text:soft-page-break/>regarded human beings as a more advanced species of animal had no hesitation about treading on the weak in one way or another, eliminating the sick and feeble or carrying out "ethnic cleansing" to do away with races they regarded as inferior. Their theory, which had now assumed a scientific mask, told them that such actions obeyed a "law of nature." </text:p>
      <text:p text:style-name="P26"/>
      <text:p text:style-name="P26"/>
      <text:p text:style-name="P14">The Darwinist Foundations of Fascism</text:p>
      <text:p text:style-name="P6">This philosophy was the intellectual starting point of fascism, because: </text:p>
      <text:p text:style-name="P1">1)<text:tab/>Darwinism endowed racism with a supposed legitimacy. It proposed the lie that the European white race was superior to other races such as Asiatics, blacks and Turks. By that justification, it claimed that the superior race could rule the weaker by whatever means. </text:p>
      <text:p text:style-name="P1">2)<text:tab/>Darwinism supposedly justified bloodshed. It claimed that throughout nature, there was a "fight to the death for survival"; that human individuals and races also engaged in this; and that it was natural for both the race and the individual to "eliminate" others in their own interests.</text:p>
      <text:p text:style-name="P6"><text:span text:style-name="T8">Nazism was one of Darwinism's darkest manifestations.</text:span> Hitler believed that the Aryan race, as embodied in the German nation, was superior to all other races and had been destined to rule over them. He dreamed of a 1,000-year world empire or "Thousand-Year Reich" soon to be constructed by the Aryan race. </text:p>
      <text:p text:style-name="P6">His supposed scientific basis for these racist theories was Darwin's theory of evolution. As he stated in his book <text:span text:style-name="T1">Mein Kampf,</text:span> he had been inspired by the very "struggle for survival" that Darwin imagined to exist in nature. Just as Darwin had, Hitler attributed ape-like status to non-European races and wrote, "Take away the North German Europeans from the history of mankind, and nothing remains but a monkey dance." <text:span text:style-name="T27">17</text:span> </text:p>
      <text:p text:style-name="P6">At the 1933 Nuremberg party rally, Hitler proclaimed that "Higher race subjects a lower race to itself… a right which we see in nature and which can be regarded as the sole conceivable right…"<text:span text:style-name="T27">18 </text:span>Believing in the Aryans' alleged superiority, Hitler claimed that superiority had been imparted by nature. That was the Nazi movement's ultimate objective, and their first step to achieving it was to separate inferior races from the Aryan "master race," and isolate them. At this point, the Nazis moved to implementing the theory of eugenics, which again had its roots in Darwinism. </text:p>
      <text:p text:style-name="P26"/>
      <text:p text:style-name="P14">Darwinism Approves and Confirms Eugenic Slaughter</text:p>
      <text:p text:style-name="P6">Eugenics—which mustered a large number of supporters in the first half of the 20th century—called for "improving" a race by means of the removal of the sick and handicapped and increasing the numbers of strong, healthy individuals. According to the theory of eugenics' perverted teachings, in the same way that animal breeds could be improved by mating superior specimens, so could the human race. As one might expect, it was Darwinists who came up with the concept. <text:soft-page-break/>Charles Darwin's nephew, Francis Galton, and his son Leonard Darwin were the leaders of the eugenics movement in Britain. The idea was clearly a natural consequence of Darwinism, as was especially emphasized in publications supporting the concept, which said, "Eugenics is mankind's directing its own evolution." The first person to adopt and spread eugenics in Germany was the evolutionist and biologist Ernst Haeckel, a close friend and supporter of Darwin. He recommended the immediate killing of handicapped newborn babies, suggesting that this would accelerate society's "evolution." He went even further in his cruel attitude, maintaining that lepers, cancer sufferers and the mentally handicapped should also be killed, lest these people pose a burden on society and slow down its "evolution." </text:p>
      <text:p text:style-name="P6">Haeckel died in 1919, but the Nazis inherited his ideas. Shortly after coming to power, Hitler initiated an official policy of eugenics, which he summarized in these words: </text:p>
      <text:p text:style-name="P1">In the popular state, the education of the mind and the body will play an important role, but human selection is just as important… The state has the responsibility of declaring as unfit for reproductive purposes anyone who is obviously ill or genetically unsound ... and must carry through with this responsibility ruthlessly, without respect to understanding or lack of understanding on the part of anyone … Stopping reproduction of the bodily degenerate or psychically ill for a period of only 600 years would lead… to an improvement in human health that can hardly be envisaged today. If the fertility of the healthiest members of the race were realized and planned, the result would be a race that… would have lost the seeds of bodily and spiritual decay which we now carry.<text:span text:style-name="T27">19 </text:span></text:p>
      <text:p text:style-name="P6">As a requirement of Hitler's ruthless policy, the mentally handicapped, the crippled, people born blind and with inherited diseases were rounded up into special "sterilization centers." These people were regarded as parasites impairing the purity and progress of the German race. Indeed, these people separated from society as a whole began being killed shortly afterwards, on the basis of a secret order from Hitler. </text:p>
      <text:p text:style-name="P6">The true cause of the countless disasters inflicted on the 20th century was the ruthless nature of such atheists as Hitler's Nazis followers. These people denied the existence of God and believed the lie that human beings were animals who had progressed by evolving. They regarded themselves as unfettered individuals with responsibility to no one. Since they had no fear of God and the Hereafter, their immorality and cruelty knew no bounds in their ruthless slaughter of millions. </text:p>
      <text:p text:style-name="P14">The Darwinist Slaughter Perpetrated by the Fascist Mussolini</text:p>
      <text:p text:style-name="P6">The support the theory of evolution gave fascism was not limited to Hitler's Germany. Hitler's contemporary and ally Benito Mussolini relied on Darwinism in forming his policies, using of the same concepts and claims in order to set Italy on imperialist foundations. Mussolini was a thorough Darwinist, who believed that violence had been a propelling force in history and that war led to revolution. For him, "the reluctance of England to engage in war only proved the evolutionary decadence of the British Empire."<text:span text:style-name="T27">20</text:span></text:p>
      <text:p text:style-name="P6"><text:soft-page-break/>Mussolini's warlike, aggressive and oppressive policies led to the slaughter of large numbers of people, to their being left homeless and alone, and to the ruin of nations. He founded quasi-military units known as the Blackshirts who carried all kinds of violent, and despotic acts, and applied violence and oppression in other countries as well as his own. He occupied Abyssinia (now Ethiopia) in 1935, and had slaughtered 15,000 people by 1941. He was not slow to portray the invasion of Abyssinia as justified according to Darwinism's racist views. According to Mussolini's perspective, the Abyssinians were inferior because they were black, and they should have seen it as an honor to be ruled by such a superior race as the Italians. The oppression inflicted on Muslims began with the invasion of Libya on 3 October 1911, and attacks against them even gained pace. The occupation of Libya only came to an end after Mussolini's death, with an agreement signed on 10 February 1947. Before that time, 1.5 million Muslims were ruthlessly slaughtered and hundreds of thousands injured.</text:p>
      <text:p text:style-name="P6">As can be seen from these examples, Hitler's and Mussolini's fascism regarded the strong and oppressive as in the right. Brute force, violence, war and aggression were the only ways to progress— an implementation of Darwin's lie that <text:span text:style-name="T1">the strong survive, the weak die, and there has to be a struggle to the death for survival </text:span>that led to the oppression of millions.</text:p>
      <text:p text:style-name="P26"/>
      <text:p text:style-name="P14">World War II, in Which Millions Died, Originated in Darwinism</text:p>
      <text:p text:style-name="P6">Inspired by Darwinism, fascist ideologues regarded war as a necessity. Based on that claim, they inflicted numerous sufferings on both their own peoples and on other peoples of the world, and initiated World War II. Given their point of view, it's completely accurate to say that Charles Darwin was one of those chiefly responsible for the suffering experienced during the World War II. Dr. Jerry Bergman has made this analysis of Darwinism's influence: </text:p>
      <text:p text:style-name="P1">The evidence is very clear that Darwinian ideas had a tremendous impact on German thought and practice… In fact, Darwinian ideas had a tremendous influence on causing World War II, the loss of 40 million lives, and the waste of about 6 trillion <text:s/>dollars. Firmly convinced that evolution was true, Hitler saw himself as the modern savior of mankind… By breeding a superior race, the world would look upon him as the man who pulled humanity up to a higher level of evolution.<text:span text:style-name="T27">21</text:span></text:p>
      <text:p text:style-name="P6">Of course, there had been countless wars before Darwin ever proposed his theory. But under the influence of the theory of evolution, war was for the first time legitimated and supported by science. In an article titled "The Philosophy and Morals of War," which elicited a huge reaction in America, Max Nordau stressed Darwin's negative role <text:s/>on the subject of war: </text:p>
      <text:p text:style-name="P1">The greatest authority of all the advocates of war is Darwin. Since the theory of evolution has been promulgated, they can cover their natural barbarism with the name of Darwin and proclaim the sanguinary instincts of their inmost hearts as the last word of science.<text:span text:style-name="T27">22</text:span></text:p>
      <text:p text:style-name="P6">Darwinism led the way for all the ideas that would result in war and its supposed scientific foundations. Despots who viewed war as an indispensable condition for human progress caused <text:soft-page-break/>the slaughter of millions. Historians, sociologists and even evolutionists themselves, openly express the savagery for which Darwinism laid the foundations. It is obviously a grave error to try to reconcile Darwinism with Islam, the religion of peace, love and tolerance. Muslims must scrupulously avoid such a mistake and must have no hesitations about waging an intellectual struggle against Darwinism, an ideology that legitimizes the ruthless slaughter of innocents.</text:p>
      <text:p text:style-name="P13"/>
      <text:p text:style-name="P14">PRESENT-DAY EXPONENTS OF DARWINISM: Neo-Nazis</text:p>
      <text:p text:style-name="P42"/>
      <text:p text:style-name="P19"/>
      <text:p text:style-name="P39">Fascist leaders like Hitler and Mussolini and the organizations loyal to them (the SA, SS and Gestapo, or Mussolini's Blackshirts) have vanished from the stage of history. But neo-fascist groups that follow their ideology are still active today. In recent years, especially racist and fascist movements have re-arisen in various European countries. Heading the list are the neo-Nazis in Germany— unemployed street youths, drug addicts and people with violence in their hearts, bearing all the traits of the fascist character.</text:p>
      <text:p text:style-name="P39">Just like Hitler and the original Nazis, the neo-Nazis have adopted a Darwinist mentality. Their websites, prepared with the aim of spreading racist propaganda, contain quotes from and praise of Darwin. Their web pages portray Darwinism as a theory that must be accepted. </text:p>
      <text:p text:style-name="P40"><text:span text:style-name="T41">These groups, the successors of Darwin and fascists such as Hitler, are still continuing to attack and kill. Judicial measures alone are insufficient to restrain these inhuman groups. The one sure way of putting an end to their barbarity is waging a serious intellectual struggle alongside law-and-order measures. So long as these people regard racism as a law of nature and are not defeated on the plane of ideas, there will be no end to their savagery.</text:span> </text:p>
      <text:p text:style-name="P41">Darwinism is a State Policy for Communist Leaders</text:p>
      <text:p text:style-name="P6">Communism, without doubt the most harmful ideology of the 20th century, was founded by two German philosophers, Karl Marx and Friedrich Engels. Reaching its historic peak in the 19th century, it shed far more blood worldwide than the genocides of the Nazis and imperialist states. It massacred innocents, spreading violence, fear and despair. No matter if communism is regarded as having collapsed in 1991, it has left its wreckage behind. The darkness of communism and Marxism, and the materialist philosophy that averts people from religious moral values continue to influence those societies where communism once reigned supreme. </text:p>
      <text:p text:style-name="P6">This ideology, which spread terror across the world in the 20th century, actually embodied an idea that's been around since ancient times—materialist philosophy, which regarded matter as the sole absolute. Communism, building on that philosophy, entered the world agenda in the 19th century. Marx and Engels, communism's intellectual fathers, sought to describe materialist philosophy by means of a new method known as "dialectics," the assumption that all progress in the universe was obtained as the result of conflict. Based on that hypothesis, Marx and Engels attempted to interpret all of world history. Marx claimed that the history of mankind was one of conflict, that the present conflict was that taking place between workers and capitalists, and that the workers would soon rise up and carry out a communist revolution. </text:p>
      <text:p text:style-name="P6">The earliest founders of communism, like all materialists, harbored a deep hostility towards belief in God. Marx and Engels, both dyed-in-the-wool atheists, thought that for communism to succeed, it was essential for religious faith to be eradicated. However, Marx and Engels were lacking one element; they needed to give their ideology a scientific appearance in order to influence wide masses of people. At that point was born the deadly alliance that led to so much suffering, chaos, mass slaughter, and fighting and separatism that erupted in the 20th century. The main claims proposed by Darwin in his book <text:span text:style-name="T1">The Origin of Species</text:span> were just what Marx and Engels were looking for. Darwin maintained that living things emerged as the result of a "fight for life"— in other words, through a "dialectical conflict." Furthermore, he had rejected religious beliefs by rejecting creation. This was an opportunity that Marx and Engels couldn't miss. </text:p>
      <text:p text:style-name="P6">So great was Darwinism's importance to communism that as soon as Darwin's book was first published, Engels wrote to Marx, <text:span text:style-name="T1">"Darwin, whom I am just now reading, is splendid."</text:span><text:span text:style-name="T27">23</text:span> In his reply on 19 December, 1860, Marx wrote, <text:span text:style-name="T1">"This book contains the basis in nature for our view."</text:span><text:span text:style-name="T27">24</text:span> On 16 January 1861, in a letter to another socialist, his friend Ferdinand Lassalle, Marx wrote, "Darwin's work is most important and suits my purpose in that it provides a basis in natural science for the historical class struggle"<text:span text:style-name="T27">25</text:span> again emphasizing Darwinism's importance <text:s/>for communism. </text:p>
      <text:p text:style-name="P6">Marx demonstrated his admiration towards Darwin by dedicating his most important work, <text:span text:style-name="T1">Das Kapital,</text:span> to him. He penned these words in the German edition of the book: <text:span text:style-name="T1">"To Charles Darwin, from Karl Marx, a true admirer."</text:span><text:span text:style-name="T27">26</text:span></text:p>
      <text:p text:style-name="P6">Engels expressed his admiration for Darwin elsewhere: <text:span text:style-name="T1">"Nature operates not as metaphysics, but as dialectic. In that regard, the name of Charles Darwin must be remembered above all others."</text:span><text:span text:style-name="T27">27</text:span> </text:p>
      <text:p text:style-name="P6"><text:soft-page-break/>Engels praised Darwin in a manner comparable to Marx, saying, "In the same way that Darwin discovered the universal law in organic nature, so Marx discovered the universal law in the history of mankind."<text:span text:style-name="T27">28</text:span> The connection between Darwinism and Marxism is a fact accepted by everyone today. Even in biographies of Marx, this connection is emphasized. One biography of him describes the link in these terms: <text:span text:style-name="T1">"Darwinism presented a whole string of truths supporting Marxism and proving and developing the truth of it. The spread of Darwinist evolutionary ideas created a fertile ground for Marxist ideas as a whole to be taken on board by the working class… Marx, Engels, and Lenin attached great value to the ideas of Darwin and pointed to their scientific importance, and in this way the spread of these ideas was accelerated."</text:span><text:span text:style-name="T27">29</text:span></text:p>
      <text:p text:style-name="P6">Mao, one of the bloodiest murderers in history, was also a confirmed Darwinist. As a result of Mao's commands, some 10 million people were killed directly, while another 20 million who refused to obey him died in prisons. Mao describes the philosophical basis on which he built this order this way: "The foundation of Chinese socialism rests upon Darwin and the Theory of Evolution."<text:span text:style-name="T27">30</text:span></text:p>
      <text:p text:style-name="P6">Being a Marxist and an atheist and a firm believer in evolutionism himself, Mao mandated that the reading material used in this early day 'Great Leap Forward' in literacy would be the writings of Charles Darwin and other materials supportive of the evolution paradigm.<text:span text:style-name="T27">31</text:span> When the Chinese communists seized power in the 1950s, they adopted the theory of evolution as the foundation of their ideology. But in fact, Chinese intellectuals had already adopted it long before that: "During the 19th century, the West regarded China as a sleeping giant, isolated and mired in ancient traditions. Few Europeans realized how avidly Chinese intellectuals seized on Darwinian evolutionary ideas and saw in them a hopeful impetus for progress and change. According to the Chinese writer Hu Shih, when Thomas Huxley's book <text:span text:style-name="T1">Evolution and Ethics</text:span> was published in 1898, it was immediately acclaimed and accepted by Chinese intellectuals. Rich men sponsored cheap Chinese editions so they could be widely distributed to the masses."<text:span text:style-name="T27">32</text:span></text:p>
      <text:p text:style-name="P6">All these facts go to underscore the enormous error made by those who exhibit a passive and defeatist attitude in the face of Darwinism and either ignore or underestimate the intellectual struggle against this perverted theory. Those who imagine Darwinism as harmless must not forget that they are faced with a theory that all Marxist ideologists fiercely supported, the cornerstone of communist ideology. The easiest way for those who try to reconcile Islam with the theory of evolution, constantly espoused by Marxist, Leninist and Maoist publications and referred to by such leaders, to see how seriously they have been misled is to keep their eyes open to the true face of the theory. </text:p>
      <text:p text:style-name="P26"/>
      <text:p text:style-name="P26"/>
      <text:p text:style-name="P26"/>
      <text:p text:style-name="P14">Darwinist Communism's Cost in Human Suffering</text:p>
      <text:p text:style-name="P6">Terrorists who adopted the Darwinist-materialist worldview sought shelter up in the mountains, like the animals they imagined their "primitive" forerunners to have been, and lived in <text:soft-page-break/>caves under squalid conditions. They were quite capable of murdering babies, the elderly and the innocent without a moment's thought. Since they did not regard themselves or other humans as beings with a soul, mind, conscience and understanding created by God, they treated them—and one another—just like animals. The resulting cost in suffering is summarized as follows in <text:span text:style-name="T1">The Black Book of Communism: </text:span></text:p>
      <text:p text:style-name="P6">International Communist Movement </text:p>
      <text:p text:style-name="P6">and communist parties not in power: around 10,000 dead</text:p>
      <text:p text:style-name="P10">Latin America: <text:tab/>150,000 dead </text:p>
      <text:p text:style-name="P10">Eastern Europe: <text:tab/>1 million dead</text:p>
      <text:p text:style-name="P10">Vietnam: <text:tab/>1 million dead</text:p>
      <text:p text:style-name="P10">Afghanistan: <text:tab/>1.5 million dead</text:p>
      <text:p text:style-name="P10">Africa: <text:tab/>1.7 million dead</text:p>
      <text:p text:style-name="P10">Cambodia: <text:tab/>2 million dead </text:p>
      <text:p text:style-name="P10">North Korea: <text:tab/>2 million dead </text:p>
      <text:p text:style-name="P10">USSR: <text:tab/>20 million dead</text:p>
      <text:p text:style-name="P10">China: <text:s/><text:tab/>65 million dead</text:p>
      <text:p text:style-name="P10">The total of dead approaches 100 million.<text:span text:style-name="T27">33</text:span></text:p>
      <text:p text:style-name="P6">Communism and materialism's hostility toward religion revealed itself in its full intensity during and after the Bolshevik Revolution. Stalin ordered dozens of churches and mosques torn down, a sign of communism's hatred of religion. Although the great majority of the Russian population was religious, they were prevented from fulfilling their observances. The tradition of a common holiday on Sundays, when Christians attend church, was abandoned. Everyone was to work for five days, resting on any of the other days of the week. By 1936, 65% of the mosques and 70% of the churches had been demolished. In 1967, Enver Hodja, the communist leader of Albania who was renowned for his atheism, declared Albania to be the world's first religion-free state. </text:p>
      <text:p text:style-name="P6">Clergymen were arrested for no reason, and some were killed while in detention. In 1948 two bishops and 5,000 clergy were executed. Muslims were being murdered in the same way. The country's daily <text:span text:style-name="T1">Nendori </text:span>announced that a total of 2,169 mosques and churches, 327 of them Catholic places of worship, had been closed. </text:p>
      <text:p text:style-name="P6">Today, dialectical materialism and communism may seem to have collapsed. Yet that is misleading, because in a cunning manner, the same ideology is continuing its activities under different names in a great many countries of the world, and is even organizing terrorist actions in Turkey. Materialism is active in secret, and rational people of good conscience must not relax their guard. The intellectual struggle against these dangerous ideologies and against their foundation, Darwinism, is essential. </text:p>
      <text:p text:style-name="P26"/>
      <text:p text:style-name="P14">Darwinism Produces Followers who Regard Savagery as Justified</text:p>
      <text:p text:style-name="P6"><text:soft-page-break/>Both communism and fascism are enemies of mankind. They order their adherents to burn and destroy, to inflict fear, doubt, alarm and savagery on others, to attack the military and police forces in their own countries, and to kill without batting an eye. In both fascist and communist systems, a common mindset prevails: Such human emotions as compassion, sympathy and conscience are entirely eliminated. Society is turned into an arena where wild animals fight to live and survive. Just as a wild animal will fight to the death members of its own species to obtain food and territory, so human beings are expected to behave in exact the same way. Charles Darwin's dogma teaches them that they are essentially animals, who need to fight for survival in the same way that animals do. </text:p>
      <text:p text:style-name="P6">In his book <text:span text:style-name="T1">Evolution for Naturalists</text:span>, P. J. Darlington, himself an evolutionist, admits that savagery is a natural consequence of the theory of evolution and that even this belief needs to be regarded as perfectly legitimate: "The first point is that selfishness and violent are inherent in us, inherited from our remotest animal ancestors… Violence is, then, natural to man, a product of evolution."<text:span text:style-name="T27">34</text:span> <text:s/></text:p>
      <text:p text:style-name="P6">As can be seen from his admission, for evolutionists who accept ideologies that have adopted Darwin's theory as their guide, it is perfectly natural to perceive other humans as animals, to treat them in an appropriate manner, and to oppress them generally. By approving Darwinist ideology, such a person forgets that we have a Creator, his purpose on Earth and that in the Hereafter, he will have to account for his deeds in this world in the presence of God. As a result, like all others who have lost their fear of God, he becomes selfish, ruthless and oppressive, thinking solely of his own advantage, and perhaps even a cold-blooded killer. </text:p>
      <text:p text:style-name="P6">For the last 150 years, certain Western nations have raised their young people with Darwinist and materialist ideology, producing aggressive and ruthless young people known as "communists" or "fascists" or "neo-Nazis." They then attempt to prevent these crime machines of their own making from shedding blood and becoming hostile to the state. These countries' gravest error is first, to create these criminal types through Darwinist education and then desperately hunt for some way to rein them in. </text:p>
      <text:p text:style-name="P6">But what actually needs to be done is obvious: Darwinism needs to be eradicated by means of a war of ideas. The way to do this is to abandon Darwinist education and to explain to people that they are not irresponsible animals but individuals created by God, possessed of souls, who will have to account for their actions in the Hereafter.</text:p>
      <text:p text:style-name="P6">With the intellectual eradication of Darwinism and the harmful ideologies it supports, just one single truth will remain: the fact that God created the universe and all human beings. People realizing this will sincerely turn towards religion. As people turn to religious moral values, the suffering, troubles, slaughter, catastrophes, injustices in the world will come to an end, and be replaced by enlightenment, well-being, wealth, abundance, health and plenty. In order for that to happen, all superstition and dangerous ideas must be intellectually demolished and replaced by true ideas that will bring goodness to mankind. Responding to fire with fire, to aggression with still <text:soft-page-break/>more aggression, is no solution. The solution is to defeat the ideas held by those who act that way and to patiently and gently explain to them the one Truth that needs to replace them.</text:p>
      <text:p text:style-name="P6">Those are mistaken who imagine that conflict, anarchy, terror, revolt, chaos, violence, ruthlessness and the oppression of the weak are inevitable. What is natural for human beings is a climate of peace, security, trust, brotherhood, friendship, honesty, tolerance, love, affection, understanding and respect. This can only be ensured by the sovereignty of religious moral values and the intellectual elimination of Darwinism. </text:p>
      <text:p text:style-name="P14"/>
      <text:p text:style-name="P14">Darwinist View of Life Results in Moral Degeneration </text:p>
      <text:p text:style-name="P6">Those who underestimate or ignore Darwinism's effects are also unaware of the reasons why people abandon religious moral values in favor of atheism. But no doubt that the worst catastrophe Darwinism inflicts is how it leads people to atheism. In any society that turns its back on religious moral values, a moral and spiritual collapse soon follows. Examples of this can be seen throughout societies today.</text:p>
      <text:p text:style-name="P6">Today, the numbers of those who consciously support Darwinism are not large. However, this minority shapes social life in just about all spheres and has the means to indoctrinate large masses of others with their own world views. For example, the most university teachers, many cinema directors, and the editors of world-famous publishing houses, newspapers and magazines are predominantly materialists and/or Darwinists. Therefore, the audiences they address get taken in by their indoctrination and adopt evolutionary ideas incompatible with religion. As a result, these atheistic ideas enjoy widespread acceptance.</text:p>
      <text:p text:style-name="P6">This widespread dominion that Darwinists enjoy has a very powerful and literally "hypnotic" effect over society. Young people in particular are easily deceived by new ideas—in this case, Darwinist and materialist indoctrination. It is a simple matter to shape young people's view of the world through the books and magazines they read, the films they watch, the plays they see or the music videos and song lyrics they listen to—as well as, most importantly of all, the education they receive. In fact, this intense Darwinist propaganda is the reason why people for the last 150 years have believed the theory of evolution to be scientific fact, despite all its deceptions and lack of scientific credibility. </text:p>
      <text:p text:style-name="P6">Another point to emphasize is that atheist propaganda is seldom carried out openly these days. Atheist and materialist circles mock religious matters or piety with well-known celebrities. They employ terms disrespectful of God, destiny and religion in song lyrics, novels, films, newspaper headlines and jokes (surely God is beyond that). And these are only a few examples of their covert methods. </text:p>
      <text:p text:style-name="P6">Subjects related to Darwinism, on the other hand, are the tools that atheist propaganda employs most frequently. The lie that our forerunners were apes is frequently repeated in even the most irrelevant contexts. When it comes to analyzing human psychology, evolutionist claims are even stated "between the lines'—by implication. Thus even if they claim to believe in God and <text:soft-page-break/>religion when asked, the result is still communities who take religion, the Hereafter and moral responsibilities very lightly (surely God is beyond this), who fail to reflect properly, who lack any fear of God and do not truly believe in Him. People with no fear of God or faith in Him, know no bounds in any matter and start behaving like the animals they imagine to have been their forebears. One cannot expect people with no fear of God to maintain the bounds He has set, because they imagine that no such bounds exist. They may engage in all forms of immorality so long as they keep it hidden from other's gaze. </text:p>
      <text:p text:style-name="P6">Indeed, the present day is seeing the increasing spread of a mentality—among young people and certain sections of society in particular—that exceeds these bounds and ignores moral values. This is the consequence of a turning away from religious morality as a result of Darwinist indoctrination. Those who imagine themselves unrestrained and accountable to no one exhibit more degenerate behavior with every passing day. </text:p>
      <text:p text:style-name="P6">Adultery, which is very nearly praised and esteemed and even actually encouraged in some media, causes nobody to raise an eyebrow. Closer examination shows atheism at the heart of murder, prostitution, falsehoods and fraud, bribery and corruption —in short, of all forms of immoral behavior. The most effective method of spreading this atheism is repeated indoctrination with the Darwinist lie that Man emerged as the result of uncontrolled chance." </text:p>
      <text:p text:style-name="P6">Ken Ham, author of <text:span text:style-name="T1">The Lie: Evolution</text:span>, draws attention to the irreligiousness to which Darwinism leads: "If you reject God and replace Him with another belief that puts chance, random processes in the place of God, there is no basis for right or wrong. Rules become whatever you want to make them. There are no absolutes–no principles that must be adhered to. People will write their own rules..."<text:span text:style-name="T27">35 <text:s/></text:span>Some people may think that moral values can be preserved with the rules they themselves set, and that social order can thus be established. Yet this is not a correct diagnosis. Of course there must be laws and rules to make social order possible, and these help preserve moral values. However, these laws can be abided by fully and order acceptable to everyone be maintained, only through the moral virtues that a belief in God and the Day of Judgment brings with it. </text:p>
      <text:p text:style-name="P6">Theodious Dobzhansky is one of those Darwinists who admit that Darwinism prepares the foundations for moral degeneration. He describes how the idea of natural selection, the basis of Darwinism, weakens a society's moral values: </text:p>
      <text:p text:style-name="P1">Natural selection can favor egotism, hedonism, cowardice instead of bravery, cheating and exploitation, while group ethics in virtually all societies tend to counteract or forbid such "natural" behavior, and to glorify their opposites: kindness, generosity, and even self-sacrifice for the good of others of one's tribe or nation and finally of mankind.<text:span text:style-name="T27">36</text:span></text:p>
      <text:p text:style-name="P6">Dobzhansky draws our attention to a very significant fact: the Darwinist mindset can never accept proper moral virtues such as generosity, self-sacrifice, loyalty, faithfulness and helpfulness. Darwinism regards them as elements that retard the supposed evolutionary process. According to Darwinism, in order for the fictitious process of evolution to continue, people have to be ruthless, selfish, unloving and disloyal. Obviously it's impossible to speak of peace, security and stability in <text:soft-page-break/>any society in which such an understanding receives wide acceptance. Careful examination soon reveals the deep havoc wrought by the Darwinist mentality. Societies are indoctrinated with the idea that people living with no bonds of mutual aid, self-sacrifice, love or respect, alienated from one another, are the result of a supposedly progressive civilization. The lie is constantly repeated that this selfishness needs to be tolerated if there is to be greater production and progress. In fact, however, this is the result not of progress and civilization, but of people lowering themselves to the level of animals. But human beings are entities created by God with a mind and consciousness, a conscience and a soul that distinguish them from all other living things. Under the spell of Darwinist-materialist morality, some forget these attributes and descend to the kind of superficiality, immorality, lack of conscience and awareness rarely to be seen even in animals. They then offer a supposedly scientific excuse for their lack of consciousness and will by saying, "We descended from animals, so these traits are our genetic inheritance."</text:p>
      <text:p text:style-name="P6">Based on that distorted way of thinking, many Darwinist behavioral scientists claim that the reason why human beings commit crimes is the inheritance bequeathed to them from their animal forebears and still lodged in their "old" or "reptile brain." In his book <text:span text:style-name="T1">Ever Since Darwin</text:span>, the evolutionist Stephen Jay Gould reports this claim, which was first made by the Italian physician Cesare Lombroso: </text:p>
      <text:p text:style-name="P1">Biological theories of criminality were scarcely new, but Lombroso gave the argument a novel, evolutionary twist. Born criminals are not simply deranged or diseased; they are, literally, throwbacks to a previous evolutionary stage. The hereditary characters of our primitive and apish ancestors remain in our genetic repertoire. Some unfortunate men are born with an unusually large number of these ancestral characters. Their behavior may have been appropriate in savage societies of the past; today, we brand it as criminal. We may pity the born criminal, for he cannot help himself…<text:span text:style-name="T27">37</text:span></text:p>
      <text:p text:style-name="P6">In other words, Darwinists maintain that such behavior as killing, the infliction of suffering, theft and conflict are all genetic inherited from our supposedly ape-like ancestors. Therefore, according to this groundless claim, a person's crimes are not attributable to him at all, and must be excused. As these irrational and illogical claims show, the Darwinist way of thinking totally disregards our human conscience, willpower and ability to make decisions and judgments, and regards Man as a mindless creature that behaves just like animals, according to instinct. This twisted concept maintains that if a savage lion cannot display virtuous behavior by restraining its inner aggression, overcoming its anger, and exhibiting patience and forgiveness, so will a human being inevitably behave in the same exact way. Obviously, any society that harbors such people will lack peace and security, and be in constant conflict and chaos. </text:p>
      <text:p text:style-name="P6">According to the errors of Darwinists and materialists, the entire universe—human beings included—is the product of a series of coincidences. As people are indoctrinated with this concept, they begin to imagine they are untrammeled and answerable to no one. <text:s/>A person with no aims does not reflect or set out to improve himself. He is uncaring, mocking, insensitive, unable to use his conscience, recognizing no bounds or rules. He possesses no virtues or redeeming features. <text:soft-page-break/>According to his own twisted view, he should spend his time in this world in the same way as others—advanced animals like himself—after meeting certain basic needs, enjoying himself as much as possible and then waiting for death. This is a vision of life in the animal kingdom adapted to human beings. And on closer inspection, you can see how a great many people live these lives predicted by Darwinists, even if they remain unaware of the technical details of <text:s/>Darwinism itself. </text:p>
      <text:p text:style-name="P6">But such people fall prey to deep pessimism, depression and despair because they live aimless lives that must inevitably come to an end. Believing that with death, everything will vanish and be as nothing causes people to close in on themselves and become unhappy. One of the underlying causes of depression, psychological disturbances, and suicides are the negative impact of the Darwinist philosophy on people's minds. </text:p>
      <text:p text:style-name="P6">Societies that forget or ignore the fact that our Almighty Lord created the entire universe out of nothing and has also created everything with a purpose inevitably condemn themselves to a moral and spiritual collapse. By themselves, wealth, well-being and economic prosperity cannot bring peace and security. When people do not obey their reasons and consciences, and regard themselves as aimless and purposeless, many things cause them to fall victim to unhappiness, and hopeless pessimism. For these people who imagine that they will come to nothing when they die, what matters most is the regret and despair they will feel upon seeing the Hereafter. </text:p>
      <text:p text:style-name="P6">Yet anyone who believes in God and the existence of the Hereafter recognizes that true life lies in the Hereafter, not in this world. He always feels the joy and hope of obtaining God's approval and the Paradise. He submits to God in all things and thus never falls victim to hopelessness or pessimism. </text:p>
      <text:p text:style-name="P6">As we have seen, it is absolutely impossible for Darwinism's world view to be reconciled with Islamic moral values, for the two to be combined, or for there to exist any middle ground between them. They are diametrically opposed to one another. The moral values advised by Islam are rejected by Darwinist ethics. Love, affection, compassion, sharing, solidarity, helping the needy and self-sacrifice—virtues that form the very foundation of Islamic moral values—are regarded as weaknesses in Darwinism. Therefore, those who try to depict Darwinism as something innocent that can be reconciled with Islam need to think again and abandon their weak, helpless and passive attitude. The evolutionary propaganda they see in newspaper reports, magazine articles and on television programs have a meaning way beyond being work supposedly carried out "in the name of science." Every task performed in favor of Darwinism is as a deadly poisoned arrow directed at the minds of people ignorant on this subject. It is of vital importance to prevent this poisonous propaganda, realize the scale of the danger it poses, and lose no time in the intellectual struggle against the threat. </text:p>
      <text:p text:style-name="P35"/>
      <text:p text:style-name="P14">Terror Finds the Scope to Exist through Darwinism</text:p>
      <text:p text:style-name="P6">In recent years, terrorism has become a danger facing the most advanced countries in the world. No country is now safe from the threat of terrorist attacks. Precautionary measures, new <text:soft-page-break/>laws and increased security precautions are a long way from eliminating the threat. By now, everyone is aware what a huge danger terrorism represents, yet most are unaware that Darwinism is actually this scourge's ideological foundation. The lie that "Man is a fighting animal" inculcated into people's subconscious minds has an obviously major effect. Darwinism sets out for people a "world view" and "method", whose basic concept is "Conflict with anyone who is not of one's own group." </text:p>
      <text:p text:style-name="P6">Throughout the world, there are various beliefs, worldviews and philosophies that may respect the existence of others not like themselves, seek to establish dialogue with them and to follow a "humane" path. Or else they may choose the path of conflict and try to secure an advantage for their own philosophy by damaging others not like themselves, in other words, to behave like animals. </text:p>
      <text:p text:style-name="P6">The spread of terrorism in the world is the result of the second path. To combat terrorism, therefore, what needs to be done is to eliminate its fundamental basis: to engage in an intellectual struggle against Darwinism. Once Darwinism on the intellectual plane has been eliminated, terrorist organizations will collapse, because no scientific foundation remains to them. And the scourge of terror will finally come to an end. </text:p>
      <text:p text:style-name="P6">But so long as efforts are made to preserve Darwinism, and as long as people are indoctrinated with Darwinist ideas, it will be impossible to put an end to terror. Teaching Darwinism in schools, we cannot be surprised at young people who join terrorist organizations—because in order to become a terrorist, one must first believe that the other party is not fully human, that conflict is a law of nature, that killing and murder are therefore legitimized, and that one has no responsibility toward anyone else—in other words, one must accept Darwinism. It's meaningless to speak of love, tolerance, compassion or peace to anyone who was brought up for long years on the falsehoods that unconscious molecules combined to give rise to life, that they themselves are a species of animal, and that progress without conflict is impossible. Neither asking how he manages ruthlessly killing innocent people can do any good. It is pointless to expect such an individual to show any respect for others, to abide by the law, or to obey the state.</text:p>
      <text:p text:style-name="P6">It bears repeating that those who have received a Darwinist, materialist education are behind the brutal killings, the oppression inflicted on their fellow humans, terror, separatism and hostility to religion and the state. It is essential, therefore, to put an end to Darwinist education, particularly in the West. The education system in most countries attach considerable importance to materialism and Darwinism and spend millions on teaching this to their young students. Then they later spend millions more to forestall terrorist events in their countries. In a country in which Darwinist-materialist principles are taught in schools and universities and where the Darwinist mindset is inculcated on the media, it is insincere to ask "To what can anarchy and terror be ascribed?" States that provide a Darwinist-materialist form of education and then later criticize the actions that result are behaving with grave inconsistency.</text:p>
      <text:p text:style-name="P6">If they sincerely wish to prevent terror, first they must halt the Darwinist-materialist education that serves as the cornerstone of anarchy and terrorism and that supposedly justifies conflict and <text:soft-page-break/>the "fight for life" in which the strong will be <text:s/>victorious. If they spent those millions on teaching how materialism and Darwinism are ideas very far removed from being scientific, that they are full of nonsense and completely unrealistic, then the problem would resolve itself entirely. </text:p>
      <text:p text:style-name="P6">The facts presented so far make it clear what a grave threat Darwinism poses. Those who nonetheless imagine, that Darwinism either represents no danger, or else is over and done with and who seek to disseminate these errors are—knowingly or unknowingly—helping the theory to grow and develop. When they spread that kind of information, society forms the view that there is no such danger. What follows as a result is an intellectual insensitivity to Darwinist propaganda, scientific fraud, and indoctrination; and precautions fail to be taken. On the other hand, proponents of the theory of evolution continue to make their own preparations, using their outdated information, and defend their theory strongly at every opportunity. They work hard to keep their theory alive, albeit by using with fraud and distortion. </text:p>
      <text:p text:style-name="P6">All Muslims have an important responsibility to eliminate all ideas opposed to religious moral values and which deny the existence of God, and to use the truth in order to eradicate superstition. It would be a grave mistake to ignore this responsibility and seek to come to an "understanding" with the proponents of denial on some supposed common ground, to make concessions to the other side, or to surrender to their ideas. For that reason, certain Muslims who have been taken in by the evolution deception should reconsider the position they defend. For instance, it is not a Muslim's duty to seek to "Islamicize communism" in any society in which communism has taken hold. That dead end bears no positive fruits and which, on the contrary, will actually benefit communism. A Muslim's duty is to completely demolish communism as a philosophy, to tear it down intellectually and in its place, to reveal the truth of Islam. In the same way, a Muslim's duty in the face of Darwinism is not to seek to Islamicize it, but to undermine that great intellectual lie and replace it with the fact of creation. </text:p>
      <text:p text:style-name="P6">All Muslims must therefore act out of that awareness and not ally themselves with the Darwinism that underlies all the atheistic philosophies on Earth. That being so, what they need to do is refuse to permit young people to be brainwashed anywhere at all—in educational institutions, books, in press or publishing organs, or on social platforms—but instead to direct them to reflect on the rationality foreseen by the Qur'an and now confirmed by science. Although this indoctrination has been around for 150 years, it is devoid of any scientific worth and easy to overcome. </text:p>
      <text:p text:style-name="P6">To date, many sincere Muslims may have accepted the hypothesis of evolution, sought means of reconciling it with Islam, and have even actively supported this conjecture under various circumstances. Yet the moment a Muslim identifies his error, Islamic moral values require that he must immediately turn towards the true path. Supporting Darwin's hypothesis before one becomes aware of its destructive effect on society is by no means the same as supporting this superstitious belief even after learning of the harm it has wreaked over hundreds of years. After a person learns the facts, the proper and virtuous approach is to listen to the voice of his conscience and to go into action right away in supporting the intellectual struggle against this damaging ideology. If Muslims <text:soft-page-break/>come together as one to wage an intellectual campaign against Darwinism, they will definitely produce results in a very short time, and this outdated theory will duly be consigned to the history books. Hopefully, certain Muslims who have mistakenly aligned themselves with Darwinism will not persist in their erroneous attitude and not close their eyes to the truth. </text:p>
      <text:p text:style-name="P14">Darwinism's Harmful Influence Still Persists</text:p>
      <text:p text:style-name="P6">As we have frequently emphasized earlier in this book, some of the faithful imagine that the concept of evolution is a thing of the past that receives no acceptance from modern science, so there is no reason for Muslims to worry over any dangers it poses. They therefore regard the revealing of the theory's frauds, its unscientific claims, and the terrible disasters it has wreaked on the world, as unimportant. They undervalue those engaged in the intellectual struggle against Darwinism, and dismiss their activities as unnecessary. </text:p>
      <text:p text:style-name="P6">Yet these people are making a serious error, having closed their eyes to manifest truths. Contrary to what they imagine, the theory of evolution still attracts support from a wide cross-section of society, solely because of its ideological features. In many countries, Darwinists remain highly influential in the universities, the media and educational institutions. In addition, their influence is constantly on the rise. Although scientific facts have buried this theory and deprived it of all its foundations, there has been no weakening in their devotion to Darwinism. Evolution, which constitutes the supposed scientific basis of the materialist and atheist worldview, is still supported uninterruptedly by certain circles, no matter what the cost. </text:p>
      <text:p text:style-name="P6">The fact that Darwinism is supported out of ideological concerns is described by the American professor Phillip Johnson, one of the scientists who criticizes the theory of evolution. In an article, he analyzes the claims made by the Marxist zoologist Richard Lewontin: </text:p>
      <text:p text:style-name="P1">Darwinism is based on <text:span text:style-name="T1">a priori</text:span> commitment to materialism, not on a philosophically neutral assessment of the evidence. Separate the philosophy from science, and the proud tower collapses. When the public understands this clearly, Lewontin's Darwinism will start to move out of the science curriculum and into the department of intellectual history, where it can gather dust on the shelf next to Lewontin's Marxism.<text:span text:style-name="T27">38</text:span></text:p>
      <text:p text:style-name="P6">Evolutionists have literally pressured the scientific world. Scientific publications constantly issue biased interpretations, in which, the theory of evolution is portrayed as established fact. The popular media, which has a great influence over a wide public, reports irrelevant findings and subjects as if they were new proofs of evolution. These reports distort the true facts, and mislead the public. The schools and universities of a great many countries support Darwinist academics, and make efforts to obstruct the careers of scientists who believe in God. Since they reject Darwinism, their books and articles do not get published, and they are inaccurately accused of "backwardness." If scientists in most Western countries want to pursue academic careers, they are obliged to turn a blind eye to Darwinist nonsense or even to support it against their will. Otherwise, it is very difficult to rise in one's academic career or even enjoy tenure in a university. </text:p>
      <text:p text:style-name="P6"><text:soft-page-break/>Professor of Biochemistry Michael Behe describes how materialism dominates the world of science and how science is presented: "So information about the universe works almost invariably passes through a rigid materialistic filter before it reaches to the general public."<text:span text:style-name="T27">39</text:span></text:p>
      <text:p text:style-name="P6">This attitude of Darwinists is also clearly described by the evolutionist Frank Harold in his book <text:span text:style-name="T1">The Way of the Cell:</text:span> </text:p>
      <text:p text:style-name="P1">We should reject, as a matter of principle, the substitution of intelligent design for the dialogue and necessity; but we must concede that there are presently no detailed Darwinian accounts of the evolution of any biochemical system, only a variety of wishful speculations.<text:span text:style-name="T27">40</text:span></text:p>
      <text:p text:style-name="P6">Harold admits that the theory of evolution cannot account for the emergence of life, although he still denies the existence of any Sublime Intelligence that created the order in the universe and living things—in other words, God. He says this would be a violation of his "principles." The principles he refers to are materialist ones, very common in the scientific world.</text:p>
      <text:p text:style-name="P6">Phillip Johnson described how the theory of evolution is wielded as a weapon against religious belief: </text:p>
      <text:p text:style-name="P1">The leaders of science see themselves as locked in a desperate battle against religious fundamentalists… Darwinism plays an indispensable role in the war against fundamentalism. For that reason, the scientific organizations are devoted to protecting Darwinism rather than testing it, and the rules of scientific investigation have been shaped to help them succeed.<text:span text:style-name="T27">41</text:span></text:p>
      <text:p text:style-name="P6">As Johnson states, evolutionist scientists have established a kind of dictatorship in academia and universities. They transform some universities into Darwinist training academies, producing students who imagine that materialist philosophy is science. They think that people with religious beliefs should not enjoy academic careers. One of the most prominent examples of this in Turkey, where the evolutionist Professor Ali Demirsoy makes clear the prejudiced evolutionist perspective by saying things along the lines of, "If a scientist believes in God in any way, he has no place at a university. I would expel a believer in God from university." </text:p>
      <text:p text:style-name="P6">Most of the scientific world, especially institutions and academies where materialist thinking reigns, react very strongly when scientists produce scientific evidence for creation, though they never oppose any atheist or materialist propaganda. Phillip Johnson again describes the position: </text:p>
      <text:p text:style-name="P1">The Academy makes no protest when Richard Dawkins (the Selfish Gene) uses the authority of science to promote atheism, or when Carl Sagan proclaimed in his <text:span text:style-name="T1">Cosmos</text:span> series that "the Cosmos is all there is, or ever was, or ever will be." On the contrary, the National Academy gave Sagan its Public Welfare medal."<text:span text:style-name="T27">42</text:span> <text:s/></text:p>
      <text:p text:style-name="P6">Being unaware of these facts, some people of faith may perhaps look on the situation with mistaken optimism and therefore, not regard Darwinism as posing any threat. Yet with the support they receive from Darwinism, materialist and atheist circles are engaged in a serious campaign targeting religious moral values and believers. Muslims all over the world are exposed to pressure, oppression and policies of attrition from materialist and atheist circles. Because of this Darwinist <text:soft-page-break/>dictatorship, Muslims are unable to live by their beliefs, <text:s/>express their thoughts, or relate the true facts. </text:p>
      <text:p text:style-name="P6">It's therefore a matter of urgency that Muslims who claim, "Darwinism does not pose a threat" remedy their error. At a time when the theory of evolution is waging a worldwide war of ideas against religious moral values, it's a grave mistake to regard Darwinism as harmless. </text:p>
      <text:p text:style-name="P24"/>
      <text:p text:style-name="P14">Darwinism is Still Deceiving People</text:p>
      <text:p text:style-name="P6">Never forget that Darwinism is an organized, worldwide movement. The theory of evolution still enjoys very great public acceptance, especially in several countries of the European Union, Russia, China and many other nations, and the fact of creation is rejected. Universities all over the world regard the theory of evolution as the only valid one, and right from their primary-school years students are taught the theory of evolution as if it were a scientific fact. Mention of the fact of creation has been banned in some countries, and that is how matters have stood for many years. </text:p>
      <text:p text:style-name="P6">Surveys carried out in European countries, especially France, Germany and Great Britain, have revealed that in those countries, the great majority of people regards the theory of evolution as a scientific fact. Taken in by evolutionary misrepresentation, they have turned away from faith in God and religious moral values. </text:p>
      <text:p text:style-name="P6">In addition, according to a survey conducted by the scientific magazine <text:span text:style-name="T1">Nature</text:span>, the world of science rejects the existence of God more now than at any time in the past. A survey of members of the American National Academy of Sciences stated that only 7% believed in God, while 93% said they had no religious faith. In the face of these results, the well-known evolutionist biologist Ernst Mayr comments that they all have become atheists.<text:span text:style-name="T27">43</text:span></text:p>
      <text:p text:style-name="P6">As already stated, this demonstrates the exact opposite of what some believers say. Darwinism still influences broad masses of people, and its view of life still dominates the scientific world. Not only is Darwinism not scientific, it is also one of the main reasons why people turn away from faith in God. Research published in <text:span text:style-name="T1">Nature </text:span>in 1914 put the number of people believing in God at 35.2%. In the 90 or so years since, a great majority of scientists have turned their backs on belief in God and have adopted a materialist, atheist mindset. The most important fact to be noted here is that this is the same period during which the theory of evolution came to rule the scientific world.<text:span text:style-name="T27">44</text:span></text:p>
      <text:p text:style-name="P6">Lack of faith is also widespread in a number of the Asian countries that play a major role in the world economy. China heads the list, with 71% of its population describing themselves as agnostic or atheist.<text:span text:style-name="T27">45</text:span> Various studies, books and articles have examined this state of affairs, particularly in European countries where there has been a turning-away from religious moral values. Europe's rejection of its Christian roots, the rapid abandonment of religious moral values, the strengthening of atheism, the weakening of devotion to the Church, the way that work opposed to Darwinism in America has failed to be reflected in Europe, Europe's determination to <text:soft-page-break/>teach the theory of evolution in schools and refusal to give space to opposing views—all this represents the basis of these studies. [The] Associated Press published a survey indicating that secularism was on the rise in Western Europe. France has strict curbs on public religious expressions and, according to the poll, 19% of French are atheists. South Korea was the only other nation surveyed with a high percentage of nonbelievers.<text:span text:style-name="T27">46</text:span></text:p>
      <text:p text:style-name="P6">These debates increased still further during the preparation of the European Union's Constitution. Religious circles strongly criticized the absence from this constitution of any expression of religious belief, but their objections were definitively rejected. As even a Vatican official noted: "If you look at modern-day Europe, it's not a society based on Christianity."<text:span text:style-name="T27">47</text:span> An article titled "Is Europe the New 'Dark Continent'?" in CBN said that "Europe became a center of Christian civilization for more than 1,000 years, but there are signs that Europe's Christian era has come to an end."<text:span text:style-name="T27">48</text:span> George Weigel, author of The Cube and the Cathedral: Europe, America and Politics without God and one of the directors of the Washington Ethics and Public Policy Center (or EPPC), made this comment in an interview regarding the rise of atheism in Europe: </text:p>
      <text:p text:style-name="P1">European man has convinced himself that in order to be modern and free, he must be radically secular. That conviction has had crucial, indeed lethal, consequences for European public life and European culture. Indeed, that conviction and its public consequences are at the root of Europe's contemporary crisis of civilization morale. That crisis of civilization morale, in turn, helps explain why European man is deliberately forgetting his history.<text:span text:style-name="T27">49</text:span></text:p>
      <text:p text:style-name="P6">A survey conducted by the UN offers more evidence of the rise of Darwinism and atheism in Europe. According to their questionnaire, only 18% of Europeans believe that God created Man, with the other 82% maintaining that humans came into existence by evolving from other species. In terms of individual countries, the situation is as follows:</text:p>
      <text:p text:style-name="P1">1.<text:tab/>Germany: <text:tab/>Only 14% of the population—35% Catholic and 36% Protestant— believes in Creation.</text:p>
      <text:p text:style-name="P1">2.<text:tab/>France: <text:tab/>Some 18% believe in the fact of creation. The level of atheism in France stands at around 19%.<text:span text:style-name="T27">50</text:span> </text:p>
      <text:p text:style-name="P1">3.<text:tab/>Great Britain: <text:tab/>22% of the population believe in Creation. The level of those believing in the theory of evolution stands at around 48%. 69% wanted evolution taught as part of the science curriculum.<text:span text:style-name="T27">51</text:span> Research shows that Great Britain is heading rapidly down the road to atheism, that only immigrants live according to their religious faith, and that the British population has turned its back on religion. According to another report in the press, there is a plan for atheism to be taught in British schools.<text:span text:style-name="T27">52</text:span></text:p>
      <text:p text:style-name="P1">4.<text:tab/>Spain: <text:tab/><text:tab/>The great majority of the population is Catholic, yet the level of belief in the fact of Creation stands at 13%. </text:p>
      <text:p text:style-name="P1">5.<text:tab/>Norway: <text:tab/>Believers in Creation make up 19% of the population.</text:p>
      <text:p text:style-name="P1">6.<text:tab/>Finland: <text:tab/>16% believe in Creation.</text:p>
      <text:p text:style-name="P1">7.<text:tab/>Sweden: <text:tab/>The percentage of those believing that God created Man is 12%.</text:p>
      <text:p text:style-name="P1"><text:soft-page-break/>8.<text:tab/>Denmark: <text:tab/>9% of the public believe in Creation. </text:p>
      <text:p text:style-name="P1">9.<text:tab/>Belgium: <text:tab/>10% believe in the fact of Creation.</text:p>
      <text:p text:style-name="P1">10.<text:tab/> Switzerland: <text:tab/>24% of the public believe in the fact of Creation.<text:span text:style-name="T27">53</text:span></text:p>
      <text:p text:style-name="P1">The following table shows the distribution of atheists and non-believers in European countries, according to population:</text:p>
      <text:p text:style-name="P1"><text:span text:style-name="T42">Country </text:span><text:s text:c="14"/><text:span text:style-name="T42"><text:s/>Percentage of atheists and non-believers</text:span></text:p>
      <text:p text:style-name="P2">Sweden <text:tab/> <text:s/>46-85%</text:p>
      <text:p text:style-name="P2">Denmark<text:tab/>43-80%</text:p>
      <text:p text:style-name="P2">Norway<text:tab/>31-72%</text:p>
      <text:p text:style-name="P2">Czech Republic<text:tab/>54-61%</text:p>
      <text:p text:style-name="P2">Finland<text:tab/>28-60%</text:p>
      <text:p text:style-name="P2">France<text:tab/>43-54%</text:p>
      <text:p text:style-name="P2">Germany<text:tab/>41-49%</text:p>
      <text:p text:style-name="P2">Hungary<text:tab/>32-46%</text:p>
      <text:p text:style-name="P2">Holland<text:tab/>38-44%</text:p>
      <text:p text:style-name="P2">Great Britain<text:tab/>31-44%</text:p>
      <text:p text:style-name="P2">Belgium<text:tab/>42-43%</text:p>
      <text:p text:style-name="P2">Switzerland<text:tab/>17-27%</text:p>
      <text:p text:style-name="P2">Austria<text:tab/>18-26%</text:p>
      <text:p text:style-name="P2">Spain<text:tab/>15-24%</text:p>
      <text:p text:style-name="P2">Greece<text:tab/>16%</text:p>
      <text:p text:style-name="P2">Italy<text:tab/>6-15%</text:p>
      <text:p text:style-name="P3"/>
      <text:p text:style-name="P4">Source: http://www.pitzer.edu/academics/faculty/zuckerman/atheism.html</text:p>
      <text:p text:style-name="P6">These data prove once again the importance of describing how the scientific facts refute Darwinism, how Darwinism is merely the product of 19th-century imagination, and how scientific facts reveal the truth of Creation. It is a matter of the greatest urgency for Muslims to unite and engage in a comprehensive intellectual struggle to eliminate the Darwinist world view that prevents people believing in God, in the Day of Judgment and the Hereafter, and in living in a way that God approves of. It is a grave error to attempt to hinder or underestimate these activities, or to make others <text:s/>regard them as trivial. </text:p>
      <text:p text:style-name="P27"/>
      <text:p text:style-name="P28"/>
      <text:p text:style-name="P29"/>
      <text:p text:style-name="P24"/>
      <text:p text:style-name="P26">HOW CAN DARWINISM BE COMBATTED?</text:p>
      <text:p text:style-name="P26"><text:soft-page-break/></text:p>
      <text:p text:style-name="P11"/>
      <text:p text:style-name="P12">Because Darwinism targets all societies and inflicts catastrophes on the whole of mankind, the intellectual campaign to be waged against Darwinism should be both comprehensive and global. In the face of the Darwinist propaganda intensively conducted through newspaper and magazine articles, documentaries and television programs, everyone must be made aware that this perverted ideology is actually worthless—and of the kind of threats it poses. The more people who realize that the theory of evolution is in scientific collapse and that Darwinist "facts" consist of hollow indoctrination, the less effect the scourge of Darwinism will have. With the intellectual elimination of Darwinism, which leads to atheism and loss of faith, religious moral values will spread rapidly, and peace and security will prevail on Earth.</text:p>
      <text:p text:style-name="P6">In his own works, the great Islamic scholar Bediuzzaman Said Nursi (1878-1960) also emphasized the intellectual struggle to be waged against Darwinism and materialist philosophies. He drew particular attention to the fact that this intellectual campaign would assume even greater importance in the End Times. Bediuzzaman stated that the Dajjal (Antichrist), the greatest source of corruption of the End Times, would assume the leadership of Darwinist and materialist movements, and warned Muslims in the following words: </text:p>
      <text:p text:style-name="P1">A tyrannical current born of Naturalist and Materialist philosophy will in time become strong and spread at the end of time by means of materialist philosophy, reaching such a degree that it denies God… And the greatest of them, the Dajjal, who will come to lead them, will manifest awesome wonders, a sort of spiritualism and hypnosis. He will go even further, and imagining his tyrannical, superficial rule to be a sort of dominion. He will proclaim his deity."<text:span text:style-name="T27">54</text:span></text:p>
      <text:p text:style-name="P6">As Bediuzzaman makes clear, Darwinism is the most important vehicle of the system of the Dajjal, and stands at the head of his philosophy. In leading people towards denial, atheism and immorality, the Dajjal will use Darwinism as a supposed scientific mask for atheism. </text:p>
      <text:p text:style-name="P6">That being the case, some Muslims suggesting that the intellectual struggle against Darwinism is unnecessary is the equivalent of saying that struggling against the system of the Dajjal is unnecessary—which is something no Muslim should ever do. Asking, "Why do we need to fight Darwinism?" means "Let the Dajjal spread all the strife he likes; that's no concern of ours." Saying, "As an issue, Darwinism isn't all that important" means ignoring or concealing the plans of the Dajjal. No true Muslim can by his own efforts deliberately conceal the workings of the Dajjal. On the contrary, he will seek to eradicate them by exposing all their strategies and trickery. </text:p>
      <text:p text:style-name="P6">Muslims' struggle against the organization of the Dajjal—and Darwinism, the weapon that organization uses—must be an absolutely intellectual one. Darwinism cannot be eradicated by means of arms, acts of violence or aggression, only by expounding the scientific facts. In one of the hadith, our Prophet (may God bless him and grant him peace) has revealed that in the End Times, the plans of the Dajjal will dissolve "like salt in water." The water referred to here is the <text:soft-page-break/>understanding that will eradicate it on the intellectual plane: "When the Dajjal faces him [Jesus], he [the Dajjal] will begin to dissolve like salt in water…"<text:span text:style-name="T27">55</text:span></text:p>
      <text:p text:style-name="P6">The "water" that will dissolve the plans of the Dajjal in the End Times is knowledge. Burning or bombing salt cannot dissolve it; it dissolves only in water. Darwinism too will dissolve like salt in water when the invalidity of all the theory of evolution's claims are made clear in high schools, universities and other educational establishments. With the defeat of Darwinism, aggressive and radical movements such as communism, fascism, racism, terrorism and anarchism will lose their supporters. The philosophy of the Dajjal that leads to strife and corruption on Earth will thus be eliminated. </text:p>
      <text:p text:style-name="P6">Every Muslim who wishes to neutralize the corruption of the Dajjal must take part in the intellectual struggle against Darwinism. To that end, it is essential to set out, copy and distribute all the evidence refuting the theory of evolution... For someone who has learned that not a single protein can come into being by chance—that life cannot emerge spontaneously from inanimate matter, that the complex structure of the cell and its organelles cannot be explained in terms of chance, that there exists not one single fossil to show that living things are descended from one another and that mutations and natural selection cannot produce a new species—it is impossible to be taken in by the deceits of Darwinism. </text:p>
      <text:p text:style-name="P6">Such a wide-ranging, global intellectual struggle will, by God's leave, have a very rapid impact. By mustering all the means at their disposal for God's approval, the intellectual struggle that Muslims will wage will result in a most auspicious outcome for mankind. Efforts made in a spirit of union and unity, with complete sincerity, will be a means for truth to overcome superstition, as promised by God in the Holy Qur'an. This promise of Almighty God's is a source of great joy and enthusiasm for all believers: </text:p>
      <text:p text:style-name="P17">Rather We hurl the truth against falsehood and it cuts right through its brain and it vanishes clean away! Woe without end for you for what you portray! <text:s/>(Surat al-Anbiya': 18) </text:p>
      <text:p text:style-name="P26"/>
      <text:p text:style-name="P14">All Muslims have a Responsibility to Strive against Darwinism on the Level of Ideas</text:p>
      <text:p text:style-name="P6">The technological opportunities available in the present day are a great blessing for Muslims, making the intellectual struggle to be waged against Darwinism and materialism <text:s/>much easier and faster. The important thing is for no one to fall into the error of thinking, "What good can my efforts do?" What matters is how much people use their abilities, no matter what their scope, and how much sincere effort they make. At the end of the day, it is Almighty God Who will appreciate them. </text:p>
      <text:p text:style-name="P6">God rewards the work of those who make sincere efforts in the finest possible manner. The Qur'an tells us that everyone will be fully recompensed for their efforts: <text:tab/></text:p>
      <text:p text:style-name="P17"><text:soft-page-break/>…<text:span text:style-name="T7"> </text:span>that no burden-bearer can bear another's burden; that man will have nothing but what he strives for; that his striving will most certainly be seen; that he will then receive repayment of the fullest kind that the ultimate end is with your Lord. (Surat an-Najm: 38-42) </text:p>
      <text:p text:style-name="P6">All people of faith and conscience have a responsibility to spread the moral values of the Qur'an. God has informed the faithful of this in these verses: </text:p>
      <text:p text:style-name="P17">Let there be a community among you who call to the good, and enjoin the right, and forbid the wrong. They are the ones who have success. (Surah Al 'Imran: 104)</text:p>
      <text:p text:style-name="P6">One important stage in communicating the moral values of the Qur'an is eliminating the intellectual elements that turn people away from them. When ideologies that prevent people living by religious moral values are eradicated, it will be much easier for them to see the truth. Another verse tells us:</text:p>
      <text:p text:style-name="P17">... So compete with each other in doing good. Every one of you will return to God… (Surat al-Ma'ida: 48)</text:p>
      <text:p text:style-name="P6">The intellectual defeat of materialism and atheism is one of the most auspicious actions that can be taken in our time. By God's leave, this work will put an end to atheism and be a means whereby religious moral values come to prevail on Earth. For that reason, all Muslims must work to the full extent of their means for the intellectual eradication of Darwinism and the communication of the moral values of the Qur'an. </text:p>
      <text:p text:style-name="P6">One erroneous line of thinking on this subject is along the lines of, "Those who have the means are already doing all they can, so there's no need for me to do anything." In fact, everyone has a responsibility to apply the stipulations revealed by God in the Qur'an: to live morally, and to fulfill his responsibilities. In the same way that no one can be responsible for the errors of another or the sins that person commits, once the requisite warnings and reminders have been issued, so none should enjoy any reward from another's good behavior, unless they too have supported it. On the Day of Judgment, everyone will appear alone in the presence of our Lord and give account—again alone—for all their deeds of commission and omission. </text:p>
      <text:p text:style-name="P6">This fact is also revealed in the Qur'an: </text:p>
      <text:p text:style-name="P17">You have come to Us all alone just as We created you at first, leaving behind you everything We bestowed on you. (Surat al-An'am: 94) </text:p>
      <text:p text:style-name="P6">As on other matters, all Muslims will have to account, alone, for the efforts that they made in the intellectual struggle against denial and for the propagation of religious moral values. That being so, they need to do all they can to put an end to atheism, without being misled by the excuses or by Earthly desires. God will guide and assist those who strive sincerely on His path. Our Lord has imparted these glad tidings to believers: </text:p>
      <text:p text:style-name="P17">Those who were expelled from their homes without any right, merely for saying, "Our Lord is God." If God had not driven some people back by means of others, monasteries, churches, synagogues and mosques, where God's name is mentioned <text:soft-page-break/>much, would have been pulled down and destroyed. God will certainly help those who help Him – God is All-Strong, Almighty. (Surat al-Hajj: 40)</text:p>
      <text:p text:style-name="P26"/>
      <text:p text:style-name="P14">Scientific Evidence Needs to Be Expressed Clearly and Distinctly</text:p>
      <text:p text:style-name="P6">Darwinists claim that their theory is "scientific" and constantly engage in propaganda on its behalf. Therefore, Muslims' response to Darwinism should also be scientific, and it's important that all claims made in the name of science also be refuted by means of science. </text:p>
      <text:p text:style-name="P6">It's essential to closely follow all the scientific developments that oppose Darwinism, to collect the facts these reveal, and to lay them out clearly and distinctly. Imagining that Darwinism can be overcome intellectually merely by citing a few familiar, tired counter-arguments such as, "Since human beings are descended from apes, why are apes still around? Why haven't they turned into human beings, too?", not submitting sufficient information and evidence stems from a failure to consider the scale of the problem. Obviously, anyone exposed to constant Darwinist propaganda from a variety of sources will not change his way of thinking in the face of a few facile, clichéd counter-arguments. Therefore, those who imagine that science supports the theory of evolution need to be shown why evolution is in fact unscientific, by presenting them with the facts revealed by science itself.</text:p>
      <text:p text:style-name="P6">It must be revealed that natural selection is not an evolutionary force—with scientific evidence like this to back it up: The moths that supposedly darkened in the soot of the Industrial Revolution, depicted for years as proof of evolution, do not in fact support evolutionist claims at all. It is impossible to account for the Cambrian Period findings in terms of evolution. Mutations damage the structures of living things, rather than causing them to progress and develop. </text:p>
      <text:p text:style-name="P6">People must be told, clearly and distinctly, that the fossil record shows that living things did not come into existence gradually, by one species developing into another. The fossil specimens indicated by evolutionists are all fakes. According to the fossil record, not even the slightest change has been seen in the structure of living things over millions of years. "Living fossils" represent an insoluble dilemma for the theory of evolution. The supposed family tree of man has been discredited by hundreds of pieces of evidence. It is impossible for proteins, the cell, DNA and RNA to have come into being by chance. </text:p>
      <text:p text:style-name="P6">Rational examples must be cited to explain that life cannot emerge from collections of inanimate matter. Atoms cannot combine to give rise to human beings who think, love, take pleasure from being loved, are compassionate, laugh and possess the ability to make judgments. The flawless order in organs such as the eye and ear cannot have come into being by stages. Variation among subspecies constitute no evidence for evolution. Antibiotic-resistant strains of bacteria exhibit no proof of evolution. There is no such thing as vestigial organs. Similarities between living things do not support for Darwinism. Molecular homogeneity is a groundless claim. The theory of evolution has no embryological basis. All these facts must all be set out with supporting evidence. </text:p>
      <text:p text:style-name="P6"><text:soft-page-break/>Since most people are unaware of the above facts, they are easily taken in by Darwinist indoctrination. But when these facts are laid out with explanatory examples, scientific findings and evidence, many will see the truth. Instead of offering superficial replies and vague explanations, Muslims must demolish Darwinism with evidence. It is impossible to defeat Darwinism on an intellectual basis using any other tactics, though it is easy to vanquish it once the evidence is set out. </text:p>
      <text:p text:style-name="P6">Therefore it is also important for Muslims to educate themselves and improve their knowledge of these issues. Anyone with sufficient knowledge to refute the claims made by atheists, materialists, and Darwinists has no reason not to participate in the intellectual struggle against Darwinism. All grounds for a passive and helpless attitude, for defeatism, hesitation or unease, therefore will vanish. That person can then engage in an open, victorious intellectual campaign against Darwinism in a manner befitting a true Muslim. In the same way that the staff of the Prophet Moses (pbuh) swallowed up all the sorcerers' trickery, the evidence put forward will neutralize all the deceptions of Darwinism: </text:p>
      <text:p text:style-name="P17">We revealed to Musa, "Throw down your staff." And [in the form of a serpent] it immediately swallowed up what they [Pharoah's magicians] had forged. So the Truth took place and what they did was shown to be false. <text:s/>(Surat al-A'raf: 117-118)</text:p>
      <text:p text:style-name="P6">By the will of God, and as revealed by our Lord in the Qur'an, the truth will emerge and the deniers will suffer a terrible defeat.</text:p>
      <text:p text:style-name="P21"/>
      <text:p text:style-name="P14">Satan Seeks to Keep Muslims from Participating in the Fight against Darwinism</text:p>
      <text:p text:style-name="P6">As a requirement of the tests created in the life of this world, satan constantly seeks to divert people away from the way of God, and does all in his power to weaken believers and draw the life out of them, to impair their excitement and enthusiasm, and thus reduce their eagerness. Satan's objective is to deceive people in this world by whispering into their hearts false concerns and worries and thus leads them to ruin. His activity in this regard is revealed in the following verse: <text:s/><text:span text:style-name="T8">"[Satan said,] 'I will lead them astray and fill them with false hopes.'"</text:span> (Surat an-Nisa': 119) <text:s/>As he does with everyone, satan strives to approach believers in various ways and to portray good and auspicious things as evil. By making tasks appear difficult, he strives to make people apathetic and encourages them towards pessimism. By encouraging laziness, he seeks to slow people down and weaken their resolve. </text:p>
      <text:p text:style-name="P6">One of the areas in which satan seeks to divert Muslims is in their intellectual struggle against Darwinism. He tries to prevent Muslims from taking part by depicting Darwinism as a scientific fact, suggesting that it is impossible to defeat it on the level of ideas, and causing Muslims to harbor unjustified fears. </text:p>
      <text:p text:style-name="P6"><text:soft-page-break/>However, it is noted in the Qur'an that all satan's endeavors and trickery are actually very feeble: </text:p>
      <text:p text:style-name="P17">He [satan] makes promises to them and fills them with false hopes. But what satan promises them is nothing but delusion. (Surat an-Nisa': 120) </text:p>
      <text:p text:style-name="P17">Those who believe fight in the way of God. Those who do not believe fight in the way of false deities. So fight the friends of satan! Satan's scheming is always feeble. (Surat an-Nisa': 76)</text:p>
      <text:p text:style-name="P6">People of faith need to be aware of this and must refuse to allow satan's suggestions to influence them. For anyone who uses his or her mind and conscience to the full, there can be no question of avoiding the intellectual struggle against Darwinism. On the contrary, a devout believer wages this struggle using the most effective and rational methods, with great enthusiasm and determination. </text:p>
      <text:p text:style-name="P6">Confronted by Darwinism's falsehoods, believers explain the existence and oneness of God, set out the proofs of His sublime creation, and undertake a most honorable service. In this intellectual struggle, therefore, Muslims must enthusiastically compete to perform good works, be determined and strong in the knowledge that inevitably they will be victorious, and never forget our Lord's promise: </text:p>
      <text:p text:style-name="P17">Do not give up and do not be downhearted. You shall be uppermost if you are a believer. (Surah Al 'Imran: 139) </text:p>
      <text:p text:style-name="P26"/>
      <text:p text:style-name="P14">The Intellectual Struggle against Darwinism Requires Unity</text:p>
      <text:p text:style-name="P6">For such a wide-ranging struggle to be effective, it is vital that Muslims act in a spirit of union and unity. God has revealed in the Qur'an that Muslims must act as one in the intellectual struggle against the moral values of atheism. We are told in one verse that if Muslims fail to act together, corruption will emerge on Earth: <text:span text:style-name="T8">"Those who do not believe are the friends and protectors of one another. If you do not act in this way there will be turmoil in the land and great corruption."</text:span> (Surat al-Anfal: 73) <text:s/></text:p>
      <text:p text:style-name="P6">At a time when atheism is widespread over much of the world, when terror and anarchy threaten everyone, and when many innocents are subjected to cruelty and oppression, true believers need to muster all their resources to wage an intellectual struggle against Darwinism, the touchstone of atheism. Muslims' inability to establish union on the grounds of differences of opinion among them will lead to their strength being diminished in this essential struggle. <text:s/>Under the current circumstances, it is vital <text:s/>that they set aside their differences of opinion and join forces to disseminate religious moral values. </text:p>
      <text:p text:style-name="P6">In the Qur'an, God commands believers thus:</text:p>
      <text:p text:style-name="P17">Obey God and His Messenger and do not quarrel among yourselves lest you lose heart and your momentum disappears. (Surat al-Anfal: 46) </text:p>
      <text:p text:style-name="P6">God reveals that this is something that will weaken Muslims. In another verse He commands: </text:p>
      <text:p text:style-name="P17"><text:soft-page-break/>Do not be like those who split up and differed after the clear signs came to them. They will have a terrible punishment. <text:s/>(Surah Al 'Imran: 105) </text:p>
      <text:p text:style-name="P6">Failure to live according to the moral requirements commanded by God lies at the heart of some believers' inability to join together in the intellectual struggle against atheism. This morality takes humility as its basis. Those who lose their humility inevitably regard themselves and their own ideas as being in the right, and look down angrily <text:s/>on those who think differently. Since they have absolutely no doubt that their own views are correct, they never doubt themselves—and thus never improve or progress. They want only their own ideas to be heard, spread and discussed. They fail to support others working towards the same ends, and ignore their best endeavors. They tend to belittle others' work and activities, and may even hinder them. However, the situation of those who have time for only their own interpretations is noted in another verse of the Qur'an: <text:s/></text:p>
      <text:p text:style-name="P17">But they disagreed and split up, dividing into sects, each party exulting in what it had. <text:s/>(Surat al-Muminun: 53) </text:p>
      <text:p text:style-name="P6">Those who fear God and believe that they will have to account for themselves on the Day of Judgment must fastidiously avoid this. Those aware of the issue's importance must warn other believers against falling into that error and make sure that Muslims strengthen themselves in the moral values of the Qur'an and join in the struggle against atheism. </text:p>
      <text:p text:style-name="P6">All Muslims must discharge their responsibilities in this intellectual campaign. All Muslim civil society organizations, foundations and associations must work together with a shared awareness, taking part in the intellectual struggle against Darwinism without thinking "This isn't a task for our organization" or "This has nothing to do with our group." Turning a blind eye to all activities apart from those of one's own foundation, society or organization, adopting the logic of "He's not from our group, so we attach no importance to his ideas," is an approach ill-suited to any Muslim. </text:p>
      <text:p text:style-name="P6">The difficult situation facing Muslims all over the world—the conflict, suffering, and climate of fear and concern caused by anarchy and terror—all show the urgent need to spread religious moral values. Under these conditions, one may be held responsible both in this world and in the Hereafter for making excuses to avoid taking part in the intellectual struggle against Darwinism and failing to act in a spirit of unity. It is of the greatest importance for sincere Muslims to avoid falling into this error. </text:p>
      <text:p text:style-name="P26"/>
      <text:p text:style-name="P14">Bediuzzaman Also Emphasizes the Importance of the Intellectual Struggle against Darwinism and Materialism</text:p>
      <text:p text:style-name="P6">The great Islamic scholar Said Nursi Bediuzzaman devoted his life to the intellectual struggle against atheism. In his works, he states that atheism draws its strength from Darwinism and materialism. He therefore emphasizes the importance of the intellectual struggle against these ideologies. </text:p>
      <text:p text:style-name="P6">In the following extract, he describes the influence of materialism in the snares set for him and those around him: </text:p>
      <text:p text:style-name="P1"><text:soft-page-break/>And thirdly: To corrupt them with the enticing vices and stupefying, pleasurable poisons of materialist philosophy and civilization; and destroy their solidarity; and disparage their leaders with treacherous lies; and discredit their ways with some of the principles of science and philosophy…<text:span text:style-name="T27">56</text:span></text:p>
      <text:p text:style-name="P6">As Bediuzzaman states, deniers sought to mislead believers with transitory and worldly desires, the product of materialist culture, in order to neutralize their struggle, and attempted to impair believers' union and unity—again using materialist indoctrination. They slandered Bediuzzaman in various ways. But these schemes were never successful. </text:p>
      <text:p text:style-name="P6">Bediuzzaman also stated that Darwinism and materialism would grow in strength, particularly in the End Times, that denial would draw strength and spread, but that this corruption will come to an end with the intellectual struggles of the Mahdi and the Prophet Jesus (pbuh). As Bediuzzaman makes clear, the Mahdi will discharge his duty to the full and will be a means whereby humans are liberated by eliminating Darwinism and materialism: </text:p>
      <text:p text:style-name="P1">Firstly: with the spread of the disease of Darwinism and materialism under the influence of science and philosophy, salvation lies in a faith of such a kind as to fully silence philosophy and materialism.<text:span text:style-name="T27">57</text:span></text:p>
      <text:p text:style-name="P6">Bediuzzaman describes how Darwinism and materialism are the foundations of the methods of the Dajjal, and how the Prophet Jesus (pbuh) will wage a major struggle to neutralize this corruption: </text:p>
      <text:p text:style-name="P1">At the end of time, Jesus (upon whom be peace) will come and will act in accordance with the Shari'ah of Mohammed (may God bless him and grant him peace), indicates that at the end of time the religion of Christianity will be purified and divest itself of superstition in the face of the current of unbelief and atheism born of naturalist philosophy, and will be transformed into Islam. At this point, the collective personality of Christianity will kill the fearsome collective personality of irreligion with the sword of heavenly revelation; so too, representing the collective personality of Christianity, Jesus (upon whom be peace) will kill the Dajjal, who represents the collective personality of irreligion, that is, he will kill atheistic thought.<text:span text:style-name="T27">58</text:span></text:p>
      <text:p text:style-name="P1">The Prophet Jesus (pbuh) will slay the Dajjal, along with the terrible materialism and the spiritual entity of atheism that he represents, with his sword and will demolish denial of God and the atheist movement...<text:span text:style-name="T27">59</text:span></text:p>
      <text:p text:style-name="P6">As we have seen, Said Nursi Bediuzzaman says that Darwinism and materialism lie at the heart of denial and the turning-away from religious moral values. He says that Muslims will wage a great intellectual struggle against these two perverted ideologies, under the leadership of the Mahdi and the Prophet Jesus (pbuh). By the will of God, these ideologies will indeed be eradicated under the leadership of the Mahdi and the Prophet Jesus (pbuh), and Islamic moral values will prevail on Earth. </text:p>
      <text:p text:style-name="P26"/>
      <text:p text:style-name="P21"/>
      <text:p text:style-name="P21"/>
      <text:p text:style-name="P12"><text:soft-page-break/>CONCLUSION</text:p>
      <text:p text:style-name="P12">It's abundantly clear that Darwinism, though it has collapsed scientifically, is still used as a propaganda vehicle for atheism and is supported by materialists. This has been demonstrated throughout the course of this book. The excuses and justifications made by those who fail to understand why there is an intellectual struggle against Darwinism do not alter that. </text:p>
      <text:p text:style-name="P6">These words from the evolutionist and zoologist Richard Dawkins once again reveal how Darwinists see the world and the kind of world they desire: <text:s/></text:p>
      <text:p text:style-name="P1">In a universe of blind physical forces and genetic replication, some people are going to get hurt, other people are going to get lucky, and you won't find any rhyme or reason in it, nor any justice. The universe we observe has precisely the properties we should expect if there is, at bottom, no design, no purpose, no evil and no good, nothing but blind, pitiless indifference.<text:span text:style-name="T27">60 </text:span></text:p>
      <text:p text:style-name="P6">As this extract shows, the Darwinist worldview is that life is the product of blind chance, and promulgates the falsehood that people have no other purpose than to survive, at whatever cost. According to this indoctrination, it is natural for some to live in a state of suffering, so there is no reason to disturb the natural order by extending a helping hand. It is also meaningless to expect justice or behave justly. According to the erroneous theory of evolution, the universe came into existence in some way or other. But what matters is not how or why people came to be in it, but for them to be ruthless when it comes to survival. In an environment where everything is the work of chance, where human beings have no purpose behind their existence, they must and think of nothing beyond themselves and fight, and attack one another like wild animals. <text:s/></text:p>
      <text:p text:style-name="P6">It is absolutely impossible in any way to reconcile this perverted logic with the moral values of Islam, which commands people to act in the awareness that they will account for their deeds in the Hereafter, to behave well, never to forget that they owe a responsibility to God, to have fortitude and respect others, to be altruistic and to behave with humility. Nevertheless, those who do try to reconcile Darwinism and Islam are dupes for the cunning strategy employed by materialists and Darwinists. Sincere Muslims, even if they have been deceived by this strategy in the past, must become aware of the true facts and understand the perilous consequences to which this deception can lead. </text:p>
      <text:p text:style-name="P6">We are living in a period full of suffering and troubles caused by ideologies that draw their strength from Darwinism. By the will of God, and by means of the intellectual struggle against Darwinism, this period will soon draw to its end, and all mankind will enjoy the peace and comfort of liberation from this scourge. Our Lord has made this promise in the Qur'an: </text:p>
      <text:p text:style-name="P17">They desire to extinguish God's Light with their mouths. But God refuses to do other than perfect His Light, even though the disbelievers detest it. (Surat at-Tawba: 32) </text:p>
      <text:p text:style-name="P6">No matter how materialists and atheists strive to hinder the spread of religious moral values, no matter how they seek to obscure the light of God, Darwinism—the foundation of their worldview—has finally collapsed. Their efforts to prevent the spread of religious moral values have no more <text:soft-page-break/>basis. More and more are realizing this every day. All over the world, people are turning to faith and the moral values of religion. By the will of God, floods of people will turn to religion in the very near future. And as promised by our Lord, the light of God will prevail over the whole Earth. </text:p>
      <text:p text:style-name="P6">The prayer and duty for believers is to align themselves, with all the means at their disposal, with the truth in this great intellectual struggle against atheism—which, God willing, will be a successful one. We hope that those who seek a middle path between Islam and Darwinism will not forget their responsibilities and will quickly abandon the false path they have chosen. </text:p>
      <text:p text:style-name="P6"/>
      <text:p text:style-name="P6">Notes</text:p>
      <text:p text:style-name="P6"/>
      <text:p text:style-name="P6">1 Scott C. Todd, Correspondence to Nature 401, (6752) :423, 30 April 1999.</text:p>
      <text:p text:style-name="P6">2 Colin Patterson, "Cladistics", Interview with Brian Leek, <text:s/>Peter Franz, 4 March 1982, BBC.</text:p>
      <text:p text:style-name="P6">3 Pierre-Paul Grassé, Evolution of Living Organisms, New York: Academic Press, 1977, p. 97.</text:p>
      <text:p text:style-name="P6">4N. Heribert Nilsson, Lund University, Sweden, as quoted in The Earth Before Man, p. <text:s/>51.(emphasis added)</text:p>
      <text:p text:style-name="P6">5 Charles Darwin, the Origin of Species, Chapter VI, "The Difficulties of the Theory," 1859.</text:p>
      <text:p text:style-name="P6">6 Ibid, Chapter XIV, "Recapitulation," pp. 465-566.</text:p>
      <text:p text:style-name="P6">7 N.C. Gillespie, Charles Darwin and the Problem of Creation, Chicago: Chicago University Press, 1979, p. 2. </text:p>
      <text:p text:style-name="P6">8 David B. Loughran, SBS Vital Topics, Stewarton, Scotland: Stewarton Bible School, <text:s/>April 1996.</text:p>
      <text:p text:style-name="P6">9 H.A. Orr and Jerry Coyne (1992), "The Genetics of Adaptation: A Reassessment", American Naturalist, 140, p. 726.</text:p>
      <text:p text:style-name="P6">10 Fred Hoyle-Chandra Wickramasinghe, Evolution from Space, New York: Simon &amp; Schuster, 1984, p. 130.</text:p>
      <text:p text:style-name="P6">11 Stephen Jay Gould, Natural History, vol. 85, 1976, p. 30.</text:p>
      <text:p text:style-name="P6">12 David L. Stern, "Perspective: Evolutionary Developmental Biology and the Problem of Variation," Evolution 54 (2000): pp. 1079-1091. </text:p>
      <text:p text:style-name="P6">13 Ranganathan, B. G. Origins?, Carlisle, PA: The Banner of Truth Trust, 1988, p. 20.</text:p>
      <text:p text:style-name="P6">14 http://www.rmplc.co.uk/eduweb/sites/sbs777/vital/evolutio.html</text:p>
      <text:p text:style-name="P6">15 Norman Macbeth, Darwin Retried: An Appeal to Reason, Boston: Gambit, 1971, p. 147.</text:p>
      <text:p text:style-name="P6">16 Alister McGrath, The Twilight Of Atheism, USA: Doubleday, 2004 p. 98.</text:p>
      <text:p text:style-name="P6">17 Carl Cohen, Communism, Fascism and Democracy, New York: Random House, 1967, pp. 408-409.</text:p>
      <text:p text:style-name="P6">18 www.trueorigin.org/holocaust.asp</text:p>
      <text:p text:style-name="P6">19 Adolf Hitler, Mein Kampf, Munich: Verlag Franz Eher Nachfolger, 1993, pp. 44, 447-448; cited by A.E. Wilder Smith, Man's Origin, Man's Destiny, The Word For Today Publishing, 1993, pp. 163-164.</text:p>
      <text:p text:style-name="P6"><text:soft-page-break/>20 Henry Morris, The Long War Against God: The History and the Impact of the Creation, Evolution, Conflict, 8.ed., Michigan: Baker Book House, March 1996, p. 81.</text:p>
      <text:p text:style-name="P6">21 http://www.fixedearth.com/hlsm.html</text:p>
      <text:p text:style-name="P6">22 Max Nordau, The Philosophy and Morals of War, North American Review 169 (1889):794, cited in Hofstadter, Social Darwinism, p. 171.</text:p>
      <text:p text:style-name="P6">23 Conway Zirkle, Evolution, Marxian Biology and the Social Scene, Philadelphia: The University of Pennsylvania Press, 1959, p . 527.</text:p>
      <text:p text:style-name="P6">24 J. D. Bernal, Marx &amp; Science, New York, International Publishers, 1952, p. 17.</text:p>
      <text:p text:style-name="P6">25 http://www.marxists.org/archive/marx/works/1861/letters/61_01_16.htm</text:p>
      <text:p text:style-name="P6">26 Conway Zirkle, Evolution, Marxian Biology, and the Social Scene, Philadelphia: University of Pennsylvania Press, 1959, p. 85-87.</text:p>
      <text:p text:style-name="P6">27 Engels, Utopik Sosyalizm-Bilimsel Sosyalizm (Utopian Socialism-Scientific Socialism), Sol Publishing, 1990, p. 85.</text:p>
      <text:p text:style-name="P6">28 Gertrude Himmelfarb, Darwin and the Darwinian Revolution, London: Chatto &amp; Windus, 1959, p. 348.</text:p>
      <text:p text:style-name="P6">29 Karl Marx Biography, Ankara: Oncu Publishing, p.368</text:p>
      <text:p text:style-name="P6">30 <text:s/>K. Mehnert, Kampf um Mao's Erbe, (War about Mao's Legacy), Stuttgart: Deutsche Verlags-Anstalt, 1977.</text:p>
      <text:p text:style-name="P6">31 http://www.fixedearth.com/hlsm.html</text:p>
      <text:p text:style-name="P6">32 Robert Milner, Encyclopedia of Evolution, NY: Facts on File, 1990 p. 81.</text:p>
      <text:p text:style-name="P6">33 Andrzej Paczkowski, Cenk Odakan, Engin Sunar, Isil Ozcan, Jean-Louis Panne, Karel Bartosek, Kolektif, Nicolas Werth, Stephane Courtois,Yavuz Topoyan, Komunizmin Kara Kitabi, (The Black Book of Communism), Istanbul: Dogan Publishing, p.17.</text:p>
      <text:p text:style-name="P6">34 P.J. Darlington, Evolution for Naturalists, NY: John Wiley &amp; Sons, 1980, pp. 243-244.</text:p>
      <text:p text:style-name="P6">35 Ken Ham, The Lie: Evolution, Master Books, 15th ed. April 1997, p. 84.</text:p>
      <text:p text:style-name="P6">36 Theodosius Dobzhansky, "Ethics and Values in Biological and Cultural Evolution," in Los Angeles Times, June 16, 1974, p. 6.</text:p>
      <text:p text:style-name="P6">37 Stephen Jay Gould, Ever Since Darwin, p. 223.</text:p>
      <text:p text:style-name="P6">38 Phillip E. Johnson, "The Unraveling of Scientific Materialism." First Things: A Monthly Journal of Religion and Public Life. Issue: 77, November 1997, p. 22.</text:p>
      <text:p text:style-name="P6">39 First Things, Issue: 158; December 2005.</text:p>
      <text:p text:style-name="P6">40 First Things, Issue: 158; December 2005. </text:p>
      <text:p text:style-name="P6">41 Phillip E. Johnson. Darwin On Trial, Intervarsity Press, Downers Grove, Illinois, 2nd ed., 1993, p. 155. </text:p>
      <text:p text:style-name="P6">42 Phillip Johnson, The Wedge of Truth: Splitting the Foundations of Naturalism, Inter Varsity Press, 2003.</text:p>
      <text:p text:style-name="P6">43 Phillip Johnson, Op. cit.</text:p>
      <text:p text:style-name="P6">44 http://members.shaw.ca/tfrisen/Science/scientistbelieving/scintist.htm</text:p>
      <text:p text:style-name="P6">45 http://library.thinkquest.org/18802/factchin.htm</text:p>
      <text:p text:style-name="P6"><text:soft-page-break/>46 http://www.carnegiecouncil.org/viewMedia.php/prmID/5216</text:p>
      <text:p text:style-name="P6">47 http://www.time.com/time/europe/html/030609/religion.html</text:p>
      <text:p text:style-name="P6">48 http://www.cbn.com/CBNNews/News/040301a.asp</text:p>
      <text:p text:style-name="P6">49 http://www.albertmohler.com/commentary_read.php?cdate=2005-06-01</text:p>
      <text:p text:style-name="P6">50 http://www.iht.com/articles/2005/06/06/news/religion.php</text:p>
      <text:p text:style-name="P6">51 http://news.bbc.co.uk/1/hi/sci/tech/4648598.stm</text:p>
      <text:p text:style-name="P6">52 http://www.sabah.com.tr/2004/02/16/dun108.html</text:p>
      <text:p text:style-name="P6">53 http://www.geocities.com/fedor_steeman/Europe.html</text:p>
      <text:p text:style-name="P6">54 Letters, Fifteenth letter</text:p>
      <text:p text:style-name="P6">55 Sahih Muslim </text:p>
      <text:p text:style-name="P6">56 Bediuzzaman, Risale-i Nur Collection, The Rays, Thirteenth Ray</text:p>
      <text:p text:style-name="P6">57 Bediuzzaman, Emirdag Letters p. 259</text:p>
      <text:p text:style-name="P6">58 Bediuzzaman, Letters, First Letter</text:p>
      <text:p text:style-name="P6">59 Bediuzzaman, The Rays, p. 493</text:p>
      <text:p text:style-name="P6">60 Micheal Ruse, The Evolution Wars, New Jersey: Rutgers University Press, 2001, p. 279.</text:p>
      <text:p text:style-name="P6"/>
      <text:p text:style-name="P6"/>
      <text:p text:style-name="P19">17</text:p>
      <text:p text:style-name="P19">If you asked them, 'Who created the heavens and the earth?' they would say, 'God!' Say: 'Praise be to God!' But most of them do not know.(Surah Luqman: 25)</text:p>
      <text:p text:style-name="P19"/>
      <text:p text:style-name="P19">32</text:p>
      <text:p text:style-name="P19">It is He Who created the heavens and the Earth with truth. The day He says 'Be!' it is. His speech is Truth. (Surat al-An'am: 73)</text:p>
      <text:p text:style-name="P19"/>
      <text:p text:style-name="P19">34</text:p>
      <text:p text:style-name="P19">Darwinism, which claims that human beings are merely animals and must be ruthless in order to survive, lies at the root of the world's present current conflict, anarchy and terror.</text:p>
      <text:p text:style-name="P19">1. "Terror Is Globalizing," Newsweek, 19 February <text:s/>2001. </text:p>
      <text:p text:style-name="P19">2. "Europe's September 11," Newsweek, 22 March 2004. </text:p>
      <text:p text:style-name="P19">3. "The Slaughter of the Innocents," Paris Match, 15 September 2004. </text:p>
      <text:p text:style-name="P19">4. "Tears and Terror," Newsweek, 26 April 1999. </text:p>
      <text:p text:style-name="P19"/>
      <text:p text:style-name="P19"/>
      <text:p text:style-name="P19"/>
      <text:p text:style-name="P19">38</text:p>
      <text:p text:style-name="P19">The faithful are all responsible for establishing a solution for the pain and suffering being experienced by Muslims all over the world. In order to find a permanent solution for malaria, for example, mosquitoes' breeding grounds have to be eliminated, rather than battling with the insects one by one. Darwinism is the breeding ground responsible for the suffering, tears and troubles in the world.</text:p>
      <text:p text:style-name="P19"/>
      <text:p text:style-name="P19"><text:soft-page-break/>43</text:p>
      <text:p text:style-name="P19">Evolutionist publications are filled with stories of no scientific value. One of these, constantly repeated, is the myth of dinosaurs developing into birds—a claim not supported by a single piece of evidence, despite being set forth as "scientific." All the supposed evidence for "missing link" dino-birds put forward to date has been discredited. Also, these "fossils" have been revealed to be the products of fraud.</text:p>
      <text:p text:style-name="P19"/>
      <text:p text:style-name="P19">Flawed </text:p>
      <text:p text:style-name="P19">Drawing</text:p>
      <text:p text:style-name="P19"/>
      <text:p text:style-name="P19">46</text:p>
      <text:p text:style-name="P19">The evolutionary "news" stories that appear constantly in various publications consist of propaganda, and are of no scientific value.</text:p>
      <text:p text:style-name="P19"/>
      <text:p text:style-name="P19"/>
      <text:p text:style-name="P19">48</text:p>
      <text:p text:style-name="P19">The history of science is full of evolutionist frauds. Not a single piece of fossil evidence to support the theory of evolution has been unearthed in the excavations over the last 150 years. Confronted by this lack, Darwinists have resorted to producing faked fossils and conjectural drawings of drawings what missing links may have looked like.</text:p>
      <text:p text:style-name="P19"/>
      <text:p text:style-name="P19">Of these fakes, Piltdown Man and Nebraska Man are the best-known. Pictured below is the excavation at Piltdown, birthplace of the Piltdown Man scandal, and the fragments unearthed there.</text:p>
      <text:p text:style-name="P19"/>
      <text:p text:style-name="P19"/>
      <text:p text:style-name="P19">49</text:p>
      <text:p text:style-name="P19">For years, Ernst Haeckel's comparative drawings of embryos were taken as evidence for the theory of evolution. Later, however, they were revealed to be forgeries. Nonetheless, his faked drawings are still being used to mislead people , benefiting from a lack of general knowledge on the subject.</text:p>
      <text:p text:style-name="P19"/>
      <text:p text:style-name="P19">Ernst Haeckel</text:p>
      <text:p text:style-name="P19"/>
      <text:p text:style-name="P19">50</text:p>
      <text:p text:style-name="P19">A 24-million-year-old caterpillar fossil preserved in amber shows that caterpillars have remained the same throughout the passage of aeons--in other words, they never underwent evolution.</text:p>
      <text:p text:style-name="P19"/>
      <text:p text:style-name="P19">A 24-million-year-old wasp fossil </text:p>
      <text:p text:style-name="P19">(in Dominican amber)</text:p>
      <text:p text:style-name="P19"/>
      <text:p text:style-name="P19">51</text:p>
      <text:p text:style-name="P19">The 210-million-year-old fossil of a bony fish</text:p>
      <text:p text:style-name="P19"/>
      <text:p text:style-name="P19"><text:soft-page-break/>A 55- to 35-million-year-old fossilized crab</text:p>
      <text:p text:style-name="P19"/>
      <text:p text:style-name="P19">A 355- to 295-million-year-old fossilized spider</text:p>
      <text:p text:style-name="P19"/>
      <text:p text:style-name="P19">The 135-million-year-old fossil of a starfish</text:p>
      <text:p text:style-name="P19"/>
      <text:p text:style-name="P19">A 33.7- to 53-million-year-old frog fossil</text:p>
      <text:p text:style-name="P19"/>
      <text:p text:style-name="P19">A 300-million-year-old fossilized tortoise</text:p>
      <text:p text:style-name="P19"/>
      <text:p text:style-name="P19">52</text:p>
      <text:p text:style-name="P19">This 40-million-year-old lizard, fossilized in amber, still contains the animal's head, front leg bones and various tissues. All the features of this lizard in the amber are identical to those of modern lizards.</text:p>
      <text:p text:style-name="P19"/>
      <text:p text:style-name="P19">A 50-million-year-old fossil scorpion, fossilized in amber</text:p>
      <text:p text:style-name="P19"/>
      <text:p text:style-name="P19">There is no evolutionary process indicated in the origin of frogs. The oldest known frogs are completely different from fish, appear complete with their own unique structures, and share the same characteristics as present-day frogs. This frog preserved in Dominican amber is approximately 25 million years old, yet there is no difference between it and modern living specimens.</text:p>
      <text:p text:style-name="P19"/>
      <text:p text:style-name="P19">A 25-million-year-old termite fossil</text:p>
      <text:p text:style-name="P19"/>
      <text:p text:style-name="P19">53</text:p>
      <text:p text:style-name="P19">A 146- to 65-million-year-old fossilized nautilus and a chambered nautilus living today</text:p>
      <text:p text:style-name="P19"/>
      <text:p text:style-name="P19">A 450-million-year-old horseshoe crab fossil. There is no difference between it and horseshoe crabs still alive today. This species has possessed exactly the same characteristics and attributes for the last half billion years or so. This clearly demonstrates that no evolution took place at the very time when Darwinists maintain that living things should have been evolving.</text:p>
      <text:p text:style-name="P19"/>
      <text:p text:style-name="P19">This 300-million-year-old fossilized cockroach has exactly the same features as cockroaches alive today. This "living fossil" definitively refutes Darwin's theory of evolution.</text:p>
      <text:p text:style-name="P19"/>
      <text:p text:style-name="P19">A 120-million-year-old fossilized bird feather</text:p>
      <text:p text:style-name="P19"/>
      <text:p text:style-name="P19">54</text:p>
      <text:p text:style-name="P19">A fossilized pine cone, some 20 million years old</text:p>
      <text:p text:style-name="P19"/>
      <text:p text:style-name="P19">Fossilized leaf of a plane tree (Macginitea), 55 million years old</text:p>
      <text:p text:style-name="P19"/>
      <text:p text:style-name="P19"><text:soft-page-break/></text:p>
      <text:p text:style-name="P19">Left: Pecopteris miltani, a </text:p>
      <text:p text:style-name="P19">plant that lived around 365 to -290 million years ago, identical to present-day specimens.</text:p>
      <text:p text:style-name="P19"/>
      <text:p text:style-name="P19"/>
      <text:p text:style-name="P19">A 35-million-year-old willow tree leaf</text:p>
      <text:p text:style-name="P19"/>
      <text:p text:style-name="P19">Left: A cowslip fossil, with a modern-day cowslip shown above</text:p>
      <text:p text:style-name="P19"/>
      <text:p text:style-name="P19">55</text:p>
      <text:p text:style-name="P19">A fossilized gingko leaf from 125 million years ago and its counterpart living today.</text:p>
      <text:p text:style-name="P19"/>
      <text:p text:style-name="P19">This three-dimensional birch tree leaf discovered in Montana dates back to the Palaeocene period (65 to 55 million years ago).</text:p>
      <text:p text:style-name="P19"/>
      <text:p text:style-name="P19">A fossilized maple leaf, dating back several million years, and present day maple tree leaves</text:p>
      <text:p text:style-name="P19"/>
      <text:p text:style-name="P19">56</text:p>
      <text:p text:style-name="P19">This fossil ray, dating back to the Mesozoic period (245 to 65 million years ago) possesses all the same features as ray living in the seas today. This creature, some 250 million years old, clearly shows that the claims regarding the process of evolution are entirely illusory.</text:p>
      <text:p text:style-name="P19"/>
      <text:p text:style-name="P19">A 400-million-year old fossilized starfish</text:p>
      <text:p text:style-name="P19"/>
      <text:p text:style-name="P19">A 25-million-year-old preying mantis, preserved in amber</text:p>
      <text:p text:style-name="P19"/>
      <text:p text:style-name="P19">63</text:p>
      <text:p text:style-name="P19">When chased by a lion or leopard, the fastest runners in a herd will survive. But those animals that do survive a predator's attacks will not give rise to a new species. In other words, the mechanism of natural selection cannot produce any new species or change the genes in an existing one.</text:p>
      <text:p text:style-name="P19"/>
      <text:p text:style-name="P19">65</text:p>
      <text:p text:style-name="P19">Since mutations take place at random, they almost always damage the organism in which they occur. Mutations can never endow a living thing with any new organ, ability, or characteristics. They merely lead to abnormalities, such as an extra leg emerging from the back. The kind of changes caused by mutations can be seen in those suffered by human beings at Hiroshima, Nagasaki or Chernobyl: deaths, deformities, and handicaps.</text:p>
      <text:p text:style-name="P19"/>
      <text:p text:style-name="P19">68</text:p>
      <text:p text:style-name="P19"><text:soft-page-break/>A National Geographic magazine article about the intellectual struggle against Darwinism</text:p>
      <text:p text:style-name="P19"/>
      <text:p text:style-name="P19"/>
      <text:p text:style-name="P19">69</text:p>
      <text:p text:style-name="P19">This report describes Harun Yahya as an "international hero."</text:p>
      <text:p text:style-name="P19"/>
      <text:p text:style-name="P19">71</text:p>
      <text:p text:style-name="P19">WHO IS HARUN YAHYA?</text:p>
      <text:p text:style-name="P19">Adnan Oktar, using the pen-name "Harun Yahya" devoted his life to explaining the existence and the unity of Allah and the magnificence of the morals of the Qur'an. He spent all his life serving for this purpose from his early ages. He has never given up against the difficulties he faced. The biography states that Oktar entered university in 1979 and has authored over 100 books since 1986 - a remarkable output indeed for a single person.</text:p>
      <text:p text:style-name="P19"/>
      <text:p text:style-name="P19">75</text:p>
      <text:p text:style-name="P19">Religious moral values bestow virtues such as love, affection, compassion and understanding. Darwinism, on the other hand, encourages irresponsibility and ruthlessness. Darwinist indoctrination leads to the formation of pitiless, selfish, self-directed individuals, far removed from feelings of sympathy for their fellow human beings.</text:p>
      <text:p text:style-name="P19"/>
      <text:p text:style-name="P19">78</text:p>
      <text:p text:style-name="P19">The cover story of Newsweek magazine's 12 February, 2001 issue discussed addiction and emphasized that it has become a major problem in many countries.</text:p>
      <text:p text:style-name="P19"/>
      <text:p text:style-name="P19">A Time magazine report entitled "Lost Generation" emphasized the moral degeneration among today's young people.</text:p>
      <text:p text:style-name="P19"/>
      <text:p text:style-name="P19">79</text:p>
      <text:p text:style-name="P19">Darwinist indoctrination lies behind the increasing moral degeneration and rising crime rate, particularly among the younger generation. It is inconsistent to constantly tell young people that conflict is supposedly a law of nature, they are a species of animal, that they are worthless and have no purpose, and then to wonder why they behave in unlawful ways. Moral degeneration can be halted only by putting an end to Darwinist indoctrination and communicating religious moral values.</text:p>
      <text:p text:style-name="P19"/>
      <text:p text:style-name="P19">80</text:p>
      <text:p text:style-name="P19">When the Darwinist falsehood that "Nature is a sphere of struggle and conflict" is taken seriously by societies, the result is suffering, blood and tears.</text:p>
      <text:p text:style-name="P19"/>
      <text:p text:style-name="P19">84</text:p>
      <text:p text:style-name="P19">Darwinism's influence on Hitler is evident from his book Mein Kampf </text:p>
      <text:p text:style-name="P19">["My Struggle"].</text:p>
      <text:p text:style-name="P19"><text:soft-page-break/></text:p>
      <text:p text:style-name="P19">86</text:p>
      <text:p text:style-name="P19">Scientists who had undergone Darwinist indoctrination set out imaginary criteria by measuring human skulls. They later used these measurements to describe certain people as supposedly "less advanced" and took that as an excuse to inflict unbelievable suffering on them.</text:p>
      <text:p text:style-name="P19"/>
      <text:p text:style-name="P19">93</text:p>
      <text:p text:style-name="P19">In the 19th century, Charles Darwin put forward the false claim that life was not created, but emerged by chance and that Man was merely the most highly developed mammal—and had emerged by chance from an imaginary ancestry shared with other animals. But <text:s/>most people of his day could not foresee the consequences this would have. In the 20th century, however, terrible suffering resulted from Darwin's claims. Those who regarded other human beings as merely advanced animals had no hesitation in eliminating others to advance themselves, eliminating the sick and handicapped, and trying to eradicate races they regarded as inferior. </text:p>
      <text:p text:style-name="P19"/>
      <text:p text:style-name="P19"/>
      <text:p text:style-name="P19">95</text:p>
      <text:p text:style-name="P19">10 August 2005, daily Türkiye, "Savagery in Berlin, 8 dead, including 5 children"</text:p>
      <text:p text:style-name="P19"/>
      <text:p text:style-name="P19">5 July 2005, daily Akşam, "Anti-Turkish Neo-Nazi Summit"</text:p>
      <text:p text:style-name="P19"/>
      <text:p text:style-name="P19">5 July 2005, daily Gözcü, "Skinhead nazis increasingly hostile to Turks: A disgusting campaign!"</text:p>
      <text:p text:style-name="P19"/>
      <text:p text:style-name="P19">24 October 2004, daily Milliyet, </text:p>
      <text:p text:style-name="P19">"Neo-Nazis spread violence"</text:p>
      <text:p text:style-name="P19"/>
      <text:p text:style-name="P19"/>
      <text:p text:style-name="P19">97</text:p>
      <text:p text:style-name="P19">The Origin of Species</text:p>
      <text:p text:style-name="P19"/>
      <text:p text:style-name="P19">99</text:p>
      <text:p text:style-name="P19"/>
      <text:p text:style-name="P19">Communist ideology, which caused so much bloodshed over the last century or so, was always closely linked to Darwinism. Even today, communists are among the main proponents of Darwinism. When one examines the most determined adherents of Darwinism in almost any nation, one inevitably sees Marxists at the forefront. That is because--as Karl Marx said--the theory of evolution represents the basis of communist ideology and provides significant, albeit false, "scientific" backing for communist atheism.</text:p>
      <text:p text:style-name="P19"/>
      <text:p text:style-name="P19">113</text:p>
      <text:p text:style-name="P19">25 June 2003, daily Cumhuriyet, "What Is Happening to the Youth of the World?"</text:p>
      <text:p text:style-name="P19"><text:soft-page-break/></text:p>
      <text:p text:style-name="P19"/>
      <text:p text:style-name="P19">17 April 2003, daily Cumhuriyet, "Young People Must Have Gone Mad"</text:p>
      <text:p text:style-name="P19"/>
      <text:p text:style-name="P19">126</text:p>
      <text:p text:style-name="P19">Increasing violence in schools is a serious problem in European countries as well as in America. Darwinist indoctrination plays a major role in the way young people are turning increasingly towards violence. Schools teach children that human beings are supposedly animals and that it is a "law of nature" to be selfish and aggressive. No wonder students are able to kill their classmates or teachers without batting an eye. </text:p>
      <text:p text:style-name="P19">If Western societies genuinely wish to end violence in schools, they must renounce Darwinist education.</text:p>
      <text:p text:style-name="P19"/>
      <text:p text:style-name="P19">1. A Time magazine report titled "Armed and Dangerous" emphasised the violence in American schools. <text:s/></text:p>
      <text:p text:style-name="P19">2. A <text:s/>Newsweek magazine report described violent acts committed in an Arkansas high school.</text:p>
      <text:p text:style-name="P19">3. A Newsweek magazine examined another school massacre. The two young people shown caused the deaths of 13 of their classmates.</text:p>
      <text:p text:style-name="P19"/>
      <text:p text:style-name="P19"/>
      <text:p text:style-name="P19">145</text:p>
      <text:p text:style-name="P19">His command when He desires a thing is just to say to it, 'Be!' and it is. </text:p>
      <text:p text:style-name="P19">(Surah Ya Sin: 82)</text:p>
      <text:p text:style-name="P19"/>
      <text:p text:style-name="P19"/>
      <text:p text:style-name="P19">146</text:p>
      <text:p text:style-name="P19">Darwin examined life using the primitive means available in the 19th century, for which reason he was unaware of the complexity of life and made the mistake of thinking that it could be the work of blind chance.</text:p>
      <text:p text:style-name="P19"/>
      <text:p text:style-name="P19">147</text:p>
      <text:p text:style-name="P19">Darwinism, the product of a primitive level of science, collapsed in the second half of the 20th century in the face of scientific advances and findings.</text:p>
      <text:p text:style-name="P19"/>
      <text:p text:style-name="P19"/>
      <text:p text:style-name="P19"/>
      <text:p text:style-name="P19"/>
      <text:p text:style-name="P19"/>
      <text:p text:style-name="P19"/>
      <text:p text:style-name="P19"/>
      <text:p text:style-name="P19"/>
      <text:p text:style-name="P26"/>
      <text:p text:style-name="P26"/>
      <text:p text:style-name="P26"/>
      <text:p text:style-name="P9"><text:soft-pag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Chicago" svg:font-family="Chicago" style:font-pitch="variable"/>
    <style:font-face style:name="Monaco" svg:font-family="Monaco" style:font-pitch="variable"/>
    <style:font-face style:name="New York" svg:font-family="'New York'" style:font-pitch="variable"/>
    <style:font-face style:name="PalatinoTürk" svg:font-family="PalatinoTürk" style:font-pitch="variable"/>
    <style:font-face style:name="TimesTürk" svg:font-family="TimesTür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New York" fo:font-family="'New York'" style:font-pitch="variable" fo:font-size="12pt" fo:language="en" fo:country="US" style:font-name-asian="Times New Roman" style:font-family-asian="'Times New Roman'" style:font-family-generic-asian="roman" style:font-pitch-asian="variable" style:font-size-asian="12pt" style:font-name-complex="New York" style:font-family-complex="'New York'"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NA_20_METIN" style:display-name="ANA METIN" style:family="paragraph" style:parent-style-name="Standard">
      <style:paragraph-properties fo:margin-left="0cm" fo:margin-right="0cm" fo:line-height="0.582cm" fo:text-align="justify" style:justify-single-word="false" fo:text-indent="0.801cm" style:auto-text-indent="false"/>
      <style:text-properties style:font-name="New York" fo:font-family="'New York'" style:font-pitch="variable" fo:font-size="10pt" style:font-size-asian="10pt" style:font-name-complex="New York" style:font-family-complex="'New York'" style:font-pitch-complex="variable"/>
    </style:style>
    <style:style style:name="ALINTI_2a_" style:display-name="ALINTI*" style:family="paragraph" style:parent-style-name="Standard">
      <style:paragraph-properties fo:margin-left="0.801cm" fo:margin-right="0cm" fo:margin-top="0.071cm" fo:margin-bottom="0.071cm" loext:contextual-spacing="false" fo:line-height="0.564cm" fo:text-align="justify" style:justify-single-word="false" fo:text-indent="0cm" style:auto-text-indent="false"/>
      <style:text-properties style:font-name="New York" fo:font-family="'New York'" style:font-pitch="variable" fo:font-size="10pt" style:font-size-asian="10pt" style:font-name-complex="New York" style:font-family-complex="'New York'" style:font-pitch-complex="variable"/>
    </style:style>
    <style:style style:name="AYET" style:family="paragraph" style:parent-style-name="Standard">
      <style:paragraph-properties fo:margin-left="0.801cm" fo:margin-right="0.199cm" fo:margin-top="0.071cm" fo:margin-bottom="0.071cm" loext:contextual-spacing="false" fo:line-height="0.564cm" fo:text-align="justify" style:justify-single-word="false" fo:text-indent="0cm" style:auto-text-indent="false"/>
      <style:text-properties style:font-name="New York" fo:font-family="'New York'" style:font-pitch="variable" fo:font-size="10pt" fo:font-weight="bold" style:font-size-asian="10pt" style:font-weight-asian="bold" style:font-name-complex="New York" style:font-family-complex="'New York'" style:font-pitch-complex="variable"/>
    </style:style>
    <style:style style:name="ARA_20_BASLIK" style:display-name="ARA BASLIK" style:family="paragraph" style:parent-style-name="Standard" style:next-style-name="ARA_20_BASLIK_20_ALT">
      <style:paragraph-properties fo:margin-top="0.101cm" fo:margin-bottom="0.199cm" loext:contextual-spacing="false" fo:line-height="0.635cm" fo:text-align="center" style:justify-single-word="false"/>
      <style:text-properties style:font-name="New York" fo:font-family="'New York'" style:font-pitch="variable" fo:font-size="13pt" fo:letter-spacing="0.018cm" style:font-size-asian="13pt" style:font-name-complex="New York" style:font-family-complex="'New York'" style:font-pitch-complex="variable"/>
    </style:style>
    <style:style style:name="ARA_20_BASLIK_20_ALT" style:display-name="ARA BASLIK ALT" style:family="paragraph" style:parent-style-name="Standard" style:next-style-name="ARA_20_BASLIK_20_UST">
      <style:paragraph-properties fo:margin-top="0cm" fo:margin-bottom="0.199cm" loext:contextual-spacing="false" fo:line-height="0.6cm" fo:text-align="center" style:justify-single-word="false"/>
      <style:text-properties style:font-name="New York" fo:font-family="'New York'" style:font-pitch="variable" fo:font-size="13pt" fo:letter-spacing="0.018cm" style:font-size-asian="13pt" style:font-name-complex="New York" style:font-family-complex="'New York'" style:font-pitch-complex="variable"/>
    </style:style>
    <style:style style:name="ARA_20_BASLIK_20_UST" style:display-name="ARA BASLIK UST" style:family="paragraph" style:parent-style-name="Standard" style:next-style-name="Standard">
      <style:paragraph-properties fo:margin-top="0.199cm" fo:margin-bottom="0cm" loext:contextual-spacing="false" fo:line-height="0.6cm" fo:text-align="center" style:justify-single-word="false"/>
      <style:text-properties style:font-name="New York" fo:font-family="'New York'" style:font-pitch="variable" fo:font-size="13pt" fo:letter-spacing="0.018cm" style:font-size-asian="13pt" style:font-name-complex="New York" style:font-family-complex="'New York'" style:font-pitch-complex="variable"/>
    </style:style>
    <style:style style:name="ALT_20_ARA_20_BASLIK" style:display-name="ALT ARA BASLIK" style:family="paragraph" style:parent-style-name="Standard">
      <style:paragraph-properties fo:margin-top="0.101cm" fo:margin-bottom="0.101cm" loext:contextual-spacing="false" fo:line-height="0.706cm" fo:text-align="center" style:justify-single-word="false"/>
      <style:text-properties style:font-name="New York" fo:font-family="'New York'" style:font-pitch="variable" fo:letter-spacing="0.018cm" style:text-underline-style="solid" style:text-underline-width="auto" style:text-underline-color="font-color" style:font-name-complex="New York" style:font-family-complex="'New York'" style:font-pitch-complex="variable"/>
    </style:style>
    <style:style style:name="kutu_20_anametin" style:display-name="kutu anametin" style:family="paragraph" style:parent-style-name="Standard">
      <style:paragraph-properties fo:margin-left="0cm" fo:margin-right="0cm" fo:line-height="0.529cm" fo:text-align="justify" style:justify-single-word="false" fo:text-indent="0.801cm" style:auto-text-indent="false"/>
      <style:text-properties fo:color="#ffffff" style:font-name="New York" fo:font-family="'New York'" style:font-pitch="variable" fo:font-size="9pt" style:font-size-asian="9pt" style:font-name-complex="New York" style:font-family-complex="'New York'" style:font-pitch-complex="variable"/>
    </style:style>
    <style:style style:name="kutu_20_arabaslik" style:display-name="kutu arabaslik" style:family="paragraph" style:parent-style-name="Standard">
      <style:paragraph-properties fo:margin-top="0cm" fo:margin-bottom="0.101cm" loext:contextual-spacing="false" fo:line-height="0.529cm" fo:text-align="center" style:justify-single-word="false"/>
      <style:text-properties fo:text-transform="uppercase" fo:color="#ffffff" style:font-name="New York" fo:font-family="'New York'" style:font-pitch="variable" fo:font-size="11pt" fo:letter-spacing="0.009cm" style:font-size-asian="11pt" style:font-name-complex="New York" style:font-family-complex="'New York'" style:font-pitch-complex="variable"/>
    </style:style>
    <style:style style:name="kutu_20_alinti" style:display-name="kutu alinti" style:family="paragraph" style:parent-style-name="Standard">
      <style:paragraph-properties fo:margin-left="0.801cm" fo:margin-right="0cm" fo:margin-top="0.03cm" fo:margin-bottom="0.03cm" loext:contextual-spacing="false" fo:line-height="0.529cm" fo:text-align="justify" style:justify-single-word="false" fo:text-indent="0cm" style:auto-text-indent="false"/>
      <style:text-properties fo:color="#ffffff" style:font-name="New York" fo:font-family="'New York'" style:font-pitch="variable" fo:font-size="9pt" style:font-size-asian="9pt" style:font-name-complex="New York" style:font-family-complex="'New York'" style:font-pitch-complex="variable"/>
    </style:style>
    <style:style style:name="Default_20_Paragraph_20_Font" style:display-name="Default Paragraph Font" style:family="text"/>
    <style:style style:name="Normal1" style:family="text">
      <style:text-properties style:font-name="TimesTürk" fo:font-family="TimesTürk" style:font-pitch="variable" fo:font-size="13pt" fo:font-style="italic" fo:font-weight="bold" style:font-size-asian="13pt" style:font-style-asian="italic" style:font-weight-asian="bold" style:font-name-complex="TimesTürk" style:font-family-complex="TimesTürk" style:font-pitch-complex="variable"/>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THE INTELLECTUAL STRUGGLE AGAINST DARWINISM</dc:title>
    <meta:initial-creator>ss</meta:initial-creator>
    <meta:creation-date>2007-04-22T16:30:00</meta:creation-date>
    <dc:date>2020-06-20T17:32:15.254465874</dc:date>
    <meta:editing-cycles>5</meta:editing-cycles>
    <meta:editing-duration>PT2M42S</meta:editing-duration>
    <meta:generator>LibreOffice/6.4.4.2$Linux_X86_64 LibreOffice_project/523b8e55cdb4890550c54dc0a0ee2ea29d34e811</meta:generator>
    <meta:keyword>THE INTELLECTUAL STRUGGLE AGAINST DARWINISM</meta:keyword>
    <dc:subject>THE INTELLECTUAL STRUGGLE AGAINST DARWINISM</dc:subject>
    <meta:document-statistic meta:table-count="0" meta:image-count="0" meta:object-count="0" meta:page-count="66" meta:paragraph-count="629" meta:word-count="28852" meta:character-count="178695" meta:non-whitespace-character-count="150161"/>
  </office:meta>
</office:document-meta>
</file>